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 (Predict).xml" manifest:media-type="text/xml"/>
  <manifest:file-entry manifest:full-path="Basic/Standard/ThisWorkbook.xml" manifest:media-type="text/xml"/>
  <manifest:file-entry manifest:full-path="Basic/Standard/Module1.xml" manifest:media-type="text/xml"/>
  <manifest:file-entry manifest:full-path="Basic/Standard/Sheet2 (Inventory)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3744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1.0535in"/>
    </style:style>
    <style:style style:name="co9" style:family="table-column">
      <style:table-column-properties fo:break-before="auto" style:column-width="1.28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665in"/>
    </style:style>
    <style:style style:name="co12" style:family="table-column">
      <style:table-column-properties fo:break-before="auto" style:column-width="0.8457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3571in"/>
    </style:style>
    <style:style style:name="co15" style:family="table-column">
      <style:table-column-properties fo:break-before="auto" style:column-width="1.4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3791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 table:tab-color="#fff200"/>
    </style:style>
    <style:style style:name="ta2" style:family="table" style:master-page-name="Default">
      <style:table-properties table:display="true" style:writing-mode="lr-tb" table:tab-color="#00b6bd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2">
      <style:table-cell-properties fo:background-color="#adc5e7" style:text-align-source="fix" style:repeat-content="false"/>
      <style:paragraph-properties fo:text-align="end" fo:margin-left="0in"/>
    </style:style>
    <style:style style:name="ce18" style:family="table-cell" style:parent-style-name="Default" style:data-style-name="N4">
      <style:map style:condition="cell-content()&gt;[$Predict.A$14]" style:apply-style-name="Danger" style:base-cell-address="Predict.A15"/>
      <style:map style:condition="cell-content()&lt;[$Predict.A$14]" style:apply-style-name="Good" style:base-cell-address="Predict.A15"/>
      <style:map style:condition="cell-content()=[$Predict.A$14]" style:apply-style-name="Bad" style:base-cell-address="Predict.A15"/>
    </style:style>
    <style:style style:name="ce21" style:family="table-cell" style:parent-style-name="Default" style:data-style-name="N132">
      <style:table-cell-properties style:glyph-orientation-vertical="0" fo:background-color="#adc5e7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add58a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0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" style:family="table-cell" style:parent-style-name="Default" style:data-style-name="N160">
      <style:table-cell-properties fo:background-color="#adc5e7"/>
    </style:style>
    <style:style style:name="ce35" style:family="table-cell" style:parent-style-name="Default">
      <style:table-cell-properties fo:background-color="#ffff00" style:cell-protect="none" style:print-content="true" fo:border="0.74pt solid #000000" style:vertical-align="middle"/>
      <style:text-properties style:text-underline-style="none"/>
    </style:style>
    <style:style style:name="ce28" style:family="table-cell" style:parent-style-name="Default" style:data-style-name="N1">
      <style:table-cell-properties fo:background-color="#adc5e7"/>
    </style:style>
    <style:style style:name="ce11" style:family="table-cell" style:parent-style-name="Default">
      <style:table-cell-properties fo:background-color="#ffff00" style:cell-protect="none" style:print-content="true"/>
    </style:style>
    <style:style style:name="ce30" style:family="table-cell" style:parent-style-name="Default">
      <style:table-cell-properties fo:background-color="#adc5e7"/>
    </style:style>
    <style:style style:name="ce3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" style:family="table-cell" style:parent-style-name="Default" style:data-style-name="N3">
      <style:map style:condition="cell-content()&gt;[$Predict.$B$10]" style:apply-style-name="Good" style:base-cell-address="Predict.B11"/>
      <style:map style:condition="cell-content()&lt;[$Predict.$B$10]" style:apply-style-name="Danger" style:base-cell-address="Predict.B11"/>
      <style:map style:condition="cell-content()=[$Predict.$B$10]" style:apply-style-name="Bad" style:base-cell-address="Predict.B11"/>
    </style:style>
    <style:style style:name="ce37" style:family="table-cell" style:parent-style-name="Default" style:data-style-name="N132">
      <style:table-cell-properties fo:background-color="#adc5e7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41">
      <style:table-cell-properties fo:background-color="#adc5e7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41">
      <style:table-cell-properties fo:background-color="#f7a19a" style:text-align-source="fix" style:repeat-content="false" style:vertical-align="middle"/>
      <style:paragraph-properties fo:text-align="center" fo:margin-left="0in"/>
      <style:map style:condition="cell-content()&gt;=[$Predict.$C$3]" style:apply-style-name="Good" style:base-cell-address="Predict.C4"/>
      <style:map style:condition="cell-content()&lt;[$Predict.$C$3]" style:apply-style-name="Danger" style:base-cell-address="Predict.C4"/>
    </style:style>
    <style:style style:name="ce4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7" style:family="table-cell" style:parent-style-name="Default" style:data-style-name="N1">
      <style:table-cell-properties fo:background-color="#adc5e7" style:text-align-source="fix" style:repeat-content="false"/>
      <style:paragraph-properties fo:text-align="end" fo:margin-left="0in"/>
    </style:style>
    <style:style style:name="ce52" style:family="table-cell" style:parent-style-name="Default" style:data-style-name="N3">
      <style:map style:condition="cell-content()&gt;[$Predict.C$14]" style:apply-style-name="Danger" style:base-cell-address="Predict.C15"/>
      <style:map style:condition="cell-content()&lt;[$Predict.C$14]" style:apply-style-name="Good" style:base-cell-address="Predict.C15"/>
      <style:map style:condition="cell-content()=[$Predict.C$14]" style:apply-style-name="Bad" style:base-cell-address="Predict.C15"/>
    </style:style>
    <style:style style:name="ce45" style:family="table-cell" style:parent-style-name="Default" style:data-style-name="N151"/>
    <style:style style:name="ce46" style:family="table-cell" style:parent-style-name="Default" style:data-style-name="N150"/>
    <style:style style:name="ce22" style:family="table-cell" style:parent-style-name="Default" style:data-style-name="N148"/>
    <style:style style:name="ce60" style:family="table-cell" style:parent-style-name="Default" style:data-style-name="N1">
      <style:table-cell-properties fo:border-bottom="none" fo:background-color="transparent" fo:border-left="0.74pt solid #000000" fo:border-right="none" fo:border-top="0.74pt solid #000000"/>
    </style:style>
    <style:style style:name="ce61" style:family="table-cell" style:parent-style-name="Default">
      <style:table-cell-properties fo:border-bottom="none" fo:border-left="0.74pt solid #000000" fo:border-right="none" fo:border-top="none" style:vertical-align="bottom"/>
    </style:style>
    <style:style style:name="ce6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0" style:family="table-cell" style:parent-style-name="Default" style:data-style-name="N1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fo:border-left="0.74pt solid #000000" fo:border-right="none" fo:border-top="0.74pt solid #000000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5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Danger" style:base-cell-address="Predict.F2"/>
    </style:style>
    <style:style style:name="ce67" style:family="table-cell" style:parent-style-name="Default">
      <style:table-cell-properties fo:border-bottom="none" fo:border-left="none" fo:border-right="0.74pt solid #000000" fo:border-top="none" style:vertical-align="bottom"/>
    </style:style>
    <style:style style:name="ce6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 style:data-style-name="N0"/>
    <style:style style:name="ce24" style:family="table-cell" style:parent-style-name="Default" style:data-style-name="N152"/>
    <style:style style:name="ce25" style:family="table-cell" style:parent-style-name="Default" style:data-style-name="N143"/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32">
      <style:table-cell-properties fo:background-color="#fff200" style:cell-protect="none" style:print-content="true" style:text-align-source="fix" style:repeat-content="false"/>
      <style:paragraph-properties fo:text-align="start" fo:margin-left="0in"/>
      <style:text-properties style:font-name="Ubuntu"/>
    </style:style>
    <style:style style:name="ce78" style:family="table-cell" style:parent-style-name="Default">
      <style:table-cell-properties fo:background-color="#fff200" style:cell-protect="none" style:print-content="true"/>
    </style:style>
    <style:style style:name="ce79" style:family="table-cell" style:parent-style-name="Default" style:data-style-name="N160"/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"/>
    <style:style style:name="ce6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4">
      <style:map style:condition="cell-content()&lt;0" style:apply-style-name="Danger" style:base-cell-address="Inventory.F1"/>
    </style:style>
    <style:style style:name="ce82" style:family="table-cell" style:parent-style-name="Default" style:data-style-name="N137">
      <style:table-cell-properties fo:background-color="#adc5e7" style:text-align-source="fix" style:repeat-content="false" fo:border="2.35pt double #000000" style:border-line-width="0.0102in 0.0016in 0.0209in" style:vertical-align="middle"/>
      <style:paragraph-properties fo:text-align="center"/>
    </style:style>
    <style:style style:name="ce83" style:family="table-cell" style:parent-style-name="Default" style:data-style-name="N165"/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ackground-color="#ffff00" style:cell-protect="none" style:print-content="true"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  <style:map style:condition="cell-content()=&quot;Shortage&quot;" style:apply-style-name="Danger" style:base-cell-address="Inventory.F7"/>
      <style:map style:condition="cell-content()=&quot;Remaining&quot;" style:apply-style-name="Good" style:base-cell-address="Inventory.F7"/>
    </style:style>
    <style:style style:name="ce90" style:family="table-cell" style:parent-style-name="Default" style:data-style-name="N160">
      <style:table-cell-properties style:text-align-source="fix" style:repeat-content="false" style:vertical-align="middle"/>
      <style:paragraph-properties fo:text-align="end" fo:margin-left="0in"/>
    </style:style>
    <style:style style:name="ce99" style:family="table-cell" style:parent-style-name="Default" style:data-style-name="N157">
      <style:table-cell-properties style:vertical-align="middle"/>
    </style:style>
    <style:style style:name="ce92" style:family="table-cell" style:parent-style-name="Default">
      <style:map style:condition="cell-content()&lt;0" style:apply-style-name="Danger" style:base-cell-address="Inventory.F1"/>
    </style:style>
    <style:style style:name="ce101" style:family="table-cell" style:parent-style-name="Default" style:data-style-name="N137"/>
    <style:style style:name="ce94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cell-protect="none" style:print-content="true"/>
    </style:style>
    <style:style style:name="gr1" style:family="graphic" style:parent-style-name="Default">
      <style:graphic-properties fo:background-color="#faa61a" loext:decorative="false"/>
      <style:text-properties fo:font-family="'Noto Sans Gothic'" style:font-style-name="Bold" style:font-family-generic="swiss" fo:font-size="10pt" fo:font-weight="bold"/>
    </style:style>
    <style:style style:name="gr2" style:family="graphic" style:parent-style-name="Default">
      <style:graphic-properties draw:symbol-color="#fff450" fo:background-color="#009598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  <style:text-properties fo:font-family="'Noto Sans Gothic'" style:font-style-name="Bold" style:font-family-generic="swiss" fo:font-size="10pt" fo:font-weight="bold"/>
    </style:style>
    <style:style style:name="P2" style:family="paragraph"/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redict" table:style-name="ta1" table:protected="true" table:print-ranges="Predict.A1:Predict.F15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20" form:control-implementation="ooo:com.sun.star.form.component.SpinButton" xml:id="control1" form:id="control1" form:printable="false" form:orientation="vertical" form:value="20" form:linked-cell="Predict.B6" form:step-size="20" form:delay-for-repeat="PT0.050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1 Pack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  <form:button form:name="Push Button 1" form:control-implementation="ooo:com.sun.star.form.component.CommandButton" xml:id="control2" form:id="control2" form:label="Enter Data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mike/Projects/Programming/BashScript/CigeRegiC/NicReg.ods/content.xml"/>
              </form:properties>
              <office:event-listeners>
                <script:event-listener script:language="ooo:script" script:event-name="dom:mouseup" xlink:href="vnd.sun.star.script:Standard.Module1.Update?language=Basic&amp;location=document" xlink:type="simple"/>
              </office:event-listeners>
            </form:button>
            <form:value-range form:name="Spin Button 1" form:control-implementation="ooo:com.sun.star.form.component.SpinButton" xml:id="control3" form:id="control3" form:printable="false" form:orientation="vertical" form:value="1" form:linked-cell="Predict.B6" form:delay-for-repeat="PT0.048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Single Cig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</form:form>
        </office:forms>
        <table:shapes>
          <draw:control draw:z-index="0" draw:style-name="gr1" draw:text-style-name="P1" svg:width="1.0547in" svg:height="0.3685in" svg:x="4.4728in" svg:y="2.6949in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Now</text:p>
          </table:table-cell>
          <table:table-cell table:style-name="ce21" table:formula="of:=NOW()" office:value-type="date" office:date-value="2026-01-10T03:23:40.26753" calcext:value-type="date">
            <text:p>20260110T0323</text:p>
          </table:table-cell>
          <table:table-cell table:style-name="ce34" table:formula="of:=[.$B$1]" office:value-type="date" office:date-value="2026-01-10T03:23:40.26753" calcext:value-type="date" table:number-columns-spanned="2" table:number-rows-spanned="1">
            <text:p>Sat 01/10/2026 03:23</text:p>
          </table:table-cell>
          <table:covered-table-cell table:style-name="ce45"/>
          <table:table-cell table:style-name="ce22"/>
          <table:table-cell table:number-columns-repeated="251"/>
        </table:table-row>
        <table:table-row table:style-name="ro2">
          <table:table-cell table:style-name="ce5" office:value-type="string" calcext:value-type="string">
            <text:p><text:s text:c="5"/>Format</text:p>
          </table:table-cell>
          <table:table-cell table:style-name="ce20" office:value-type="string" calcext:value-type="string">
            <text:p>yyyymmddThhmm</text:p>
          </table:table-cell>
          <table:table-cell table:number-columns-repeated="2"/>
          <table:table-cell table:style-name="ce60" table:formula="of:=[$Inventory.F5]" office:value-type="float" office:value="170" calcext:value-type="float">
            <text:p>170</text:p>
          </table:table-cell>
          <table:table-cell table:style-name="ce65" office:value-type="string" calcext:value-type="string">
            <text:p>Cigs @Target</text:p>
          </table:table-cell>
          <table:table-cell table:number-columns-repeated="250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31" office:value-type="string" calcext:value-type="string">
            <text:p>20260309T1200</text:p>
          </table:table-cell>
          <table:table-cell table:style-name="ce34" table:formula="of:=DATE(LEFT([.$B$3];4);MID([.$B$3];5;2);MID([.$B$3];7;2))+TIME(MID([.$B$3];10;2);RIGHT([.$B$3];2);0)" office:value-type="date" office:date-value="2026-03-09T12:00:00" calcext:value-type="date" table:number-columns-spanned="2" table:number-rows-spanned="1">
            <text:p>Mon 03/09/2026 12:00</text:p>
          </table:table-cell>
          <table:covered-table-cell table:style-name="ce46"/>
          <table:table-cell table:style-name="ce61" table:formula="of:=FLOOR([.$E$2]/200 )" office:value-type="float" office:value="0" calcext:value-type="float">
            <text:p>0</text:p>
          </table:table-cell>
          <table:table-cell table:style-name="ce67" office:value-type="string" calcext:value-type="string">
            <text:p><text:s/>cartons</text:p>
          </table:table-cell>
          <table:table-cell table:style-name="ce23" table:number-columns-repeated="3"/>
          <table:table-cell table:style-name="ce22"/>
          <table:table-cell table:style-name="ce24"/>
          <table:table-cell table:style-name="ce25"/>
          <table:table-cell table:number-columns-repeated="244"/>
        </table:table-row>
        <table:table-row table:style-name="ro2">
          <table:table-cell table:style-name="ce10" office:value-type="string" calcext:value-type="string">
            <text:p>Last cig</text:p>
          </table:table-cell>
          <table:table-cell table:style-name="ce21" table:formula="of:=[.$C$4]" office:value-type="date" office:date-value="2026-03-14T07:55:47.34657" calcext:value-type="date">
            <text:p>20260314T0755</text:p>
          </table:table-cell>
          <table:table-cell table:style-name="ce40" table:formula="of:=[Inventory.$F$2]" office:value-type="date" office:date-value="2026-03-14T07:55:47.34657" calcext:value-type="date" table:number-columns-spanned="2" table:number-rows-spanned="1">
            <text:p>Sat 03/14/2026 07:55</text:p>
          </table:table-cell>
          <table:covered-table-cell/>
          <table:table-cell table:style-name="ce62" table:formula="of:=FLOOR(([.$E$2]-([.$E$3]*200))/20)" office:value-type="float" office:value="8" calcext:value-type="float">
            <text:p>8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table:style-name="ce44" office:value-type="string" calcext:value-type="string">
            <text:p>Time Remaining</text:p>
          </table:table-cell>
          <table:table-cell table:style-name="ce26" table:formula="of:=[.$C$3]-[.$B$1]" office:value-type="float" office:value="58.3585617184028" calcext:value-type="float">
            <text:p>58.4</text:p>
            <draw:control table:end-cell-address="Predict.B7" table:end-x="0.3315in" table:end-y="0.1071in" draw:z-index="1" draw:style-name="gr2" draw:text-style-name="P2" svg:width="0.2693in" svg:height="0.6165in" svg:x="0.0622in" svg:y="0.0614in" draw:control="control1"/>
            <draw:control table:end-cell-address="Predict.B7" table:end-x="0.6614in" table:end-y="0.0157in" draw:z-index="2" draw:style-name="gr2" draw:text-style-name="P2" svg:width="0.2634in" svg:height="0.413in" svg:x="0.398in" svg:y="0.1736in" draw:control="control3"/>
          </table:table-cell>
          <table:table-cell office:value-type="string" calcext:value-type="string">
            <text:p><text:s/>days remaining</text:p>
          </table:table-cell>
          <table:table-cell/>
          <table:table-cell table:style-name="ce80" table:formula="of:=MOD([.$E$2]; 20)" office:value-type="float" office:value="10" calcext:value-type="float">
            <text:p>10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3">
          <table:table-cell table:style-name="ce2" office:value-type="string" calcext:value-type="string">
            <text:p>Inventory</text:p>
          </table:table-cell>
          <table:table-cell table:style-name="ce35" office:value-type="float" office:value="2160" calcext:value-type="float">
            <text:p>2160</text:p>
          </table:table-cell>
          <table:table-cell table:style-name="ce2" office:value-type="string" calcext:value-type="string">
            <text:p><text:s/>cigs remaining</text:p>
          </table:table-cell>
          <table:table-cell/>
          <table:table-cell table:style-name="ce64" table:formula="of:=[.$B$6]" office:value-type="float" office:value="2160" calcext:value-type="float">
            <text:p>2160</text:p>
          </table:table-cell>
          <table:table-cell table:style-name="ce65" office:value-type="string" calcext:value-type="string">
            <text:p>Cigs @Now</text:p>
          </table:table-cell>
          <table:table-cell table:number-columns-repeated="250"/>
        </table:table-row>
        <table:table-row table:style-name="ro1">
          <table:table-cell table:style-name="ce10" office:value-type="string" calcext:value-type="string">
            <text:p>Interval</text:p>
          </table:table-cell>
          <table:table-cell table:style-name="ce28" table:formula="of:=ROUND([.$B$5]/([.$B$6]-[Inventory.$F$5])*24*60;0)" office:value-type="float" office:value="42" calcext:value-type="float">
            <text:p>42</text:p>
          </table:table-cell>
          <table:table-cell office:value-type="string" calcext:value-type="string">
            <text:p><text:s/>minutes between cigs without sleep</text:p>
          </table:table-cell>
          <table:table-cell/>
          <table:table-cell table:style-name="ce61" table:formula="of:=FLOOR([.$B$6]/200 )" office:value-type="float" office:value="10" calcext:value-type="float">
            <text:p>10</text:p>
          </table:table-cell>
          <table:table-cell table:style-name="ce67" office:value-type="string" calcext:value-type="string">
            <text:p><text:s/>carton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leep/Day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<text:s/>hours sleep per day</text:p>
          </table:table-cell>
          <table:table-cell/>
          <table:table-cell table:style-name="ce62" table:formula="of:=FLOOR(([.$B$6]-([.$E$7]*200))/20)" office:value-type="float" office:value="8" calcext:value-type="float">
            <text:p>8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tal Sleep</text:p>
          </table:table-cell>
          <table:table-cell table:style-name="ce30" table:formula="of:=ROUND(([.$B$8]*ROUND([.$B$5];0));0)" office:value-type="float" office:value="348" calcext:value-type="float">
            <text:p>348</text:p>
          </table:table-cell>
          <table:table-cell office:value-type="string" calcext:value-type="string">
            <text:p><text:s/>hours sleep remaining</text:p>
          </table:table-cell>
          <table:table-cell/>
          <table:table-cell table:style-name="ce63" table:formula="of:=MOD([.$B$6]; 20)" office:value-type="float" office:value="0" calcext:value-type="float">
            <text:p>0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4">
          <table:table-cell table:style-name="ce3" office:value-type="string" calcext:value-type="string">
            <text:p>Minimum Interval </text:p>
          </table:table-cell>
          <table:table-cell table:style-name="ce39" table:formula="of:=ROUND(([.$B$5]*24-[.$B$9])*60/([.$B$6]-[Inventory.$F$5]);0)" office:value-type="float" office:value="32" calcext:value-type="float">
            <text:p>32</text:p>
          </table:table-cell>
          <table:table-cell table:style-name="ce49" office:value-type="string" calcext:value-type="string">
            <text:p><text:s/>minutes between cigs</text:p>
          </table:table-cell>
          <table:table-cell table:style-name="ce39"/>
          <table:table-cell table:number-columns-repeated="252"/>
        </table:table-row>
        <table:table-row table:style-name="ro2">
          <table:table-cell/>
          <table:table-cell table:style-name="ce41" table:formula="of:=[$Inventory.$E$202]" office:value-type="float" office:value="41.9748150988692" calcext:value-type="float">
            <text:p>42</text:p>
          </table:table-cell>
          <table:table-cell table:number-columns-repeated="254"/>
        </table:table-row>
        <table:table-row table:style-name="ro1">
          <table:table-cell table:style-name="ce4" office:value-type="string" calcext:value-type="string">
            <text:p>Next Cig after </text:p>
          </table:table-cell>
          <table:table-cell table:style-name="ce37" table:formula="of:=[.$B$1]+([.$B$10]/60/24)" office:value-type="date" office:date-value="2026-01-10T03:55:40.26753" calcext:value-type="date">
            <text:p>20260110T0355</text:p>
          </table:table-cell>
          <table:table-cell table:style-name="ce34" table:formula="of:=[.B12]" office:value-type="date" office:date-value="2026-01-10T03:55:40.26753" calcext:value-type="date" table:number-columns-spanned="2" table:number-rows-spanned="1">
            <text:p>Sat 01/10/2026 03:55</text:p>
          </table:table-cell>
          <table:covered-table-cell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6" table:formula="of:=(([.$B$6]-[Inventory.$F$5])/20)/[.$B$5]" office:value-type="float" office:value="1.70497690604708" calcext:value-type="float">
            <text:p>1.70</text:p>
          </table:table-cell>
          <table:table-cell table:style-name="ce10" office:value-type="string" calcext:value-type="string">
            <text:p><text:s/>Packs / Day <text:s/>or</text:p>
          </table:table-cell>
          <table:table-cell table:style-name="ce47" table:formula="of:=[.$A$14]*20" office:value-type="float" office:value="34.0995381209416" calcext:value-type="float">
            <text:p>34</text:p>
          </table:table-cell>
          <table:table-cell office:value-type="string" calcext:value-type="string">
            <text:p><text:s/>Cigs / Day</text:p>
          </table:table-cell>
          <table:table-cell table:number-columns-repeated="252"/>
        </table:table-row>
        <table:table-row table:style-name="ro2">
          <table:table-cell table:style-name="ce18" table:formula="of:=-[Inventory.$D$203]/20" office:value-type="float" office:value="1.7048248398818" calcext:value-type="float">
            <text:p>1.70</text:p>
          </table:table-cell>
          <table:table-cell/>
          <table:table-cell table:style-name="ce52" table:formula="of:=-[Inventory.$D$203]" office:value-type="float" office:value="34.096496797636" calcext:value-type="float">
            <text:p>34</text:p>
          </table:table-cell>
          <table:table-cell table:number-columns-repeated="253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Predict.C4:Predict.C4">
            <calcext:condition calcext:apply-style-name="Good" calcext:value="&gt;=[$Predict.$C$3]" calcext:base-cell-address="Predict.C4"/>
            <calcext:condition calcext:apply-style-name="Danger" calcext:value="&lt;[$Predict.$C$3]" calcext:base-cell-address="Predict.C4"/>
          </calcext:conditional-format>
          <calcext:conditional-format calcext:target-range-address="Predict.A15:Predict.A15">
            <calcext:condition calcext:apply-style-name="Danger" calcext:value="&gt;[$Predict.A$14]" calcext:base-cell-address="Predict.A15"/>
            <calcext:condition calcext:apply-style-name="Good" calcext:value="&lt;[$Predict.A$14]" calcext:base-cell-address="Predict.A15"/>
            <calcext:condition calcext:apply-style-name="Bad" calcext:value="=[$Predict.A$14]" calcext:base-cell-address="Predict.A15"/>
          </calcext:conditional-format>
          <calcext:conditional-format calcext:target-range-address="Predict.C15:Predict.C15">
            <calcext:condition calcext:apply-style-name="Danger" calcext:value="&gt;[$Predict.C$14]" calcext:base-cell-address="Predict.C15"/>
            <calcext:condition calcext:apply-style-name="Good" calcext:value="&lt;[$Predict.C$14]" calcext:base-cell-address="Predict.C15"/>
            <calcext:condition calcext:apply-style-name="Bad" calcext:value="=[$Predict.C$14]" calcext:base-cell-address="Predict.C15"/>
          </calcext:conditional-format>
          <calcext:conditional-format calcext:target-range-address="Predict.B11:Predict.B11">
            <calcext:condition calcext:apply-style-name="Good" calcext:value="&gt;[$Predict.$B$10]" calcext:base-cell-address="Predict.B11"/>
            <calcext:condition calcext:apply-style-name="Danger" calcext:value="&lt;[$Predict.$B$10]" calcext:base-cell-address="Predict.B11"/>
            <calcext:condition calcext:apply-style-name="Bad" calcext:value="=[$Predict.$B$10]" calcext:base-cell-address="Predict.B11"/>
          </calcext:conditional-format>
          <calcext:conditional-format calcext:target-range-address="Predict.F2:Predict.F2 Predict.F6:Predict.F6">
            <calcext:condition calcext:apply-style-name="Danger" calcext:value="&lt;0" calcext:base-cell-address="Predict.F2"/>
          </calcext:conditional-format>
          <calcext:conditional-format calcext:target-range-address="Predict.F2:Predict.F2 Predict.F6:Predict.F6">
            <calcext:condition calcext:apply-style-name="Good" calcext:value="&gt;=0" calcext:base-cell-address="Predict.F2"/>
          </calcext:conditional-format>
        </calcext:conditional-formats>
        <calcext:sparkline-groups>
          <calcext:sparkline-group calcext:id="{6F1D7DA6-313F-4556-8117-CEF64DE40690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Predict.A1" calcext:data-range=""/>
            </calcext:sparklines>
          </calcext:sparkline-group>
        </calcext:sparkline-groups>
      </table:table>
      <table:table table:name="Inventory" table:style-name="ta2" table:protected="true">
        <loext:table-protection loext:select-unprotected-cells="true"/>
        <office:forms form:automatic-focus="false" form:apply-design-mode="false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75" office:value-type="string" calcext:value-type="string">
            <text:p>DATE/TIME</text:p>
          </table:table-cell>
          <table:table-cell table:style-name="ce75" office:value-type="string" calcext:value-type="string">
            <text:p>CIGS_INV</text:p>
          </table:table-cell>
          <table:table-cell table:style-name="ce75" office:value-type="string" calcext:value-type="string">
            <text:p>HOURS</text:p>
          </table:table-cell>
          <table:table-cell table:style-name="ce75" office:value-type="string" calcext:value-type="string">
            <text:p>cigs/day</text:p>
          </table:table-cell>
          <table:table-cell table:style-name="ce75" office:value-type="string" calcext:value-type="string">
            <text:p>cig interval</text:p>
          </table:table-cell>
          <table:table-cell table:style-name="ce74" table:formula="of:=[.$F$9]+([.$F$8]*(SLOPE([.$B$2:.$B$200]/20;[.$A$2:.$A$200])))" office:value-type="float" office:value="8.50865076873808" calcext:value-type="float">
            <text:p>8.51</text:p>
          </table:table-cell>
          <table:table-cell table:style-name="ce92" office:value-type="string" calcext:value-type="string">
            <text:p><text:a xlink:href="mailto:Packs@Target" xlink:type="simple">Packs@Target</text:a></text:p>
          </table:table-cell>
        </table:table-row>
        <table:table-row table:style-name="ro1">
          <table:table-cell table:style-name="ce77" office:value-type="date" office:date-value="2025-10-05T05:34:44.7432" calcext:value-type="date">
            <text:p>20251005T0534</text:p>
          </table:table-cell>
          <table:table-cell table:style-name="ce78" office:value-type="float" office:value="5460" calcext:value-type="float">
            <text:p>5460</text:p>
          </table:table-cell>
          <table:table-cell table:style-name="ce79"/>
          <table:table-cell table:number-columns-repeated="2"/>
          <table:table-cell table:style-name="ce82" table:formula="of:=FORECAST(0;[.$A$2:.$A$200];[.$B$2:.$B$200])+[.$G$10]-FORECAST([.$G$11];[.$A$2:.$A$200];[.$B$2:.$B$200])" office:value-type="date" office:date-value="2026-03-14T07:55:47.34657" calcext:value-type="date" table:number-columns-spanned="2" table:number-rows-spanned="1">
            <text:p>2026-03-14 07:55</text:p>
          </table:table-cell>
          <table:covered-table-cell/>
        </table:table-row>
        <table:table-row table:style-name="ro1">
          <table:table-cell table:style-name="ce77" office:value-type="date" office:date-value="2025-10-06T00:10:04.88419" calcext:value-type="date">
            <text:p>20251006T0010</text:p>
          </table:table-cell>
          <table:table-cell table:style-name="ce78" office:value-type="float" office:value="5440" calcext:value-type="float">
            <text:p>5440</text:p>
          </table:table-cell>
          <table:table-cell table:style-name="ce79" table:formula="of:=IF(ISBLANK([.$A3]);&quot;&quot;;([.$A3]-[.$A2])*24)" office:value-type="float" office:value="18.5889280526897" calcext:value-type="float">
            <text:p>18.6</text:p>
          </table:table-cell>
          <table:table-cell table:style-name="ce81" table:formula="of:=IF(ISBLANK([.$A3]);&quot;&quot;;([.$B3]-[.$B2])/([.$A3]-[.$A2]))" office:value-type="float" office:value="-25.8218224654728" calcext:value-type="float">
            <text:p>-26</text:p>
          </table:table-cell>
          <table:table-cell table:style-name="ce81" table:formula="of:=IF(ISBLANK([.A3]);&quot;&quot;;-([.$A3]-[.$A2])*24*60/([.$B3]-[.$B2]))" office:value-type="float" office:value="55.7667841580692" calcext:value-type="float">
            <text:p>56</text:p>
          </table:table-cell>
          <table:table-cell table:style-name="ce83" table:formula="of:=FLOOR([.$F$1]*20)" office:value-type="float" office:value="170" calcext:value-type="float">
            <text:p>170</text:p>
          </table:table-cell>
          <table:table-cell office:value-type="string" calcext:value-type="string">
            <text:p><text:s/>cigs</text:p>
          </table:table-cell>
        </table:table-row>
        <table:table-row table:style-name="ro1">
          <table:table-cell table:style-name="ce77" office:value-type="date" office:date-value="2025-10-06T08:56:23.55405" calcext:value-type="date">
            <text:p>20251006T0856</text:p>
          </table:table-cell>
          <table:table-cell table:style-name="ce78" office:value-type="float" office:value="5420" calcext:value-type="float">
            <text:p>5420</text:p>
          </table:table-cell>
          <table:table-cell table:style-name="ce79" table:formula="of:=IF(ISBLANK([.$A4]);&quot;&quot;;([.$A4]-[.$A3])*24)" office:value-type="float" office:value="8.77185273886417" calcext:value-type="float">
            <text:p>8.8</text:p>
          </table:table-cell>
          <table:table-cell table:style-name="ce81" table:formula="of:=IF(ISBLANK([.$A4]);&quot;&quot;;([.$B4]-[.$B3])/([.$A4]-[.$A3]))" office:value-type="float" office:value="-54.720480870972" calcext:value-type="float">
            <text:p>-55</text:p>
          </table:table-cell>
          <table:table-cell table:style-name="ce81" table:formula="of:=IF(ISBLANK([.A4]);&quot;&quot;;-([.$A4]-[.$A3])*24*60/([.$B4]-[.$B3]))" office:value-type="float" office:value="26.3155582165925" calcext:value-type="float">
            <text:p>26</text:p>
          </table:table-cell>
          <table:table-cell table:style-name="ce87" office:value-type="string" calcext:value-type="string" table:number-columns-spanned="2" table:number-rows-spanned="1">
            <text:p>Target</text:p>
          </table:table-cell>
          <table:covered-table-cell/>
        </table:table-row>
        <table:table-row table:style-name="ro1">
          <table:table-cell table:style-name="ce77" office:value-type="date" office:date-value="2025-10-06T18:33:34.3445" calcext:value-type="date">
            <text:p>20251006T1833</text:p>
          </table:table-cell>
          <table:table-cell table:style-name="ce78" office:value-type="float" office:value="5400" calcext:value-type="float">
            <text:p>5400</text:p>
          </table:table-cell>
          <table:table-cell table:style-name="ce79" table:formula="of:=IF(ISBLANK([.$A5]);&quot;&quot;;([.$A5]-[.$A4])*24)" office:value-type="float" office:value="9.61966401385139" calcext:value-type="float">
            <text:p>9.6</text:p>
          </table:table-cell>
          <table:table-cell table:style-name="ce81" table:formula="of:=IF(ISBLANK([.$A5]);&quot;&quot;;([.$B5]-[.$B4])/([.$A5]-[.$A4]))" office:value-type="float" office:value="-49.8977926161294" calcext:value-type="float">
            <text:p>-50</text:p>
          </table:table-cell>
          <table:table-cell table:style-name="ce81" table:formula="of:=IF(ISBLANK([.A5]);&quot;&quot;;-([.$A5]-[.$A4])*24*60/([.$B5]-[.$B4]))" office:value-type="float" office:value="28.8589920415542" calcext:value-type="float">
            <text:p>29</text:p>
          </table:table-cell>
          <table:table-cell table:style-name="ce115" table:formula="of:=IF([.$F$3]&lt;1;0;[.$F$3])" office:value-type="float" office:value="170" calcext:value-type="float">
            <text:p>170</text:p>
          </table:table-cell>
          <table:table-cell table:style-name="ce101" table:formula="of:=[$Predict.$C$3]" office:value-type="date" office:date-value="2026-03-09T12:00:00" calcext:value-type="date">
            <text:p>2026-03-09 12:00</text:p>
          </table:table-cell>
        </table:table-row>
        <table:table-row table:style-name="ro5">
          <table:table-cell table:style-name="ce77" office:value-type="date" office:date-value="2025-10-07T03:32:02.99167" calcext:value-type="date">
            <text:p>20251007T0332</text:p>
          </table:table-cell>
          <table:table-cell table:style-name="ce78" office:value-type="float" office:value="5380" calcext:value-type="float">
            <text:p>5380</text:p>
          </table:table-cell>
          <table:table-cell table:style-name="ce79" table:formula="of:=IF(ISBLANK([.$A6]);&quot;&quot;;([.$A6]-[.$A5])*24)" office:value-type="float" office:value="8.97462421387889" calcext:value-type="float">
            <text:p>9.0</text:p>
          </table:table-cell>
          <table:table-cell table:style-name="ce81" table:formula="of:=IF(ISBLANK([.$A6]);&quot;&quot;;([.$B6]-[.$B5])/([.$A6]-[.$A5]))" office:value-type="float" office:value="-53.4841335481991" calcext:value-type="float">
            <text:p>-53</text:p>
          </table:table-cell>
          <table:table-cell table:style-name="ce81" table:formula="of:=IF(ISBLANK([.A6]);&quot;&quot;;-([.$A6]-[.$A5])*24*60/([.$B6]-[.$B5]))" office:value-type="float" office:value="26.9238726416367" calcext:value-type="float">
            <text:p>27</text:p>
          </table:table-cell>
          <table:table-cell table:style-name="ce89"/>
          <table:table-cell table:style-name="ce94"/>
        </table:table-row>
        <table:table-row table:style-name="ro5">
          <table:table-cell table:style-name="ce77" office:value-type="date" office:date-value="2025-10-07T23:56:56.95751" calcext:value-type="date">
            <text:p>20251007T2356</text:p>
          </table:table-cell>
          <table:table-cell table:style-name="ce78" office:value-type="float" office:value="5357" calcext:value-type="float">
            <text:p>5357</text:p>
          </table:table-cell>
          <table:table-cell table:style-name="ce79" table:formula="of:=IF(ISBLANK([.$A7]);&quot;&quot;;([.$A7]-[.$A6])*24)" office:value-type="float" office:value="20.4149905113153" calcext:value-type="float">
            <text:p>20.4</text:p>
          </table:table-cell>
          <table:table-cell table:style-name="ce81" table:formula="of:=IF(ISBLANK([.$A7]);&quot;&quot;;([.$B7]-[.$B6])/([.$A7]-[.$A6]))" office:value-type="float" office:value="-27.0389545218768" calcext:value-type="float">
            <text:p>-27</text:p>
          </table:table-cell>
          <table:table-cell table:style-name="ce81" table:formula="of:=IF(ISBLANK([.A7]);&quot;&quot;;-([.$A7]-[.$A6])*24*60/([.$B7]-[.$B6]))" office:value-type="float" office:value="53.2564969860399" calcext:value-type="float">
            <text:p>53</text:p>
          </table:table-cell>
          <table:table-cell table:style-name="ce97" table:formula="of:=IF([.F2]&lt;[.G5];&quot;Shortage&quot;;&quot;Remaining&quot;)" office:value-type="string" office:string-value="Remaining" calcext:value-type="string" table:number-columns-spanned="2" table:number-rows-spanned="1">
            <text:p>Remaining</text:p>
          </table:table-cell>
          <table:covered-table-cell/>
        </table:table-row>
        <table:table-row table:style-name="ro5">
          <table:table-cell table:style-name="ce77" office:value-type="date" office:date-value="2025-10-08T07:42:20.93881" calcext:value-type="date">
            <text:p>20251008T0742</text:p>
          </table:table-cell>
          <table:table-cell table:style-name="ce78" office:value-type="float" office:value="5340" calcext:value-type="float">
            <text:p>5340</text:p>
          </table:table-cell>
          <table:table-cell table:style-name="ce79" table:formula="of:=IF(ISBLANK([.$A8]);&quot;&quot;;([.$A8]-[.$A7])*24)" office:value-type="float" office:value="7.75666147208528" calcext:value-type="float">
            <text:p>7.8</text:p>
          </table:table-cell>
          <table:table-cell table:style-name="ce81" table:formula="of:=IF(ISBLANK([.$A8]);&quot;&quot;;([.$B8]-[.$B7])/([.$A8]-[.$A7]))" office:value-type="float" office:value="-52.5999492782189" calcext:value-type="float">
            <text:p>-53</text:p>
          </table:table-cell>
          <table:table-cell table:style-name="ce81" table:formula="of:=IF(ISBLANK([.A8]);&quot;&quot;;-([.$A8]-[.$A7])*24*60/([.$B8]-[.$B7]))" office:value-type="float" office:value="27.3764522544186" calcext:value-type="float">
            <text:p>27</text:p>
          </table:table-cell>
          <table:table-cell table:style-name="ce90" table:formula="of:=[.$G$5]-[.$G$10]" office:value-type="float" office:value="58.3586928720255" calcext:value-type="float">
            <text:p>58.4</text:p>
          </table:table-cell>
          <table:table-cell table:style-name="ce2" office:value-type="string" calcext:value-type="string">
            <text:p>Days</text:p>
          </table:table-cell>
        </table:table-row>
        <table:table-row table:style-name="ro1">
          <table:table-cell table:style-name="ce77" office:value-type="date" office:date-value="2025-10-08T18:04:52.17976" calcext:value-type="date">
            <text:p>20251008T1804</text:p>
          </table:table-cell>
          <table:table-cell table:style-name="ce78" office:value-type="float" office:value="5320" calcext:value-type="float">
            <text:p>5320</text:p>
          </table:table-cell>
          <table:table-cell table:style-name="ce79" table:formula="of:=IF(ISBLANK([.$A9]);&quot;&quot;;([.$A9]-[.$A8])*24)" office:value-type="float" office:value="10.3753447083289" calcext:value-type="float">
            <text:p>10.4</text:p>
          </table:table-cell>
          <table:table-cell table:style-name="ce81" table:formula="of:=IF(ISBLANK([.$A9]);&quot;&quot;;([.$B9]-[.$B8])/([.$A9]-[.$A8]))" office:value-type="float" office:value="-46.2635231400723" calcext:value-type="float">
            <text:p>-46</text:p>
          </table:table-cell>
          <table:table-cell table:style-name="ce81" table:formula="of:=IF(ISBLANK([.A9]);&quot;&quot;;-([.$A9]-[.$A8])*24*60/([.$B9]-[.$B8]))" office:value-type="float" office:value="31.1260341249867" calcext:value-type="float">
            <text:p>31</text:p>
          </table:table-cell>
          <table:table-cell table:style-name="ce99" table:formula="of:=[.$G$11]/20" office:value-type="float" office:value="108" calcext:value-type="float">
            <text:p>108.0</text:p>
          </table:table-cell>
          <table:table-cell table:style-name="ce2" office:value-type="string" calcext:value-type="string">
            <text:p>Packs</text:p>
          </table:table-cell>
        </table:table-row>
        <table:table-row table:style-name="ro1">
          <table:table-cell table:style-name="ce77" office:value-type="date" office:date-value="2025-10-09T05:40:59.81101" calcext:value-type="date">
            <text:p>20251009T0540</text:p>
          </table:table-cell>
          <table:table-cell table:style-name="ce78" office:value-type="float" office:value="5300" calcext:value-type="float">
            <text:p>5300</text:p>
          </table:table-cell>
          <table:table-cell table:style-name="ce79" table:formula="of:=IF(ISBLANK([.$A10]);&quot;&quot;;([.$A10]-[.$A9])*24)" office:value-type="float" office:value="11.6021197917869" calcext:value-type="float">
            <text:p>11.6</text:p>
          </table:table-cell>
          <table:table-cell table:style-name="ce81" table:formula="of:=IF(ISBLANK([.$A10]);&quot;&quot;;([.$B10]-[.$B9])/([.$A10]-[.$A9]))" office:value-type="float" office:value="-41.3717500434523" calcext:value-type="float">
            <text:p>-41</text:p>
          </table:table-cell>
          <table:table-cell table:style-name="ce81" table:formula="of:=IF(ISBLANK([.A10]);&quot;&quot;;-([.$A10]-[.$A9])*24*60/([.$B10]-[.$B9]))" office:value-type="float" office:value="34.8063593753608" calcext:value-type="float">
            <text:p>35</text:p>
          </table:table-cell>
          <table:table-cell table:style-name="ce84" office:value-type="string" calcext:value-type="string">
            <text:p>CurrentDate: </text:p>
          </table:table-cell>
          <table:table-cell table:style-name="ce77" office:value-type="date" office:date-value="2026-01-10T03:23:28.93586" calcext:value-type="date">
            <text:p>20260110T0323</text:p>
          </table:table-cell>
        </table:table-row>
        <table:table-row table:style-name="ro1">
          <table:table-cell table:style-name="ce77" office:value-type="date" office:date-value="2025-10-09T16:20:59.24037" calcext:value-type="date">
            <text:p>20251009T1620</text:p>
          </table:table-cell>
          <table:table-cell table:style-name="ce78" office:value-type="float" office:value="5280" calcext:value-type="float">
            <text:p>5280</text:p>
          </table:table-cell>
          <table:table-cell table:style-name="ce79" table:formula="of:=IF(ISBLANK([.$A11]);&quot;&quot;;([.$A11]-[.$A10])*24)" office:value-type="float" office:value="10.6665081552928" calcext:value-type="float">
            <text:p>10.7</text:p>
          </table:table-cell>
          <table:table-cell table:style-name="ce81" table:formula="of:=IF(ISBLANK([.$A11]);&quot;&quot;;([.$B11]-[.$B10])/([.$A11]-[.$A10]))" office:value-type="float" office:value="-45.0006687297962" calcext:value-type="float">
            <text:p>-45</text:p>
          </table:table-cell>
          <table:table-cell table:style-name="ce81" table:formula="of:=IF(ISBLANK([.A11]);&quot;&quot;;-([.$A11]-[.$A10])*24*60/([.$B11]-[.$B10]))" office:value-type="float" office:value="31.9995244658783" calcext:value-type="float">
            <text:p>32</text:p>
          </table:table-cell>
          <table:table-cell table:style-name="ce84" office:value-type="string" calcext:value-type="string">
            <text:p>CurrentInv: </text:p>
          </table:table-cell>
          <table:table-cell table:style-name="ce78" office:value-type="float" office:value="2160" calcext:value-type="float">
            <text:p>2160</text:p>
          </table:table-cell>
        </table:table-row>
        <table:table-row table:style-name="ro1">
          <table:table-cell table:style-name="ce77" office:value-type="date" office:date-value="2025-10-10T01:04:19.19555" calcext:value-type="date">
            <text:p>20251010T0104</text:p>
          </table:table-cell>
          <table:table-cell table:style-name="ce78" office:value-type="float" office:value="5260" calcext:value-type="float">
            <text:p>5260</text:p>
          </table:table-cell>
          <table:table-cell table:style-name="ce79" table:formula="of:=IF(ISBLANK([.$A12]);&quot;&quot;;([.$A12]-[.$A11])*24)" office:value-type="float" office:value="8.72220977232778" calcext:value-type="float">
            <text:p>8.7</text:p>
          </table:table-cell>
          <table:table-cell table:style-name="ce81" table:formula="of:=IF(ISBLANK([.$A12]);&quot;&quot;;([.$B12]-[.$B11])/([.$A12]-[.$A11]))" office:value-type="float" office:value="-55.0319256850318" calcext:value-type="float">
            <text:p>-55</text:p>
          </table:table-cell>
          <table:table-cell table:style-name="ce81" table:formula="of:=IF(ISBLANK([.A12]);&quot;&quot;;-([.$A12]-[.$A11])*24*60/([.$B12]-[.$B11]))" office:value-type="float" office:value="26.1666293169833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09:18:43.12933" calcext:value-type="date">
            <text:p>20251010T0918</text:p>
          </table:table-cell>
          <table:table-cell table:style-name="ce78" office:value-type="float" office:value="5240" calcext:value-type="float">
            <text:p>5240</text:p>
          </table:table-cell>
          <table:table-cell table:style-name="ce79" table:formula="of:=IF(ISBLANK([.$A13]);&quot;&quot;;([.$A13]-[.$A12])*24)" office:value-type="float" office:value="8.23998160549667" calcext:value-type="float">
            <text:p>8.2</text:p>
          </table:table-cell>
          <table:table-cell table:style-name="ce81" table:formula="of:=IF(ISBLANK([.$A13]);&quot;&quot;;([.$B13]-[.$B12])/([.$A13]-[.$A12]))" office:value-type="float" office:value="-58.2525572241333" calcext:value-type="float">
            <text:p>-58</text:p>
          </table:table-cell>
          <table:table-cell table:style-name="ce81" table:formula="of:=IF(ISBLANK([.A13]);&quot;&quot;;-([.$A13]-[.$A12])*24*60/([.$B13]-[.$B12]))" office:value-type="float" office:value="24.71994481649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18:53:37.53647" calcext:value-type="date">
            <text:p>20251010T1853</text:p>
          </table:table-cell>
          <table:table-cell table:style-name="ce78" office:value-type="float" office:value="5220" calcext:value-type="float">
            <text:p>5220</text:p>
          </table:table-cell>
          <table:table-cell table:style-name="ce79" table:formula="of:=IF(ISBLANK([.$A14]);&quot;&quot;;([.$A14]-[.$A13])*24)" office:value-type="float" office:value="9.58177976118167" calcext:value-type="float">
            <text:p>9.6</text:p>
          </table:table-cell>
          <table:table-cell table:style-name="ce81" table:formula="of:=IF(ISBLANK([.$A14]);&quot;&quot;;([.$B14]-[.$B13])/([.$A14]-[.$A13]))" office:value-type="float" office:value="-50.0950775287705" calcext:value-type="float">
            <text:p>-50</text:p>
          </table:table-cell>
          <table:table-cell table:style-name="ce81" table:formula="of:=IF(ISBLANK([.A14]);&quot;&quot;;-([.$A14]-[.$A13])*24*60/([.$B14]-[.$B13]))" office:value-type="float" office:value="28.74533928354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0:36:06.85114" calcext:value-type="date">
            <text:p>20251011T1036</text:p>
          </table:table-cell>
          <table:table-cell table:style-name="ce78" office:value-type="float" office:value="5200" calcext:value-type="float">
            <text:p>5200</text:p>
          </table:table-cell>
          <table:table-cell table:style-name="ce79" table:formula="of:=IF(ISBLANK([.$A15]);&quot;&quot;;([.$A15]-[.$A14])*24)" office:value-type="float" office:value="15.7081429639364" calcext:value-type="float">
            <text:p>15.7</text:p>
          </table:table-cell>
          <table:table-cell table:style-name="ce81" table:formula="of:=IF(ISBLANK([.$A15]);&quot;&quot;;([.$B15]-[.$B14])/([.$A15]-[.$A14]))" office:value-type="float" office:value="-30.5573995030482" calcext:value-type="float">
            <text:p>-31</text:p>
          </table:table-cell>
          <table:table-cell table:style-name="ce81" table:formula="of:=IF(ISBLANK([.A15]);&quot;&quot;;-([.$A15]-[.$A14])*24*60/([.$B15]-[.$B14]))" office:value-type="float" office:value="47.124428891809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9:09:08.3305" calcext:value-type="date">
            <text:p>20251011T1909</text:p>
          </table:table-cell>
          <table:table-cell table:style-name="ce78" office:value-type="float" office:value="5180" calcext:value-type="float">
            <text:p>5180</text:p>
          </table:table-cell>
          <table:table-cell table:style-name="ce79" table:formula="of:=IF(ISBLANK([.$A16]);&quot;&quot;;([.$A16]-[.$A15])*24)" office:value-type="float" office:value="8.55041093321028" calcext:value-type="float">
            <text:p>8.6</text:p>
          </table:table-cell>
          <table:table-cell table:style-name="ce81" table:formula="of:=IF(ISBLANK([.$A16]);&quot;&quot;;([.$B16]-[.$B15])/([.$A16]-[.$A15]))" office:value-type="float" office:value="-56.1376527689041" calcext:value-type="float">
            <text:p>-56</text:p>
          </table:table-cell>
          <table:table-cell table:style-name="ce81" table:formula="of:=IF(ISBLANK([.A16]);&quot;&quot;;-([.$A16]-[.$A15])*24*60/([.$B16]-[.$B15]))" office:value-type="float" office:value="25.6512327996308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2T08:53:48.80113" calcext:value-type="date">
            <text:p>20251012T0853</text:p>
          </table:table-cell>
          <table:table-cell table:style-name="ce78" office:value-type="float" office:value="5160" calcext:value-type="float">
            <text:p>5160</text:p>
          </table:table-cell>
          <table:table-cell table:style-name="ce79" table:formula="of:=IF(ISBLANK([.$A17]);&quot;&quot;;([.$A17]-[.$A16])*24)" office:value-type="float" office:value="13.7445751751072" calcext:value-type="float">
            <text:p>13.7</text:p>
          </table:table-cell>
          <table:table-cell table:style-name="ce81" table:formula="of:=IF(ISBLANK([.$A17]);&quot;&quot;;([.$B17]-[.$B16])/([.$A17]-[.$A16]))" office:value-type="float" office:value="-34.9228691236181" calcext:value-type="float">
            <text:p>-35</text:p>
          </table:table-cell>
          <table:table-cell table:style-name="ce81" table:formula="of:=IF(ISBLANK([.A17]);&quot;&quot;;-([.$A17]-[.$A16])*24*60/([.$B17]-[.$B16]))" office:value-type="float" office:value="41.2337255253217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0:30:41.83082" calcext:value-type="date">
            <text:p>20251013T0030</text:p>
          </table:table-cell>
          <table:table-cell table:style-name="ce78" office:value-type="float" office:value="5127" calcext:value-type="float">
            <text:p>5127</text:p>
          </table:table-cell>
          <table:table-cell table:style-name="ce79" table:formula="of:=IF(ISBLANK([.$A18]);&quot;&quot;;([.$A18]-[.$A17])*24)" office:value-type="float" office:value="15.614730469475" calcext:value-type="float">
            <text:p>15.6</text:p>
          </table:table-cell>
          <table:table-cell table:style-name="ce81" table:formula="of:=IF(ISBLANK([.$A18]);&quot;&quot;;([.$B18]-[.$B17])/([.$A18]-[.$A17]))" office:value-type="float" office:value="-50.7213365961243" calcext:value-type="float">
            <text:p>-51</text:p>
          </table:table-cell>
          <table:table-cell table:style-name="ce81" table:formula="of:=IF(ISBLANK([.A18]);&quot;&quot;;-([.$A18]-[.$A17])*24*60/([.$B18]-[.$B17]))" office:value-type="float" office:value="28.3904190354091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3:35:09.90473" calcext:value-type="date">
            <text:p>20251013T0335</text:p>
          </table:table-cell>
          <table:table-cell table:style-name="ce78" office:value-type="float" office:value="5120" calcext:value-type="float">
            <text:p>5120</text:p>
          </table:table-cell>
          <table:table-cell table:style-name="ce79" table:formula="of:=IF(ISBLANK([.$A19]);&quot;&quot;;([.$A19]-[.$A18])*24)" office:value-type="float" office:value="3.07446497498306" calcext:value-type="float">
            <text:p>3.1</text:p>
          </table:table-cell>
          <table:table-cell table:style-name="ce81" table:formula="of:=IF(ISBLANK([.$A19]);&quot;&quot;;([.$B19]-[.$B18])/([.$A19]-[.$A18]))" office:value-type="float" office:value="-54.6436538932846" calcext:value-type="float">
            <text:p>-55</text:p>
          </table:table-cell>
          <table:table-cell table:style-name="ce81" table:formula="of:=IF(ISBLANK([.A19]);&quot;&quot;;-([.$A19]-[.$A18])*24*60/([.$B19]-[.$B18]))" office:value-type="float" office:value="26.352556928426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9:55:16.68683" calcext:value-type="date">
            <text:p>20251013T0955</text:p>
          </table:table-cell>
          <table:table-cell table:style-name="ce78" office:value-type="float" office:value="5110" calcext:value-type="float">
            <text:p>5110</text:p>
          </table:table-cell>
          <table:table-cell table:style-name="ce79" table:formula="of:=IF(ISBLANK([.$A20]);&quot;&quot;;([.$A20]-[.$A19])*24)" office:value-type="float" office:value="6.33521724992889" calcext:value-type="float">
            <text:p>6.3</text:p>
          </table:table-cell>
          <table:table-cell table:style-name="ce81" table:formula="of:=IF(ISBLANK([.$A20]);&quot;&quot;;([.$B20]-[.$B19])/([.$A20]-[.$A19]))" office:value-type="float" office:value="-37.8834680061988" calcext:value-type="float">
            <text:p>-38</text:p>
          </table:table-cell>
          <table:table-cell table:style-name="ce81" table:formula="of:=IF(ISBLANK([.A20]);&quot;&quot;;-([.$A20]-[.$A19])*24*60/([.$B20]-[.$B19]))" office:value-type="float" office:value="38.011303499573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10:16:24.29165" calcext:value-type="date">
            <text:p>20251014T1016</text:p>
          </table:table-cell>
          <table:table-cell table:style-name="ce78" office:value-type="float" office:value="5080" calcext:value-type="float">
            <text:p>5080</text:p>
          </table:table-cell>
          <table:table-cell table:style-name="ce79" table:formula="of:=IF(ISBLANK([.$A21]);&quot;&quot;;([.$A21]-[.$A20])*24)" office:value-type="float" office:value="24.3521124499383" calcext:value-type="float">
            <text:p>24.4</text:p>
          </table:table-cell>
          <table:table-cell table:style-name="ce81" table:formula="of:=IF(ISBLANK([.$A21]);&quot;&quot;;([.$B21]-[.$B20])/([.$A21]-[.$A20]))" office:value-type="float" office:value="-29.5662235249667" calcext:value-type="float">
            <text:p>-30</text:p>
          </table:table-cell>
          <table:table-cell table:style-name="ce81" table:formula="of:=IF(ISBLANK([.A21]);&quot;&quot;;-([.$A21]-[.$A20])*24*60/([.$B21]-[.$B20]))" office:value-type="float" office:value="48.7042248998767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23:04:54.52752" calcext:value-type="date">
            <text:p>20251014T2304</text:p>
          </table:table-cell>
          <table:table-cell table:style-name="ce78" office:value-type="float" office:value="5060" calcext:value-type="float">
            <text:p>5060</text:p>
          </table:table-cell>
          <table:table-cell table:style-name="ce79" table:formula="of:=IF(ISBLANK([.$A22]);&quot;&quot;;([.$A22]-[.$A21])*24)" office:value-type="float" office:value="12.8083988529394" calcext:value-type="float">
            <text:p>12.8</text:p>
          </table:table-cell>
          <table:table-cell table:style-name="ce81" table:formula="of:=IF(ISBLANK([.$A22]);&quot;&quot;;([.$B22]-[.$B21])/([.$A22]-[.$A21]))" office:value-type="float" office:value="-37.4754101204338" calcext:value-type="float">
            <text:p>-37</text:p>
          </table:table-cell>
          <table:table-cell table:style-name="ce81" table:formula="of:=IF(ISBLANK([.A22]);&quot;&quot;;-([.$A22]-[.$A21])*24*60/([.$B22]-[.$B21]))" office:value-type="float" office:value="38.42519655881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5T17:57:06.381" calcext:value-type="date">
            <text:p>20251015T1757</text:p>
          </table:table-cell>
          <table:table-cell table:style-name="ce78" office:value-type="float" office:value="5037" calcext:value-type="float">
            <text:p>5037</text:p>
          </table:table-cell>
          <table:table-cell table:style-name="ce79" table:formula="of:=IF(ISBLANK([.$A23]);&quot;&quot;;([.$A23]-[.$A22])*24)" office:value-type="float" office:value="18.8699593000344" calcext:value-type="float">
            <text:p>18.9</text:p>
          </table:table-cell>
          <table:table-cell table:style-name="ce81" table:formula="of:=IF(ISBLANK([.$A23]);&quot;&quot;;([.$B23]-[.$B22])/([.$A23]-[.$A22]))" office:value-type="float" office:value="-29.2528452882775" calcext:value-type="float">
            <text:p>-29</text:p>
          </table:table-cell>
          <table:table-cell table:style-name="ce81" table:formula="of:=IF(ISBLANK([.A23]);&quot;&quot;;-([.$A23]-[.$A22])*24*60/([.$B23]-[.$B22]))" office:value-type="float" office:value="49.225980782698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6T22:35:10.31192" calcext:value-type="date">
            <text:p>20251016T2235</text:p>
          </table:table-cell>
          <table:table-cell table:style-name="ce78" office:value-type="float" office:value="5000" calcext:value-type="float">
            <text:p>5000</text:p>
          </table:table-cell>
          <table:table-cell table:style-name="ce79" table:formula="of:=IF(ISBLANK([.$A24]);&quot;&quot;;([.$A24]-[.$A23])*24)" office:value-type="float" office:value="28.6344252552953" calcext:value-type="float">
            <text:p>28.6</text:p>
          </table:table-cell>
          <table:table-cell table:style-name="ce81" table:formula="of:=IF(ISBLANK([.$A24]);&quot;&quot;;([.$B24]-[.$B23])/([.$A24]-[.$A23]))" office:value-type="float" office:value="-31.0116229707032" calcext:value-type="float">
            <text:p>-31</text:p>
          </table:table-cell>
          <table:table-cell table:style-name="ce81" table:formula="of:=IF(ISBLANK([.A24]);&quot;&quot;;-([.$A24]-[.$A23])*24*60/([.$B24]-[.$B23]))" office:value-type="float" office:value="46.434203116695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7T15:44:37.80663" calcext:value-type="date">
            <text:p>20251017T1544</text:p>
          </table:table-cell>
          <table:table-cell table:style-name="ce78" office:value-type="float" office:value="4980" calcext:value-type="float">
            <text:p>4980</text:p>
          </table:table-cell>
          <table:table-cell table:style-name="ce79" table:formula="of:=IF(ISBLANK([.$A25]);&quot;&quot;;([.$A25]-[.$A24])*24)" office:value-type="float" office:value="17.1576374194117" calcext:value-type="float">
            <text:p>17.2</text:p>
          </table:table-cell>
          <table:table-cell table:style-name="ce81" table:formula="of:=IF(ISBLANK([.$A25]);&quot;&quot;;([.$B25]-[.$B24])/([.$A25]-[.$A24]))" office:value-type="float" office:value="-27.9758796777546" calcext:value-type="float">
            <text:p>-28</text:p>
          </table:table-cell>
          <table:table-cell table:style-name="ce81" table:formula="of:=IF(ISBLANK([.A25]);&quot;&quot;;-([.$A25]-[.$A24])*24*60/([.$B25]-[.$B24]))" office:value-type="float" office:value="51.4729122582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04:20:08.41151" calcext:value-type="date">
            <text:p>20251019T0420</text:p>
          </table:table-cell>
          <table:table-cell table:style-name="ce78" office:value-type="float" office:value="4920" calcext:value-type="float">
            <text:p>4920</text:p>
          </table:table-cell>
          <table:table-cell table:style-name="ce79" table:formula="of:=IF(ISBLANK([.$A26]);&quot;&quot;;([.$A26]-[.$A25])*24)" office:value-type="float" office:value="36.5918346890828" calcext:value-type="float">
            <text:p>36.6</text:p>
          </table:table-cell>
          <table:table-cell table:style-name="ce81" table:formula="of:=IF(ISBLANK([.$A26]);&quot;&quot;;([.$B26]-[.$B25])/([.$A26]-[.$A25]))" office:value-type="float" office:value="-39.3530417984105" calcext:value-type="float">
            <text:p>-39</text:p>
          </table:table-cell>
          <table:table-cell table:style-name="ce81" table:formula="of:=IF(ISBLANK([.A26]);&quot;&quot;;-([.$A26]-[.$A25])*24*60/([.$B26]-[.$B25]))" office:value-type="float" office:value="36.5918346890828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17:03:49.8959" calcext:value-type="date">
            <text:p>20251019T1703</text:p>
          </table:table-cell>
          <table:table-cell table:style-name="ce78" office:value-type="float" office:value="4900" calcext:value-type="float">
            <text:p>4900</text:p>
          </table:table-cell>
          <table:table-cell table:style-name="ce79" table:formula="of:=IF(ISBLANK([.$A27]);&quot;&quot;;([.$A27]-[.$A26])*24)" office:value-type="float" office:value="12.728190108435" calcext:value-type="float">
            <text:p>12.7</text:p>
          </table:table-cell>
          <table:table-cell table:style-name="ce81" table:formula="of:=IF(ISBLANK([.$A27]);&quot;&quot;;([.$B27]-[.$B26])/([.$A27]-[.$A26]))" office:value-type="float" office:value="-37.7115674664462" calcext:value-type="float">
            <text:p>-38</text:p>
          </table:table-cell>
          <table:table-cell table:style-name="ce81" table:formula="of:=IF(ISBLANK([.A27]);&quot;&quot;;-([.$A27]-[.$A26])*24*60/([.$B27]-[.$B26]))" office:value-type="float" office:value="38.18457032530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0T06:15:43.48637" calcext:value-type="date">
            <text:p>20251020T0615</text:p>
          </table:table-cell>
          <table:table-cell table:style-name="ce78" office:value-type="float" office:value="4880" calcext:value-type="float">
            <text:p>4880</text:p>
          </table:table-cell>
          <table:table-cell table:style-name="ce79" table:formula="of:=IF(ISBLANK([.$A28]);&quot;&quot;;([.$A28]-[.$A27])*24)" office:value-type="float" office:value="13.1982195748714" calcext:value-type="float">
            <text:p>13.2</text:p>
          </table:table-cell>
          <table:table-cell table:style-name="ce81" table:formula="of:=IF(ISBLANK([.$A28]);&quot;&quot;;([.$B28]-[.$B27])/([.$A28]-[.$A27]))" office:value-type="float" office:value="-36.3685417777024" calcext:value-type="float">
            <text:p>-36</text:p>
          </table:table-cell>
          <table:table-cell table:style-name="ce81" table:formula="of:=IF(ISBLANK([.A28]);&quot;&quot;;-([.$A28]-[.$A27])*24*60/([.$B28]-[.$B27]))" office:value-type="float" office:value="39.5946587246142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1T09:25:15.99643" calcext:value-type="date">
            <text:p>20251021T0925</text:p>
          </table:table-cell>
          <table:table-cell table:style-name="ce78" office:value-type="float" office:value="4840" calcext:value-type="float">
            <text:p>4840</text:p>
          </table:table-cell>
          <table:table-cell table:style-name="ce79" table:formula="of:=IF(ISBLANK([.$A29]);&quot;&quot;;([.$A29]-[.$A28])*24)" office:value-type="float" office:value="27.1590305721619" calcext:value-type="float">
            <text:p>27.2</text:p>
          </table:table-cell>
          <table:table-cell table:style-name="ce81" table:formula="of:=IF(ISBLANK([.$A29]);&quot;&quot;;([.$B29]-[.$B28])/([.$A29]-[.$A28]))" office:value-type="float" office:value="-35.3473588628013" calcext:value-type="float">
            <text:p>-35</text:p>
          </table:table-cell>
          <table:table-cell table:style-name="ce81" table:formula="of:=IF(ISBLANK([.A29]);&quot;&quot;;-([.$A29]-[.$A28])*24*60/([.$B29]-[.$B28]))" office:value-type="float" office:value="40.7385458582429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16:33:35.5959" calcext:value-type="date">
            <text:p>20251022T1633</text:p>
          </table:table-cell>
          <table:table-cell table:style-name="ce78" office:value-type="float" office:value="4789" calcext:value-type="float">
            <text:p>4789</text:p>
          </table:table-cell>
          <table:table-cell table:style-name="ce79" table:formula="of:=IF(ISBLANK([.$A30]);&quot;&quot;;([.$A30]-[.$A29])*24)" office:value-type="float" office:value="31.1387776305781" calcext:value-type="float">
            <text:p>31.1</text:p>
          </table:table-cell>
          <table:table-cell table:style-name="ce81" table:formula="of:=IF(ISBLANK([.$A30]);&quot;&quot;;([.$B30]-[.$B29])/([.$A30]-[.$A29]))" office:value-type="float" office:value="-39.3079013736891" calcext:value-type="float">
            <text:p>-39</text:p>
          </table:table-cell>
          <table:table-cell table:style-name="ce81" table:formula="of:=IF(ISBLANK([.A30]);&quot;&quot;;-([.$A30]-[.$A29])*24*60/([.$B30]-[.$B29]))" office:value-type="float" office:value="36.633856035974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20:15:45.90623" calcext:value-type="date">
            <text:p>20251022T2015</text:p>
          </table:table-cell>
          <table:table-cell table:style-name="ce78" office:value-type="float" office:value="4780" calcext:value-type="float">
            <text:p>4780</text:p>
          </table:table-cell>
          <table:table-cell table:style-name="ce79" table:formula="of:=IF(ISBLANK([.$A31]);&quot;&quot;;([.$A31]-[.$A30])*24)" office:value-type="float" office:value="3.70286398055028" calcext:value-type="float">
            <text:p>3.7</text:p>
          </table:table-cell>
          <table:table-cell table:style-name="ce81" table:formula="of:=IF(ISBLANK([.$A31]);&quot;&quot;;([.$B31]-[.$B30])/([.$A31]-[.$A30]))" office:value-type="float" office:value="-58.333225615244" calcext:value-type="float">
            <text:p>-58</text:p>
          </table:table-cell>
          <table:table-cell table:style-name="ce81" table:formula="of:=IF(ISBLANK([.A31]);&quot;&quot;;-([.$A31]-[.$A30])*24*60/([.$B31]-[.$B30]))" office:value-type="float" office:value="24.685759870335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3T22:53:36.05588" calcext:value-type="date">
            <text:p>20251023T2253</text:p>
          </table:table-cell>
          <table:table-cell table:style-name="ce78" office:value-type="float" office:value="4740" calcext:value-type="float">
            <text:p>4740</text:p>
          </table:table-cell>
          <table:table-cell table:style-name="ce79" table:formula="of:=IF(ISBLANK([.$A32]);&quot;&quot;;([.$A32]-[.$A31])*24)" office:value-type="float" office:value="26.6305971251567" calcext:value-type="float">
            <text:p>26.6</text:p>
          </table:table-cell>
          <table:table-cell table:style-name="ce81" table:formula="of:=IF(ISBLANK([.$A32]);&quot;&quot;;([.$B32]-[.$B31])/([.$A32]-[.$A31]))" office:value-type="float" office:value="-36.0487598339706" calcext:value-type="float">
            <text:p>-36</text:p>
          </table:table-cell>
          <table:table-cell table:style-name="ce81" table:formula="of:=IF(ISBLANK([.A32]);&quot;&quot;;-([.$A32]-[.$A31])*24*60/([.$B32]-[.$B31]))" office:value-type="float" office:value="39.94589568773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4T22:56:59.85078" calcext:value-type="date">
            <text:p>20251024T2256</text:p>
          </table:table-cell>
          <table:table-cell table:style-name="ce78" office:value-type="float" office:value="4710" calcext:value-type="float">
            <text:p>4710</text:p>
          </table:table-cell>
          <table:table-cell table:style-name="ce79" table:formula="of:=IF(ISBLANK([.$A33]);&quot;&quot;;([.$A33]-[.$A32])*24)" office:value-type="float" office:value="24.0566096943219" calcext:value-type="float">
            <text:p>24.1</text:p>
          </table:table-cell>
          <table:table-cell table:style-name="ce81" table:formula="of:=IF(ISBLANK([.$A33]);&quot;&quot;;([.$B33]-[.$B32])/([.$A33]-[.$A32]))" office:value-type="float" office:value="-29.9294043985733" calcext:value-type="float">
            <text:p>-30</text:p>
          </table:table-cell>
          <table:table-cell table:style-name="ce81" table:formula="of:=IF(ISBLANK([.A33]);&quot;&quot;;-([.$A33]-[.$A32])*24*60/([.$B33]-[.$B32]))" office:value-type="float" office:value="48.1132193886439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06:31:27.03221" calcext:value-type="date">
            <text:p>20251025T0631</text:p>
          </table:table-cell>
          <table:table-cell table:style-name="ce78" office:value-type="float" office:value="4700" calcext:value-type="float">
            <text:p>4700</text:p>
          </table:table-cell>
          <table:table-cell table:style-name="ce79" table:formula="of:=IF(ISBLANK([.$A34]);&quot;&quot;;([.$A34]-[.$A33])*24)" office:value-type="float" office:value="7.57421706378222" calcext:value-type="float">
            <text:p>7.6</text:p>
          </table:table-cell>
          <table:table-cell table:style-name="ce81" table:formula="of:=IF(ISBLANK([.$A34]);&quot;&quot;;([.$B34]-[.$B33])/([.$A34]-[.$A33]))" office:value-type="float" office:value="-31.6864433616001" calcext:value-type="float">
            <text:p>-32</text:p>
          </table:table-cell>
          <table:table-cell table:style-name="ce81" table:formula="of:=IF(ISBLANK([.A34]);&quot;&quot;;-([.$A34]-[.$A33])*24*60/([.$B34]-[.$B33]))" office:value-type="float" office:value="45.445302382693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22:06:54.61459" calcext:value-type="date">
            <text:p>20251025T2206</text:p>
          </table:table-cell>
          <table:table-cell table:style-name="ce78" office:value-type="float" office:value="4676" calcext:value-type="float">
            <text:p>4676</text:p>
          </table:table-cell>
          <table:table-cell table:style-name="ce79" table:formula="of:=IF(ISBLANK([.$A35]);&quot;&quot;;([.$A35]-[.$A34])*24)" office:value-type="float" office:value="15.5909951056236" calcext:value-type="float">
            <text:p>15.6</text:p>
          </table:table-cell>
          <table:table-cell table:style-name="ce81" table:formula="of:=IF(ISBLANK([.$A35]);&quot;&quot;;([.$B35]-[.$B34])/([.$A35]-[.$A34]))" office:value-type="float" office:value="-36.9444025925093" calcext:value-type="float">
            <text:p>-37</text:p>
          </table:table-cell>
          <table:table-cell table:style-name="ce81" table:formula="of:=IF(ISBLANK([.A35]);&quot;&quot;;-([.$A35]-[.$A34])*24*60/([.$B35]-[.$B34]))" office:value-type="float" office:value="38.97748776405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6T15:35:03.16833" calcext:value-type="date">
            <text:p>20251026T1535</text:p>
          </table:table-cell>
          <table:table-cell table:style-name="ce78" office:value-type="float" office:value="4660" calcext:value-type="float">
            <text:p>4660</text:p>
          </table:table-cell>
          <table:table-cell table:style-name="ce79" table:formula="of:=IF(ISBLANK([.$A36]);&quot;&quot;;([.$A36]-[.$A35])*24)" office:value-type="float" office:value="17.4690427055464" calcext:value-type="float">
            <text:p>17.5</text:p>
          </table:table-cell>
          <table:table-cell table:style-name="ce81" table:formula="of:=IF(ISBLANK([.$A36]);&quot;&quot;;([.$B36]-[.$B35])/([.$A36]-[.$A35]))" office:value-type="float" office:value="-21.9817425873074" calcext:value-type="float">
            <text:p>-22</text:p>
          </table:table-cell>
          <table:table-cell table:style-name="ce81" table:formula="of:=IF(ISBLANK([.A36]);&quot;&quot;;-([.$A36]-[.$A35])*24*60/([.$B36]-[.$B35]))" office:value-type="float" office:value="65.508910145799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00:55:32.9997" calcext:value-type="date">
            <text:p>20251027T0055</text:p>
          </table:table-cell>
          <table:table-cell table:style-name="ce78" office:value-type="float" office:value="4640" calcext:value-type="float">
            <text:p>4640</text:p>
          </table:table-cell>
          <table:table-cell table:style-name="ce79" table:formula="of:=IF(ISBLANK([.$A37]);&quot;&quot;;([.$A37]-[.$A36])*24)" office:value-type="float" office:value="9.34161982499056" calcext:value-type="float">
            <text:p>9.3</text:p>
          </table:table-cell>
          <table:table-cell table:style-name="ce81" table:formula="of:=IF(ISBLANK([.$A37]);&quot;&quot;;([.$B37]-[.$B36])/([.$A37]-[.$A36]))" office:value-type="float" office:value="-51.3829516713912" calcext:value-type="float">
            <text:p>-51</text:p>
          </table:table-cell>
          <table:table-cell table:style-name="ce81" table:formula="of:=IF(ISBLANK([.A37]);&quot;&quot;;-([.$A37]-[.$A36])*24*60/([.$B37]-[.$B36]))" office:value-type="float" office:value="28.0248594749717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14:50:41.89089" calcext:value-type="date">
            <text:p>20251027T1450</text:p>
          </table:table-cell>
          <table:table-cell table:style-name="ce78" office:value-type="float" office:value="4620" calcext:value-type="float">
            <text:p>4620</text:p>
          </table:table-cell>
          <table:table-cell table:style-name="ce79" table:formula="of:=IF(ISBLANK([.$A38]);&quot;&quot;;([.$A38]-[.$A37])*24)" office:value-type="float" office:value="13.91913644172" calcext:value-type="float">
            <text:p>13.9</text:p>
          </table:table-cell>
          <table:table-cell table:style-name="ce81" table:formula="of:=IF(ISBLANK([.$A38]);&quot;&quot;;([.$B38]-[.$B37])/([.$A38]-[.$A37]))" office:value-type="float" office:value="-34.4848979683316" calcext:value-type="float">
            <text:p>-34</text:p>
          </table:table-cell>
          <table:table-cell table:style-name="ce81" table:formula="of:=IF(ISBLANK([.A38]);&quot;&quot;;-([.$A38]-[.$A37])*24*60/([.$B38]-[.$B37]))" office:value-type="float" office:value="41.75740932516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03:23:39.47309" calcext:value-type="date">
            <text:p>20251028T0323</text:p>
          </table:table-cell>
          <table:table-cell table:style-name="ce78" office:value-type="float" office:value="4600" calcext:value-type="float">
            <text:p>4600</text:p>
          </table:table-cell>
          <table:table-cell table:style-name="ce79" table:formula="of:=IF(ISBLANK([.$A39]);&quot;&quot;;([.$A39]-[.$A38])*24)" office:value-type="float" office:value="12.5493283888789" calcext:value-type="float">
            <text:p>12.5</text:p>
          </table:table-cell>
          <table:table-cell table:style-name="ce81" table:formula="of:=IF(ISBLANK([.$A39]);&quot;&quot;;([.$B39]-[.$B38])/([.$A39]-[.$A38]))" office:value-type="float" office:value="-38.249058844087" calcext:value-type="float">
            <text:p>-38</text:p>
          </table:table-cell>
          <table:table-cell table:style-name="ce81" table:formula="of:=IF(ISBLANK([.A39]);&quot;&quot;;-([.$A39]-[.$A38])*24*60/([.$B39]-[.$B38]))" office:value-type="float" office:value="37.6479851666367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17:33:45.22572" calcext:value-type="date">
            <text:p>20251028T1733</text:p>
          </table:table-cell>
          <table:table-cell table:style-name="ce78" office:value-type="float" office:value="4573" calcext:value-type="float">
            <text:p>4573</text:p>
          </table:table-cell>
          <table:table-cell table:style-name="ce79" table:formula="of:=IF(ISBLANK([.$A40]);&quot;&quot;;([.$A40]-[.$A39])*24)" office:value-type="float" office:value="14.1682646194819" calcext:value-type="float">
            <text:p>14.2</text:p>
          </table:table-cell>
          <table:table-cell table:style-name="ce81" table:formula="of:=IF(ISBLANK([.$A40]);&quot;&quot;;([.$B40]-[.$B39])/([.$A40]-[.$A39]))" office:value-type="float" office:value="-45.7360176001353" calcext:value-type="float">
            <text:p>-46</text:p>
          </table:table-cell>
          <table:table-cell table:style-name="ce81" table:formula="of:=IF(ISBLANK([.A40]);&quot;&quot;;-([.$A40]-[.$A39])*24*60/([.$B40]-[.$B39]))" office:value-type="float" office:value="31.485032487737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09:53:19.17268" calcext:value-type="date">
            <text:p>20251029T0953</text:p>
          </table:table-cell>
          <table:table-cell table:style-name="ce78" office:value-type="float" office:value="4560" calcext:value-type="float">
            <text:p>4560</text:p>
          </table:table-cell>
          <table:table-cell table:style-name="ce79" table:formula="of:=IF(ISBLANK([.$A41]);&quot;&quot;;([.$A41]-[.$A40])*24)" office:value-type="float" office:value="16.3260963778592" calcext:value-type="float">
            <text:p>16.3</text:p>
          </table:table-cell>
          <table:table-cell table:style-name="ce81" table:formula="of:=IF(ISBLANK([.$A41]);&quot;&quot;;([.$B41]-[.$B40])/([.$A41]-[.$A40]))" office:value-type="float" office:value="-19.1105082794392" calcext:value-type="float">
            <text:p>-19</text:p>
          </table:table-cell>
          <table:table-cell table:style-name="ce81" table:formula="of:=IF(ISBLANK([.A41]);&quot;&quot;;-([.$A41]-[.$A40])*24*60/([.$B41]-[.$B40]))" office:value-type="float" office:value="75.3512140516577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18:34:02.66575" calcext:value-type="date">
            <text:p>20251029T1834</text:p>
          </table:table-cell>
          <table:table-cell table:style-name="ce78" office:value-type="float" office:value="4540" calcext:value-type="float">
            <text:p>4540</text:p>
          </table:table-cell>
          <table:table-cell table:style-name="ce79" table:formula="of:=IF(ISBLANK([.$A42]);&quot;&quot;;([.$A42]-[.$A41])*24)" office:value-type="float" office:value="8.67874807486055" calcext:value-type="float">
            <text:p>8.7</text:p>
          </table:table-cell>
          <table:table-cell table:style-name="ce81" table:formula="of:=IF(ISBLANK([.$A42]);&quot;&quot;;([.$B42]-[.$B41])/([.$A42]-[.$A41]))" office:value-type="float" office:value="-55.307516229259" calcext:value-type="float">
            <text:p>-55</text:p>
          </table:table-cell>
          <table:table-cell table:style-name="ce81" table:formula="of:=IF(ISBLANK([.A42]);&quot;&quot;;-([.$A42]-[.$A41])*24*60/([.$B42]-[.$B41]))" office:value-type="float" office:value="26.0362442245817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04:00:11.76247" calcext:value-type="date">
            <text:p>20251030T0400</text:p>
          </table:table-cell>
          <table:table-cell table:style-name="ce78" office:value-type="float" office:value="4520" calcext:value-type="float">
            <text:p>4520</text:p>
          </table:table-cell>
          <table:table-cell table:style-name="ce79" table:formula="of:=IF(ISBLANK([.$A43]);&quot;&quot;;([.$A43]-[.$A42])*24)" office:value-type="float" office:value="9.43586020002833" calcext:value-type="float">
            <text:p>9.4</text:p>
          </table:table-cell>
          <table:table-cell table:style-name="ce81" table:formula="of:=IF(ISBLANK([.$A43]);&quot;&quot;;([.$B43]-[.$B42])/([.$A43]-[.$A42]))" office:value-type="float" office:value="-50.8697659592878" calcext:value-type="float">
            <text:p>-51</text:p>
          </table:table-cell>
          <table:table-cell table:style-name="ce81" table:formula="of:=IF(ISBLANK([.A43]);&quot;&quot;;-([.$A43]-[.$A42])*24*60/([.$B43]-[.$B42]))" office:value-type="float" office:value="28.30758060008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13:22:33.47188" calcext:value-type="date">
            <text:p>20251030T1322</text:p>
          </table:table-cell>
          <table:table-cell table:style-name="ce78" office:value-type="float" office:value="4500" calcext:value-type="float">
            <text:p>4500</text:p>
          </table:table-cell>
          <table:table-cell table:style-name="ce79" table:formula="of:=IF(ISBLANK([.$A44]);&quot;&quot;;([.$A44]-[.$A43])*24)" office:value-type="float" office:value="9.37269705830834" calcext:value-type="float">
            <text:p>9.4</text:p>
          </table:table-cell>
          <table:table-cell table:style-name="ce81" table:formula="of:=IF(ISBLANK([.$A44]);&quot;&quot;;([.$B44]-[.$B43])/([.$A44]-[.$A43]))" office:value-type="float" office:value="-51.2125802225208" calcext:value-type="float">
            <text:p>-51</text:p>
          </table:table-cell>
          <table:table-cell table:style-name="ce81" table:formula="of:=IF(ISBLANK([.A44]);&quot;&quot;;-([.$A44]-[.$A43])*24*60/([.$B44]-[.$B43]))" office:value-type="float" office:value="28.11809117492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00:48:58.45565" calcext:value-type="date">
            <text:p>20251031T0048</text:p>
          </table:table-cell>
          <table:table-cell table:style-name="ce78" office:value-type="float" office:value="4480" calcext:value-type="float">
            <text:p>4480</text:p>
          </table:table-cell>
          <table:table-cell table:style-name="ce79" table:formula="of:=IF(ISBLANK([.$A45]);&quot;&quot;;([.$A45]-[.$A44])*24)" office:value-type="float" office:value="11.4402732693122" calcext:value-type="float">
            <text:p>11.4</text:p>
          </table:table-cell>
          <table:table-cell table:style-name="ce81" table:formula="of:=IF(ISBLANK([.$A45]);&quot;&quot;;([.$B45]-[.$B44])/([.$A45]-[.$A44]))" office:value-type="float" office:value="-41.9570397227808" calcext:value-type="float">
            <text:p>-42</text:p>
          </table:table-cell>
          <table:table-cell table:style-name="ce81" table:formula="of:=IF(ISBLANK([.A45]);&quot;&quot;;-([.$A45]-[.$A44])*24*60/([.$B45]-[.$B44]))" office:value-type="float" office:value="34.3208198079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18:10:12.93375" calcext:value-type="date">
            <text:p>20251031T1810</text:p>
          </table:table-cell>
          <table:table-cell table:style-name="ce78" office:value-type="float" office:value="4460" calcext:value-type="float">
            <text:p>4460</text:p>
          </table:table-cell>
          <table:table-cell table:style-name="ce79" table:formula="of:=IF(ISBLANK([.$A46]);&quot;&quot;;([.$A46]-[.$A45])*24)" office:value-type="float" office:value="17.3540216947439" calcext:value-type="float">
            <text:p>17.4</text:p>
          </table:table-cell>
          <table:table-cell table:style-name="ce81" table:formula="of:=IF(ISBLANK([.$A46]);&quot;&quot;;([.$B46]-[.$B45])/([.$A46]-[.$A45]))" office:value-type="float" office:value="-27.6592946835707" calcext:value-type="float">
            <text:p>-28</text:p>
          </table:table-cell>
          <table:table-cell table:style-name="ce81" table:formula="of:=IF(ISBLANK([.A46]);&quot;&quot;;-([.$A46]-[.$A45])*24*60/([.$B46]-[.$B45]))" office:value-type="float" office:value="52.0620650842317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06:05:59.01258" calcext:value-type="date">
            <text:p>20251101T0605</text:p>
          </table:table-cell>
          <table:table-cell table:style-name="ce78" office:value-type="float" office:value="4440" calcext:value-type="float">
            <text:p>4440</text:p>
          </table:table-cell>
          <table:table-cell table:style-name="ce79" table:formula="of:=IF(ISBLANK([.$A47]);&quot;&quot;;([.$A47]-[.$A46])*24)" office:value-type="float" office:value="11.9294663413892" calcext:value-type="float">
            <text:p>11.9</text:p>
          </table:table-cell>
          <table:table-cell table:style-name="ce81" table:formula="of:=IF(ISBLANK([.$A47]);&quot;&quot;;([.$B47]-[.$B46])/([.$A47]-[.$A46]))" office:value-type="float" office:value="-40.2365023098011" calcext:value-type="float">
            <text:p>-40</text:p>
          </table:table-cell>
          <table:table-cell table:style-name="ce81" table:formula="of:=IF(ISBLANK([.A47]);&quot;&quot;;-([.$A47]-[.$A46])*24*60/([.$B47]-[.$B46]))" office:value-type="float" office:value="35.788399024167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16:14:10.01306" calcext:value-type="date">
            <text:p>20251101T1614</text:p>
          </table:table-cell>
          <table:table-cell table:style-name="ce78" office:value-type="float" office:value="4420" calcext:value-type="float">
            <text:p>4420</text:p>
          </table:table-cell>
          <table:table-cell table:style-name="ce79" table:formula="of:=IF(ISBLANK([.$A48]);&quot;&quot;;([.$A48]-[.$A47])*24)" office:value-type="float" office:value="10.1363890223436" calcext:value-type="float">
            <text:p>10.1</text:p>
          </table:table-cell>
          <table:table-cell table:style-name="ce81" table:formula="of:=IF(ISBLANK([.$A48]);&quot;&quot;;([.$B48]-[.$B47])/([.$A48]-[.$A47]))" office:value-type="float" office:value="-47.3541414937743" calcext:value-type="float">
            <text:p>-47</text:p>
          </table:table-cell>
          <table:table-cell table:style-name="ce81" table:formula="of:=IF(ISBLANK([.A48]);&quot;&quot;;-([.$A48]-[.$A47])*24*60/([.$B48]-[.$B47]))" office:value-type="float" office:value="30.4091670670308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2T20:19:55.46823" calcext:value-type="date">
            <text:p>20251102T2019</text:p>
          </table:table-cell>
          <table:table-cell table:style-name="ce78" office:value-type="float" office:value="4380" calcext:value-type="float">
            <text:p>4380</text:p>
          </table:table-cell>
          <table:table-cell table:style-name="ce79" table:formula="of:=IF(ISBLANK([.$A49]);&quot;&quot;;([.$A49]-[.$A48])*24)" office:value-type="float" office:value="28.09595976962" calcext:value-type="float">
            <text:p>28.1</text:p>
          </table:table-cell>
          <table:table-cell table:style-name="ce81" table:formula="of:=IF(ISBLANK([.$A49]);&quot;&quot;;([.$B49]-[.$B48])/([.$A49]-[.$A48]))" office:value-type="float" office:value="-34.1686138459681" calcext:value-type="float">
            <text:p>-34</text:p>
          </table:table-cell>
          <table:table-cell table:style-name="ce81" table:formula="of:=IF(ISBLANK([.A49]);&quot;&quot;;-([.$A49]-[.$A48])*24*60/([.$B49]-[.$B48]))" office:value-type="float" office:value="42.14393965443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3T19:33:56.50231" calcext:value-type="date">
            <text:p>20251103T1933</text:p>
          </table:table-cell>
          <table:table-cell table:style-name="ce78" office:value-type="float" office:value="4354" calcext:value-type="float">
            <text:p>4354</text:p>
          </table:table-cell>
          <table:table-cell table:style-name="ce79" table:formula="of:=IF(ISBLANK([.$A50]);&quot;&quot;;([.$A50]-[.$A49])*24)" office:value-type="float" office:value="23.2336205776081" calcext:value-type="float">
            <text:p>23.2</text:p>
          </table:table-cell>
          <table:table-cell table:style-name="ce81" table:formula="of:=IF(ISBLANK([.$A50]);&quot;&quot;;([.$B50]-[.$B49])/([.$A50]-[.$A49]))" office:value-type="float" office:value="-26.857630644162" calcext:value-type="float">
            <text:p>-27</text:p>
          </table:table-cell>
          <table:table-cell table:style-name="ce81" table:formula="of:=IF(ISBLANK([.A50]);&quot;&quot;;-([.$A50]-[.$A49])*24*60/([.$B50]-[.$B49]))" office:value-type="float" office:value="53.6160474867878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02:14:02.95211" calcext:value-type="date">
            <text:p>20251104T0214</text:p>
          </table:table-cell>
          <table:table-cell table:style-name="ce78" office:value-type="float" office:value="4340" calcext:value-type="float">
            <text:p>4340</text:p>
          </table:table-cell>
          <table:table-cell table:style-name="ce79" table:formula="of:=IF(ISBLANK([.$A51]);&quot;&quot;;([.$A51]-[.$A50])*24)" office:value-type="float" office:value="6.66845827794167" calcext:value-type="float">
            <text:p>6.7</text:p>
          </table:table-cell>
          <table:table-cell table:style-name="ce81" table:formula="of:=IF(ISBLANK([.$A51]);&quot;&quot;;([.$B51]-[.$B50])/([.$A51]-[.$A50]))" office:value-type="float" office:value="-50.3864590577767" calcext:value-type="float">
            <text:p>-50</text:p>
          </table:table-cell>
          <table:table-cell table:style-name="ce81" table:formula="of:=IF(ISBLANK([.A51]);&quot;&quot;;-([.$A51]-[.$A50])*24*60/([.$B51]-[.$B50]))" office:value-type="float" office:value="28.579106905464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13:37:51.81588" calcext:value-type="date">
            <text:p>20251104T1337</text:p>
          </table:table-cell>
          <table:table-cell table:style-name="ce78" office:value-type="float" office:value="4320" calcext:value-type="float">
            <text:p>4320</text:p>
          </table:table-cell>
          <table:table-cell table:style-name="ce79" table:formula="of:=IF(ISBLANK([.$A52]);&quot;&quot;;([.$A52]-[.$A51])*24)" office:value-type="float" office:value="11.3969066025456" calcext:value-type="float">
            <text:p>11.4</text:p>
          </table:table-cell>
          <table:table-cell table:style-name="ce81" table:formula="of:=IF(ISBLANK([.$A52]);&quot;&quot;;([.$B52]-[.$B51])/([.$A52]-[.$A51]))" office:value-type="float" office:value="-42.1166915496868" calcext:value-type="float">
            <text:p>-42</text:p>
          </table:table-cell>
          <table:table-cell table:style-name="ce81" table:formula="of:=IF(ISBLANK([.A52]);&quot;&quot;;-([.$A52]-[.$A51])*24*60/([.$B52]-[.$B51]))" office:value-type="float" office:value="34.1907198076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01:47:10.47449" calcext:value-type="date">
            <text:p>20251105T0147</text:p>
          </table:table-cell>
          <table:table-cell table:style-name="ce78" office:value-type="float" office:value="4300" calcext:value-type="float">
            <text:p>4300</text:p>
          </table:table-cell>
          <table:table-cell table:style-name="ce79" table:formula="of:=IF(ISBLANK([.$A53]);&quot;&quot;;([.$A53]-[.$A52])*24)" office:value-type="float" office:value="12.1551829471717" calcext:value-type="float">
            <text:p>12.2</text:p>
          </table:table-cell>
          <table:table-cell table:style-name="ce81" table:formula="of:=IF(ISBLANK([.$A53]);&quot;&quot;;([.$B53]-[.$B52])/([.$A53]-[.$A52]))" office:value-type="float" office:value="-39.4893274816311" calcext:value-type="float">
            <text:p>-39</text:p>
          </table:table-cell>
          <table:table-cell table:style-name="ce81" table:formula="of:=IF(ISBLANK([.A53]);&quot;&quot;;-([.$A53]-[.$A52])*24*60/([.$B53]-[.$B52]))" office:value-type="float" office:value="36.46554884151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20:29:04.97554" calcext:value-type="date">
            <text:p>20251105T2029</text:p>
          </table:table-cell>
          <table:table-cell table:style-name="ce78" office:value-type="float" office:value="4266" calcext:value-type="float">
            <text:p>4266</text:p>
          </table:table-cell>
          <table:table-cell table:style-name="ce79" table:formula="of:=IF(ISBLANK([.$A54]);&quot;&quot;;([.$A54]-[.$A53])*24)" office:value-type="float" office:value="18.6984725141081" calcext:value-type="float">
            <text:p>18.7</text:p>
          </table:table-cell>
          <table:table-cell table:style-name="ce81" table:formula="of:=IF(ISBLANK([.$A54]);&quot;&quot;;([.$B54]-[.$B53])/([.$A54]-[.$A53]))" office:value-type="float" office:value="-43.6399283088138" calcext:value-type="float">
            <text:p>-44</text:p>
          </table:table-cell>
          <table:table-cell table:style-name="ce81" table:formula="of:=IF(ISBLANK([.A54]);&quot;&quot;;-([.$A54]-[.$A53])*24*60/([.$B54]-[.$B53]))" office:value-type="float" office:value="32.997304436661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00:38:41.74232" calcext:value-type="date">
            <text:p>20251106T0038</text:p>
          </table:table-cell>
          <table:table-cell table:style-name="ce78" office:value-type="float" office:value="4260" calcext:value-type="float">
            <text:p>4260</text:p>
          </table:table-cell>
          <table:table-cell table:style-name="ce79" table:formula="of:=IF(ISBLANK([.$A55]);&quot;&quot;;([.$A55]-[.$A54])*24)" office:value-type="float" office:value="4.16021299443667" calcext:value-type="float">
            <text:p>4.2</text:p>
          </table:table-cell>
          <table:table-cell table:style-name="ce81" table:formula="of:=IF(ISBLANK([.$A55]);&quot;&quot;;([.$B55]-[.$B54])/([.$A55]-[.$A54]))" office:value-type="float" office:value="-34.6136123781564" calcext:value-type="float">
            <text:p>-35</text:p>
          </table:table-cell>
          <table:table-cell table:style-name="ce81" table:formula="of:=IF(ISBLANK([.A55]);&quot;&quot;;-([.$A55]-[.$A54])*24*60/([.$B55]-[.$B54]))" office:value-type="float" office:value="41.6021299443667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10:48:17.58669" calcext:value-type="date">
            <text:p>20251106T1048</text:p>
          </table:table-cell>
          <table:table-cell table:style-name="ce78" office:value-type="float" office:value="4240" calcext:value-type="float">
            <text:p>4240</text:p>
          </table:table-cell>
          <table:table-cell table:style-name="ce79" table:formula="of:=IF(ISBLANK([.$A56]);&quot;&quot;;([.$A56]-[.$A55])*24)" office:value-type="float" office:value="10.1599567694356" calcext:value-type="float">
            <text:p>10.2</text:p>
          </table:table-cell>
          <table:table-cell table:style-name="ce81" table:formula="of:=IF(ISBLANK([.$A56]);&quot;&quot;;([.$B56]-[.$B55])/([.$A56]-[.$A55]))" office:value-type="float" office:value="-47.244295511571" calcext:value-type="float">
            <text:p>-47</text:p>
          </table:table-cell>
          <table:table-cell table:style-name="ce81" table:formula="of:=IF(ISBLANK([.A56]);&quot;&quot;;-([.$A56]-[.$A55])*24*60/([.$B56]-[.$B55]))" office:value-type="float" office:value="30.479870308306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23:33:37.16457" calcext:value-type="date">
            <text:p>20251106T2333</text:p>
          </table:table-cell>
          <table:table-cell table:style-name="ce78" office:value-type="float" office:value="4220" calcext:value-type="float">
            <text:p>4220</text:p>
          </table:table-cell>
          <table:table-cell table:style-name="ce79" table:formula="of:=IF(ISBLANK([.$A57]);&quot;&quot;;([.$A57]-[.$A56])*24)" office:value-type="float" office:value="12.7554382999658" calcext:value-type="float">
            <text:p>12.8</text:p>
          </table:table-cell>
          <table:table-cell table:style-name="ce81" table:formula="of:=IF(ISBLANK([.$A57]);&quot;&quot;;([.$B57]-[.$B56])/([.$A57]-[.$A56]))" office:value-type="float" office:value="-37.631007944375" calcext:value-type="float">
            <text:p>-38</text:p>
          </table:table-cell>
          <table:table-cell table:style-name="ce81" table:formula="of:=IF(ISBLANK([.A57]);&quot;&quot;;-([.$A57]-[.$A56])*24*60/([.$B57]-[.$B56]))" office:value-type="float" office:value="38.266314899897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7T20:12:09.05586" calcext:value-type="date">
            <text:p>20251107T2012</text:p>
          </table:table-cell>
          <table:table-cell table:style-name="ce78" office:value-type="float" office:value="4180" calcext:value-type="float">
            <text:p>4180</text:p>
          </table:table-cell>
          <table:table-cell table:style-name="ce79" table:formula="of:=IF(ISBLANK([.$A58]);&quot;&quot;;([.$A58]-[.$A57])*24)" office:value-type="float" office:value="20.6421920250286" calcext:value-type="float">
            <text:p>20.6</text:p>
          </table:table-cell>
          <table:table-cell table:style-name="ce81" table:formula="of:=IF(ISBLANK([.$A58]);&quot;&quot;;([.$B58]-[.$B57])/([.$A58]-[.$A57]))" office:value-type="float" office:value="-46.5066887681309" calcext:value-type="float">
            <text:p>-47</text:p>
          </table:table-cell>
          <table:table-cell table:style-name="ce81" table:formula="of:=IF(ISBLANK([.A58]);&quot;&quot;;-([.$A58]-[.$A57])*24*60/([.$B58]-[.$B57]))" office:value-type="float" office:value="30.9632880375429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13:04:36.88394" calcext:value-type="date">
            <text:p>20251108T1304</text:p>
          </table:table-cell>
          <table:table-cell table:style-name="ce78" office:value-type="float" office:value="4160" calcext:value-type="float">
            <text:p>4160</text:p>
          </table:table-cell>
          <table:table-cell table:style-name="ce79" table:formula="of:=IF(ISBLANK([.$A59]);&quot;&quot;;([.$A59]-[.$A58])*24)" office:value-type="float" office:value="16.874396688945" calcext:value-type="float">
            <text:p>16.9</text:p>
          </table:table-cell>
          <table:table-cell table:style-name="ce81" table:formula="of:=IF(ISBLANK([.$A59]);&quot;&quot;;([.$B59]-[.$B58])/([.$A59]-[.$A58]))" office:value-type="float" office:value="-28.4454614199312" calcext:value-type="float">
            <text:p>-28</text:p>
          </table:table-cell>
          <table:table-cell table:style-name="ce81" table:formula="of:=IF(ISBLANK([.A59]);&quot;&quot;;-([.$A59]-[.$A58])*24*60/([.$B59]-[.$B58]))" office:value-type="float" office:value="50.6231900668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20:38:44.96929" calcext:value-type="date">
            <text:p>20251108T2038</text:p>
          </table:table-cell>
          <table:table-cell table:style-name="ce78" office:value-type="float" office:value="4140" calcext:value-type="float">
            <text:p>4140</text:p>
          </table:table-cell>
          <table:table-cell table:style-name="ce79" table:formula="of:=IF(ISBLANK([.$A60]);&quot;&quot;;([.$A60]-[.$A59])*24)" office:value-type="float" office:value="7.56891259714028" calcext:value-type="float">
            <text:p>7.6</text:p>
          </table:table-cell>
          <table:table-cell table:style-name="ce81" table:formula="of:=IF(ISBLANK([.$A60]);&quot;&quot;;([.$B60]-[.$B59])/([.$A60]-[.$A59]))" office:value-type="float" office:value="-63.4172998881446" calcext:value-type="float">
            <text:p>-63</text:p>
          </table:table-cell>
          <table:table-cell table:style-name="ce81" table:formula="of:=IF(ISBLANK([.A60]);&quot;&quot;;-([.$A60]-[.$A59])*24*60/([.$B60]-[.$B59]))" office:value-type="float" office:value="22.7067377914208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11:18:02.31097" calcext:value-type="date">
            <text:p>20251109T1118</text:p>
          </table:table-cell>
          <table:table-cell table:style-name="ce78" office:value-type="float" office:value="4120" calcext:value-type="float">
            <text:p>4120</text:p>
          </table:table-cell>
          <table:table-cell table:style-name="ce79" table:formula="of:=IF(ISBLANK([.$A61]);&quot;&quot;;([.$A61]-[.$A60])*24)" office:value-type="float" office:value="14.6548171332686" calcext:value-type="float">
            <text:p>14.7</text:p>
          </table:table-cell>
          <table:table-cell table:style-name="ce81" table:formula="of:=IF(ISBLANK([.$A61]);&quot;&quot;;([.$B61]-[.$B60])/([.$A61]-[.$A60]))" office:value-type="float" office:value="-32.7537352145001" calcext:value-type="float">
            <text:p>-33</text:p>
          </table:table-cell>
          <table:table-cell table:style-name="ce81" table:formula="of:=IF(ISBLANK([.A61]);&quot;&quot;;-([.$A61]-[.$A60])*24*60/([.$B61]-[.$B60]))" office:value-type="float" office:value="43.96445139980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20:35:15.76517" calcext:value-type="date">
            <text:p>20251109T2035</text:p>
          </table:table-cell>
          <table:table-cell table:style-name="ce78" office:value-type="float" office:value="4100" calcext:value-type="float">
            <text:p>4100</text:p>
          </table:table-cell>
          <table:table-cell table:style-name="ce79" table:formula="of:=IF(ISBLANK([.$A62]);&quot;&quot;;([.$A62]-[.$A61])*24)" office:value-type="float" office:value="9.2870706111425" calcext:value-type="float">
            <text:p>9.3</text:p>
          </table:table-cell>
          <table:table-cell table:style-name="ce81" table:formula="of:=IF(ISBLANK([.$A62]);&quot;&quot;;([.$B62]-[.$B61])/([.$A62]-[.$A61]))" office:value-type="float" office:value="-51.6847583159433" calcext:value-type="float">
            <text:p>-52</text:p>
          </table:table-cell>
          <table:table-cell table:style-name="ce81" table:formula="of:=IF(ISBLANK([.A62]);&quot;&quot;;-([.$A62]-[.$A61])*24*60/([.$B62]-[.$B61]))" office:value-type="float" office:value="27.861211833427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0T13:33:31.00938" calcext:value-type="date">
            <text:p>20251110T1333</text:p>
          </table:table-cell>
          <table:table-cell table:style-name="ce78" office:value-type="float" office:value="4080" calcext:value-type="float">
            <text:p>4080</text:p>
          </table:table-cell>
          <table:table-cell table:style-name="ce79" table:formula="of:=IF(ISBLANK([.$A63]);&quot;&quot;;([.$A63]-[.$A62])*24)" office:value-type="float" office:value="16.9709011693483" calcext:value-type="float">
            <text:p>17.0</text:p>
          </table:table-cell>
          <table:table-cell table:style-name="ce81" table:formula="of:=IF(ISBLANK([.$A63]);&quot;&quot;;([.$B63]-[.$B62])/([.$A63]-[.$A62]))" office:value-type="float" office:value="-28.2837072239241" calcext:value-type="float">
            <text:p>-28</text:p>
          </table:table-cell>
          <table:table-cell table:style-name="ce81" table:formula="of:=IF(ISBLANK([.A63]);&quot;&quot;;-([.$A63]-[.$A62])*24*60/([.$B63]-[.$B62]))" office:value-type="float" office:value="50.91270350804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12:39:32.63928" calcext:value-type="date">
            <text:p>20251111T1239</text:p>
          </table:table-cell>
          <table:table-cell table:style-name="ce78" office:value-type="float" office:value="4040" calcext:value-type="float">
            <text:p>4040</text:p>
          </table:table-cell>
          <table:table-cell table:style-name="ce79" table:formula="of:=IF(ISBLANK([.$A64]);&quot;&quot;;([.$A64]-[.$A63])*24)" office:value-type="float" office:value="23.1004527501061" calcext:value-type="float">
            <text:p>23.1</text:p>
          </table:table-cell>
          <table:table-cell table:style-name="ce81" table:formula="of:=IF(ISBLANK([.$A64]);&quot;&quot;;([.$B64]-[.$B63])/([.$A64]-[.$A63]))" office:value-type="float" office:value="-41.5576270467509" calcext:value-type="float">
            <text:p>-42</text:p>
          </table:table-cell>
          <table:table-cell table:style-name="ce81" table:formula="of:=IF(ISBLANK([.A64]);&quot;&quot;;-([.$A64]-[.$A63])*24*60/([.$B64]-[.$B63]))" office:value-type="float" office:value="34.6506791251592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21:37:24.67453" calcext:value-type="date">
            <text:p>20251111T2137</text:p>
          </table:table-cell>
          <table:table-cell table:style-name="ce78" office:value-type="float" office:value="4020" calcext:value-type="float">
            <text:p>4020</text:p>
          </table:table-cell>
          <table:table-cell table:style-name="ce79" table:formula="of:=IF(ISBLANK([.$A65]);&quot;&quot;;([.$A65]-[.$A64])*24)" office:value-type="float" office:value="8.96445423597444" calcext:value-type="float">
            <text:p>9.0</text:p>
          </table:table-cell>
          <table:table-cell table:style-name="ce81" table:formula="of:=IF(ISBLANK([.$A65]);&quot;&quot;;([.$B65]-[.$B64])/([.$A65]-[.$A64]))" office:value-type="float" office:value="-53.5448101317485" calcext:value-type="float">
            <text:p>-54</text:p>
          </table:table-cell>
          <table:table-cell table:style-name="ce81" table:formula="of:=IF(ISBLANK([.A65]);&quot;&quot;;-([.$A65]-[.$A64])*24*60/([.$B65]-[.$B64]))" office:value-type="float" office:value="26.8933627079233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15:27:07.52572" calcext:value-type="date">
            <text:p>20251112T1527</text:p>
          </table:table-cell>
          <table:table-cell table:style-name="ce78" office:value-type="float" office:value="4000" calcext:value-type="float">
            <text:p>4000</text:p>
          </table:table-cell>
          <table:table-cell table:style-name="ce79" table:formula="of:=IF(ISBLANK([.$A66]);&quot;&quot;;([.$A66]-[.$A65])*24)" office:value-type="float" office:value="17.8285697751561" calcext:value-type="float">
            <text:p>17.8</text:p>
          </table:table-cell>
          <table:table-cell table:style-name="ce81" table:formula="of:=IF(ISBLANK([.$A66]);&quot;&quot;;([.$B66]-[.$B65])/([.$A66]-[.$A65]))" office:value-type="float" office:value="-26.9230794199136" calcext:value-type="float">
            <text:p>-27</text:p>
          </table:table-cell>
          <table:table-cell table:style-name="ce81" table:formula="of:=IF(ISBLANK([.A66]);&quot;&quot;;-([.$A66]-[.$A65])*24*60/([.$B66]-[.$B65]))" office:value-type="float" office:value="53.485709325468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23:27:01.71356" calcext:value-type="date">
            <text:p>20251112T2327</text:p>
          </table:table-cell>
          <table:table-cell table:style-name="ce78" office:value-type="float" office:value="3980" calcext:value-type="float">
            <text:p>3980</text:p>
          </table:table-cell>
          <table:table-cell table:style-name="ce79" table:formula="of:=IF(ISBLANK([.$A67]);&quot;&quot;;([.$A67]-[.$A66])*24)" office:value-type="float" office:value="7.99838551122222" calcext:value-type="float">
            <text:p>8.0</text:p>
          </table:table-cell>
          <table:table-cell table:style-name="ce81" table:formula="of:=IF(ISBLANK([.$A67]);&quot;&quot;;([.$B67]-[.$B66])/([.$A67]-[.$A66]))" office:value-type="float" office:value="-60.0121111099897" calcext:value-type="float">
            <text:p>-60</text:p>
          </table:table-cell>
          <table:table-cell table:style-name="ce81" table:formula="of:=IF(ISBLANK([.A67]);&quot;&quot;;-([.$A67]-[.$A66])*24*60/([.$B67]-[.$B66]))" office:value-type="float" office:value="23.9951565336667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3T15:02:52.94583" calcext:value-type="date">
            <text:p>20251113T1502</text:p>
          </table:table-cell>
          <table:table-cell table:style-name="ce78" office:value-type="float" office:value="3960" calcext:value-type="float">
            <text:p>3960</text:p>
          </table:table-cell>
          <table:table-cell table:style-name="ce79" table:formula="of:=IF(ISBLANK([.$A68]);&quot;&quot;;([.$A68]-[.$A67])*24)" office:value-type="float" office:value="15.5975645193247" calcext:value-type="float">
            <text:p>15.6</text:p>
          </table:table-cell>
          <table:table-cell table:style-name="ce81" table:formula="of:=IF(ISBLANK([.$A68]);&quot;&quot;;([.$B68]-[.$B67])/([.$A68]-[.$A67]))" office:value-type="float" office:value="-30.7740352287244" calcext:value-type="float">
            <text:p>-31</text:p>
          </table:table-cell>
          <table:table-cell table:style-name="ce81" table:formula="of:=IF(ISBLANK([.A68]);&quot;&quot;;-([.$A68]-[.$A67])*24*60/([.$B68]-[.$B67]))" office:value-type="float" office:value="46.792693557974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07:19:51.09055" calcext:value-type="date">
            <text:p>20251114T0719</text:p>
          </table:table-cell>
          <table:table-cell table:style-name="ce78" office:value-type="float" office:value="3940" calcext:value-type="float">
            <text:p>3940</text:p>
          </table:table-cell>
          <table:table-cell table:style-name="ce79" table:formula="of:=IF(ISBLANK([.$A69]);&quot;&quot;;([.$A69]-[.$A68])*24)" office:value-type="float" office:value="16.2828179775969" calcext:value-type="float">
            <text:p>16.3</text:p>
          </table:table-cell>
          <table:table-cell table:style-name="ce81" table:formula="of:=IF(ISBLANK([.$A69]);&quot;&quot;;([.$B69]-[.$B68])/([.$A69]-[.$A68]))" office:value-type="float" office:value="-29.4789268454894" calcext:value-type="float">
            <text:p>-29</text:p>
          </table:table-cell>
          <table:table-cell table:style-name="ce81" table:formula="of:=IF(ISBLANK([.A69]);&quot;&quot;;-([.$A69]-[.$A68])*24*60/([.$B69]-[.$B68]))" office:value-type="float" office:value="48.84845393279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18:17:21.42734" calcext:value-type="date">
            <text:p>20251114T1817</text:p>
          </table:table-cell>
          <table:table-cell table:style-name="ce78" office:value-type="float" office:value="3920" calcext:value-type="float">
            <text:p>3920</text:p>
          </table:table-cell>
          <table:table-cell table:style-name="ce79" table:formula="of:=IF(ISBLANK([.$A70]);&quot;&quot;;([.$A70]-[.$A69])*24)" office:value-type="float" office:value="10.9584268862961" calcext:value-type="float">
            <text:p>11.0</text:p>
          </table:table-cell>
          <table:table-cell table:style-name="ce81" table:formula="of:=IF(ISBLANK([.$A70]);&quot;&quot;;([.$B70]-[.$B69])/([.$A70]-[.$A69]))" office:value-type="float" office:value="-43.801907425258" calcext:value-type="float">
            <text:p>-44</text:p>
          </table:table-cell>
          <table:table-cell table:style-name="ce81" table:formula="of:=IF(ISBLANK([.A70]);&quot;&quot;;-([.$A70]-[.$A69])*24*60/([.$B70]-[.$B69]))" office:value-type="float" office:value="32.875280658888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06:35:44.08029" calcext:value-type="date">
            <text:p>20251115T0635</text:p>
          </table:table-cell>
          <table:table-cell table:style-name="ce78" office:value-type="float" office:value="3900" calcext:value-type="float">
            <text:p>3900</text:p>
          </table:table-cell>
          <table:table-cell table:style-name="ce79" table:formula="of:=IF(ISBLANK([.$A71]);&quot;&quot;;([.$A71]-[.$A70])*24)" office:value-type="float" office:value="12.3062924862022" calcext:value-type="float">
            <text:p>12.3</text:p>
          </table:table-cell>
          <table:table-cell table:style-name="ce81" table:formula="of:=IF(ISBLANK([.$A71]);&quot;&quot;;([.$B71]-[.$B70])/([.$A71]-[.$A70]))" office:value-type="float" office:value="-39.0044361888989" calcext:value-type="float">
            <text:p>-39</text:p>
          </table:table-cell>
          <table:table-cell table:style-name="ce81" table:formula="of:=IF(ISBLANK([.A71]);&quot;&quot;;-([.$A71]-[.$A70])*24*60/([.$B71]-[.$B70]))" office:value-type="float" office:value="36.91887745860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21:10:06.12363" calcext:value-type="date">
            <text:p>20251115T2110</text:p>
          </table:table-cell>
          <table:table-cell table:style-name="ce78" office:value-type="float" office:value="3880" calcext:value-type="float">
            <text:p>3880</text:p>
          </table:table-cell>
          <table:table-cell table:style-name="ce79" table:formula="of:=IF(ISBLANK([.$A72]);&quot;&quot;;([.$A72]-[.$A71])*24)" office:value-type="float" office:value="14.5727898166514" calcext:value-type="float">
            <text:p>14.6</text:p>
          </table:table-cell>
          <table:table-cell table:style-name="ce81" table:formula="of:=IF(ISBLANK([.$A72]);&quot;&quot;;([.$B72]-[.$B71])/([.$A72]-[.$A71]))" office:value-type="float" office:value="-32.9380994332008" calcext:value-type="float">
            <text:p>-33</text:p>
          </table:table-cell>
          <table:table-cell table:style-name="ce81" table:formula="of:=IF(ISBLANK([.A72]);&quot;&quot;;-([.$A72]-[.$A71])*24*60/([.$B72]-[.$B71]))" office:value-type="float" office:value="43.7183694499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6T06:08:18.153" calcext:value-type="date">
            <text:p>20251116T0608</text:p>
          </table:table-cell>
          <table:table-cell table:style-name="ce78" office:value-type="float" office:value="3860" calcext:value-type="float">
            <text:p>3860</text:p>
          </table:table-cell>
          <table:table-cell table:style-name="ce79" table:formula="of:=IF(ISBLANK([.$A73]);&quot;&quot;;([.$A73]-[.$A72])*24)" office:value-type="float" office:value="8.97000815818306" calcext:value-type="float">
            <text:p>9.0</text:p>
          </table:table-cell>
          <table:table-cell table:style-name="ce81" table:formula="of:=IF(ISBLANK([.$A73]);&quot;&quot;;([.$B73]-[.$B72])/([.$A73]-[.$A72]))" office:value-type="float" office:value="-53.5116570169572" calcext:value-type="float">
            <text:p>-54</text:p>
          </table:table-cell>
          <table:table-cell table:style-name="ce81" table:formula="of:=IF(ISBLANK([.A73]);&quot;&quot;;-([.$A73]-[.$A72])*24*60/([.$B73]-[.$B72]))" office:value-type="float" office:value="26.9100244745492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06:48:55.2408" calcext:value-type="date">
            <text:p>20251117T0648</text:p>
          </table:table-cell>
          <table:table-cell table:style-name="ce78" office:value-type="float" office:value="3840" calcext:value-type="float">
            <text:p>3840</text:p>
          </table:table-cell>
          <table:table-cell table:style-name="ce79" table:formula="of:=IF(ISBLANK([.$A74]);&quot;&quot;;([.$A74]-[.$A73])*24)" office:value-type="float" office:value="24.6769688333733" calcext:value-type="float">
            <text:p>24.7</text:p>
          </table:table-cell>
          <table:table-cell table:style-name="ce81" table:formula="of:=IF(ISBLANK([.$A74]);&quot;&quot;;([.$B74]-[.$B73])/([.$A74]-[.$A73]))" office:value-type="float" office:value="-19.4513355040123" calcext:value-type="float">
            <text:p>-19</text:p>
          </table:table-cell>
          <table:table-cell table:style-name="ce81" table:formula="of:=IF(ISBLANK([.A74]);&quot;&quot;;-([.$A74]-[.$A73])*24*60/([.$B74]-[.$B73]))" office:value-type="float" office:value="74.03090650012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15:37:39.27166" calcext:value-type="date">
            <text:p>20251117T1537</text:p>
          </table:table-cell>
          <table:table-cell table:style-name="ce78" office:value-type="float" office:value="3820" calcext:value-type="float">
            <text:p>3820</text:p>
          </table:table-cell>
          <table:table-cell table:style-name="ce79" table:formula="of:=IF(ISBLANK([.$A75]);&quot;&quot;;([.$A75]-[.$A74])*24)" office:value-type="float" office:value="8.81223079422472" calcext:value-type="float">
            <text:p>8.8</text:p>
          </table:table-cell>
          <table:table-cell table:style-name="ce81" table:formula="of:=IF(ISBLANK([.$A75]);&quot;&quot;;([.$B75]-[.$B74])/([.$A75]-[.$A74]))" office:value-type="float" office:value="-54.4697490577049" calcext:value-type="float">
            <text:p>-54</text:p>
          </table:table-cell>
          <table:table-cell table:style-name="ce81" table:formula="of:=IF(ISBLANK([.A75]);&quot;&quot;;-([.$A75]-[.$A74])*24*60/([.$B75]-[.$B74]))" office:value-type="float" office:value="26.436692382674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8T03:31:33.38084" calcext:value-type="date">
            <text:p>20251118T0331</text:p>
          </table:table-cell>
          <table:table-cell table:style-name="ce78" office:value-type="float" office:value="3800" calcext:value-type="float">
            <text:p>3800</text:p>
          </table:table-cell>
          <table:table-cell table:style-name="ce79" table:formula="of:=IF(ISBLANK([.$A76]);&quot;&quot;;([.$A76]-[.$A75])*24)" office:value-type="float" office:value="11.8983636613119" calcext:value-type="float">
            <text:p>11.9</text:p>
          </table:table-cell>
          <table:table-cell table:style-name="ce81" table:formula="of:=IF(ISBLANK([.$A76]);&quot;&quot;;([.$B76]-[.$B75])/([.$A76]-[.$A75]))" office:value-type="float" office:value="-40.3416817356778" calcext:value-type="float">
            <text:p>-40</text:p>
          </table:table-cell>
          <table:table-cell table:style-name="ce81" table:formula="of:=IF(ISBLANK([.A76]);&quot;&quot;;-([.$A76]-[.$A75])*24*60/([.$B76]-[.$B75]))" office:value-type="float" office:value="35.6950909839358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00:31:01.75169" calcext:value-type="date">
            <text:p>20251119T0031</text:p>
          </table:table-cell>
          <table:table-cell table:style-name="ce78" office:value-type="float" office:value="3780" calcext:value-type="float">
            <text:p>3780</text:p>
          </table:table-cell>
          <table:table-cell table:style-name="ce79" table:formula="of:=IF(ISBLANK([.$A77]);&quot;&quot;;([.$A77]-[.$A76])*24)" office:value-type="float" office:value="20.9912141250678" calcext:value-type="float">
            <text:p>21.0</text:p>
          </table:table-cell>
          <table:table-cell table:style-name="ce81" table:formula="of:=IF(ISBLANK([.$A77]);&quot;&quot;;([.$B77]-[.$B76])/([.$A77]-[.$A76]))" office:value-type="float" office:value="-22.8667097167468" calcext:value-type="float">
            <text:p>-23</text:p>
          </table:table-cell>
          <table:table-cell table:style-name="ce81" table:formula="of:=IF(ISBLANK([.A77]);&quot;&quot;;-([.$A77]-[.$A76])*24*60/([.$B77]-[.$B76]))" office:value-type="float" office:value="62.9736423752034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13:01:07.99415" calcext:value-type="date">
            <text:p>20251119T1301</text:p>
          </table:table-cell>
          <table:table-cell table:style-name="ce78" office:value-type="float" office:value="3760" calcext:value-type="float">
            <text:p>3760</text:p>
          </table:table-cell>
          <table:table-cell table:style-name="ce79" table:formula="of:=IF(ISBLANK([.$A78]);&quot;&quot;;([.$A78]-[.$A77])*24)" office:value-type="float" office:value="12.5017340165794" calcext:value-type="float">
            <text:p>12.5</text:p>
          </table:table-cell>
          <table:table-cell table:style-name="ce81" table:formula="of:=IF(ISBLANK([.$A78]);&quot;&quot;;([.$B78]-[.$B77])/([.$A78]-[.$A77]))" office:value-type="float" office:value="-38.3946738399199" calcext:value-type="float">
            <text:p>-38</text:p>
          </table:table-cell>
          <table:table-cell table:style-name="ce81" table:formula="of:=IF(ISBLANK([.A78]);&quot;&quot;;-([.$A78]-[.$A77])*24*60/([.$B78]-[.$B77]))" office:value-type="float" office:value="37.50520204973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03:36:51.55662" calcext:value-type="date">
            <text:p>20251120T0336</text:p>
          </table:table-cell>
          <table:table-cell table:style-name="ce78" office:value-type="float" office:value="3740" calcext:value-type="float">
            <text:p>3740</text:p>
          </table:table-cell>
          <table:table-cell table:style-name="ce79" table:formula="of:=IF(ISBLANK([.$A79]);&quot;&quot;;([.$A79]-[.$A78])*24)" office:value-type="float" office:value="14.5954340194583" calcext:value-type="float">
            <text:p>14.6</text:p>
          </table:table-cell>
          <table:table-cell table:style-name="ce81" table:formula="of:=IF(ISBLANK([.$A79]);&quot;&quot;;([.$B79]-[.$B78])/([.$A79]-[.$A78]))" office:value-type="float" office:value="-32.8869973554794" calcext:value-type="float">
            <text:p>-33</text:p>
          </table:table-cell>
          <table:table-cell table:style-name="ce81" table:formula="of:=IF(ISBLANK([.A79]);&quot;&quot;;-([.$A79]-[.$A78])*24*60/([.$B79]-[.$B78]))" office:value-type="float" office:value="43.786302058375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18:37:31.19263" calcext:value-type="date">
            <text:p>20251120T1837</text:p>
          </table:table-cell>
          <table:table-cell table:style-name="ce78" office:value-type="float" office:value="3720" calcext:value-type="float">
            <text:p>3720</text:p>
          </table:table-cell>
          <table:table-cell table:style-name="ce79" table:formula="of:=IF(ISBLANK([.$A80]);&quot;&quot;;([.$A80]-[.$A79])*24)" office:value-type="float" office:value="15.0110100026358" calcext:value-type="float">
            <text:p>15.0</text:p>
          </table:table-cell>
          <table:table-cell table:style-name="ce81" table:formula="of:=IF(ISBLANK([.$A80]);&quot;&quot;;([.$B80]-[.$B79])/([.$A80]-[.$A79]))" office:value-type="float" office:value="-31.9765292219321" calcext:value-type="float">
            <text:p>-32</text:p>
          </table:table-cell>
          <table:table-cell table:style-name="ce81" table:formula="of:=IF(ISBLANK([.A80]);&quot;&quot;;-([.$A80]-[.$A79])*24*60/([.$B80]-[.$B79]))" office:value-type="float" office:value="45.033030007907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1T05:10:59.13009" calcext:value-type="date">
            <text:p>20251121T0510</text:p>
          </table:table-cell>
          <table:table-cell table:style-name="ce78" office:value-type="float" office:value="3700" calcext:value-type="float">
            <text:p>3700</text:p>
          </table:table-cell>
          <table:table-cell table:style-name="ce79" table:formula="of:=IF(ISBLANK([.$A81]);&quot;&quot;;([.$A81]-[.$A80])*24)" office:value-type="float" office:value="10.5577604058197" calcext:value-type="float">
            <text:p>10.6</text:p>
          </table:table-cell>
          <table:table-cell table:style-name="ce81" table:formula="of:=IF(ISBLANK([.$A81]);&quot;&quot;;([.$B81]-[.$B80])/([.$A81]-[.$A80]))" office:value-type="float" office:value="-45.4641876259487" calcext:value-type="float">
            <text:p>-45</text:p>
          </table:table-cell>
          <table:table-cell table:style-name="ce81" table:formula="of:=IF(ISBLANK([.A81]);&quot;&quot;;-([.$A81]-[.$A80])*24*60/([.$B81]-[.$B80]))" office:value-type="float" office:value="31.673281217459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13:59:53.98667" calcext:value-type="date">
            <text:p>20251122T1359</text:p>
          </table:table-cell>
          <table:table-cell table:style-name="ce78" office:value-type="float" office:value="3660" calcext:value-type="float">
            <text:p>3660</text:p>
          </table:table-cell>
          <table:table-cell table:style-name="ce79" table:formula="of:=IF(ISBLANK([.$A82]);&quot;&quot;;([.$A82]-[.$A81])*24)" office:value-type="float" office:value="32.8152379387172" calcext:value-type="float">
            <text:p>32.8</text:p>
          </table:table-cell>
          <table:table-cell table:style-name="ce81" table:formula="of:=IF(ISBLANK([.$A82]);&quot;&quot;;([.$B82]-[.$B81])/([.$A82]-[.$A81]))" office:value-type="float" office:value="-29.2547017880172" calcext:value-type="float">
            <text:p>-29</text:p>
          </table:table-cell>
          <table:table-cell table:style-name="ce81" table:formula="of:=IF(ISBLANK([.A82]);&quot;&quot;;-([.$A82]-[.$A81])*24*60/([.$B82]-[.$B81]))" office:value-type="float" office:value="49.22285690807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22:21:09.39775" calcext:value-type="date">
            <text:p>20251122T2221</text:p>
          </table:table-cell>
          <table:table-cell table:style-name="ce78" office:value-type="float" office:value="3640" calcext:value-type="float">
            <text:p>3640</text:p>
          </table:table-cell>
          <table:table-cell table:style-name="ce79" table:formula="of:=IF(ISBLANK([.$A83]);&quot;&quot;;([.$A83]-[.$A82])*24)" office:value-type="float" office:value="8.35428085550639" calcext:value-type="float">
            <text:p>8.4</text:p>
          </table:table-cell>
          <table:table-cell table:style-name="ce81" table:formula="of:=IF(ISBLANK([.$A83]);&quot;&quot;;([.$B83]-[.$B82])/([.$A83]-[.$A82]))" office:value-type="float" office:value="-57.4555737713351" calcext:value-type="float">
            <text:p>-57</text:p>
          </table:table-cell>
          <table:table-cell table:style-name="ce81" table:formula="of:=IF(ISBLANK([.A83]);&quot;&quot;;-([.$A83]-[.$A82])*24*60/([.$B83]-[.$B82]))" office:value-type="float" office:value="25.062842566519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3T22:44:23.35524" calcext:value-type="date">
            <text:p>20251123T2244</text:p>
          </table:table-cell>
          <table:table-cell table:style-name="ce78" office:value-type="float" office:value="3610" calcext:value-type="float">
            <text:p>3610</text:p>
          </table:table-cell>
          <table:table-cell table:style-name="ce79" table:formula="of:=IF(ISBLANK([.$A84]);&quot;&quot;;([.$A84]-[.$A83])*24)" office:value-type="float" office:value="24.3872104137553" calcext:value-type="float">
            <text:p>24.4</text:p>
          </table:table-cell>
          <table:table-cell table:style-name="ce81" table:formula="of:=IF(ISBLANK([.$A84]);&quot;&quot;;([.$B84]-[.$B83])/([.$A84]-[.$A83]))" office:value-type="float" office:value="-29.5236719487151" calcext:value-type="float">
            <text:p>-30</text:p>
          </table:table-cell>
          <table:table-cell table:style-name="ce81" table:formula="of:=IF(ISBLANK([.A84]);&quot;&quot;;-([.$A84]-[.$A83])*24*60/([.$B84]-[.$B83]))" office:value-type="float" office:value="48.774420827510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4T21:17:13.13515" calcext:value-type="date">
            <text:p>20251124T2117</text:p>
          </table:table-cell>
          <table:table-cell table:style-name="ce78" office:value-type="float" office:value="3580" calcext:value-type="float">
            <text:p>3580</text:p>
          </table:table-cell>
          <table:table-cell table:style-name="ce79" table:formula="of:=IF(ISBLANK([.$A85]);&quot;&quot;;([.$A85]-[.$A84])*24)" office:value-type="float" office:value="22.5471610864042" calcext:value-type="float">
            <text:p>22.5</text:p>
          </table:table-cell>
          <table:table-cell table:style-name="ce81" table:formula="of:=IF(ISBLANK([.$A85]);&quot;&quot;;([.$B85]-[.$B84])/([.$A85]-[.$A84]))" office:value-type="float" office:value="-31.9330667502152" calcext:value-type="float">
            <text:p>-32</text:p>
          </table:table-cell>
          <table:table-cell table:style-name="ce81" table:formula="of:=IF(ISBLANK([.A85]);&quot;&quot;;-([.$A85]-[.$A84])*24*60/([.$B85]-[.$B84]))" office:value-type="float" office:value="45.094322172808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5T08:41:32.77548" calcext:value-type="date">
            <text:p>20251125T0841</text:p>
          </table:table-cell>
          <table:table-cell table:style-name="ce78" office:value-type="float" office:value="3560" calcext:value-type="float">
            <text:p>3560</text:p>
          </table:table-cell>
          <table:table-cell table:style-name="ce79" table:formula="of:=IF(ISBLANK([.$A86]);&quot;&quot;;([.$A86]-[.$A85])*24)" office:value-type="float" office:value="11.4054556471528" calcext:value-type="float">
            <text:p>11.4</text:p>
          </table:table-cell>
          <table:table-cell table:style-name="ce81" table:formula="of:=IF(ISBLANK([.$A86]);&quot;&quot;;([.$B86]-[.$B85])/([.$A86]-[.$A85]))" office:value-type="float" office:value="-42.0851226684508" calcext:value-type="float">
            <text:p>-42</text:p>
          </table:table-cell>
          <table:table-cell table:style-name="ce81" table:formula="of:=IF(ISBLANK([.A86]);&quot;&quot;;-([.$A86]-[.$A85])*24*60/([.$B86]-[.$B85]))" office:value-type="float" office:value="34.2163669414583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01:38:30.13198" calcext:value-type="date">
            <text:p>20251126T0138</text:p>
          </table:table-cell>
          <table:table-cell table:style-name="ce78" office:value-type="float" office:value="3540" calcext:value-type="float">
            <text:p>3540</text:p>
          </table:table-cell>
          <table:table-cell table:style-name="ce79" table:formula="of:=IF(ISBLANK([.$A87]);&quot;&quot;;([.$A87]-[.$A86])*24)" office:value-type="float" office:value="16.9492656943619" calcext:value-type="float">
            <text:p>16.9</text:p>
          </table:table-cell>
          <table:table-cell table:style-name="ce81" table:formula="of:=IF(ISBLANK([.$A87]);&quot;&quot;;([.$B87]-[.$B86])/([.$A87]-[.$A86]))" office:value-type="float" office:value="-28.3198109378667" calcext:value-type="float">
            <text:p>-28</text:p>
          </table:table-cell>
          <table:table-cell table:style-name="ce81" table:formula="of:=IF(ISBLANK([.A87]);&quot;&quot;;-([.$A87]-[.$A86])*24*60/([.$B87]-[.$B86]))" office:value-type="float" office:value="50.8477970830858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23:26:35.52218" calcext:value-type="date">
            <text:p>20251126T2326</text:p>
          </table:table-cell>
          <table:table-cell table:style-name="ce78" office:value-type="float" office:value="3510" calcext:value-type="float">
            <text:p>3510</text:p>
          </table:table-cell>
          <table:table-cell table:style-name="ce79" table:formula="of:=IF(ISBLANK([.$A88]);&quot;&quot;;([.$A88]-[.$A87])*24)" office:value-type="float" office:value="21.8014972780364" calcext:value-type="float">
            <text:p>21.8</text:p>
          </table:table-cell>
          <table:table-cell table:style-name="ce81" table:formula="of:=IF(ISBLANK([.$A88]);&quot;&quot;;([.$B88]-[.$B87])/([.$A88]-[.$A87]))" office:value-type="float" office:value="-33.0252546794276" calcext:value-type="float">
            <text:p>-33</text:p>
          </table:table-cell>
          <table:table-cell table:style-name="ce81" table:formula="of:=IF(ISBLANK([.A88]);&quot;&quot;;-([.$A88]-[.$A87])*24*60/([.$B88]-[.$B87]))" office:value-type="float" office:value="43.602994556072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7T06:09:47.25362" calcext:value-type="date">
            <text:p>20251127T0609</text:p>
          </table:table-cell>
          <table:table-cell table:style-name="ce78" office:value-type="float" office:value="3500" calcext:value-type="float">
            <text:p>3500</text:p>
          </table:table-cell>
          <table:table-cell table:style-name="ce79" table:formula="of:=IF(ISBLANK([.$A89]);&quot;&quot;;([.$A89]-[.$A88])*24)" office:value-type="float" office:value="6.71992539998583" calcext:value-type="float">
            <text:p>6.7</text:p>
          </table:table-cell>
          <table:table-cell table:style-name="ce81" table:formula="of:=IF(ISBLANK([.$A89]);&quot;&quot;;([.$B89]-[.$B88])/([.$A89]-[.$A88]))" office:value-type="float" office:value="-35.7146821898508" calcext:value-type="float">
            <text:p>-36</text:p>
          </table:table-cell>
          <table:table-cell table:style-name="ce81" table:formula="of:=IF(ISBLANK([.A89]);&quot;&quot;;-([.$A89]-[.$A88])*24*60/([.$B89]-[.$B88]))" office:value-type="float" office:value="40.31955239991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8T04:22:23.63595" calcext:value-type="date">
            <text:p>20251128T0422</text:p>
          </table:table-cell>
          <table:table-cell table:style-name="ce78" office:value-type="float" office:value="3480" calcext:value-type="float">
            <text:p>3480</text:p>
          </table:table-cell>
          <table:table-cell table:style-name="ce79" table:formula="of:=IF(ISBLANK([.$A90]);&quot;&quot;;([.$A90]-[.$A89])*24)" office:value-type="float" office:value="22.2101062025175" calcext:value-type="float">
            <text:p>22.2</text:p>
          </table:table-cell>
          <table:table-cell table:style-name="ce81" table:formula="of:=IF(ISBLANK([.$A90]);&quot;&quot;;([.$B90]-[.$B89])/([.$A90]-[.$A89]))" office:value-type="float" office:value="-21.6117831955973" calcext:value-type="float">
            <text:p>-22</text:p>
          </table:table-cell>
          <table:table-cell table:style-name="ce81" table:formula="of:=IF(ISBLANK([.A90]);&quot;&quot;;-([.$A90]-[.$A89])*24*60/([.$B90]-[.$B89]))" office:value-type="float" office:value="66.630318607552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9T13:36:26.22594" calcext:value-type="date">
            <text:p>20251129T1336</text:p>
          </table:table-cell>
          <table:table-cell table:style-name="ce78" office:value-type="float" office:value="3440" calcext:value-type="float">
            <text:p>3440</text:p>
          </table:table-cell>
          <table:table-cell table:style-name="ce79" table:formula="of:=IF(ISBLANK([.$A91]);&quot;&quot;;([.$A91]-[.$A90])*24)" office:value-type="float" office:value="33.23405277502" calcext:value-type="float">
            <text:p>33.2</text:p>
          </table:table-cell>
          <table:table-cell table:style-name="ce81" table:formula="of:=IF(ISBLANK([.$A91]);&quot;&quot;;([.$B91]-[.$B90])/([.$A91]-[.$A90]))" office:value-type="float" office:value="-28.8860346494236" calcext:value-type="float">
            <text:p>-29</text:p>
          </table:table-cell>
          <table:table-cell table:style-name="ce81" table:formula="of:=IF(ISBLANK([.A91]);&quot;&quot;;-([.$A91]-[.$A90])*24*60/([.$B91]-[.$B90]))" office:value-type="float" office:value="49.85107916253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04:11:00.16233" calcext:value-type="date">
            <text:p>20251130T0411</text:p>
          </table:table-cell>
          <table:table-cell table:style-name="ce78" office:value-type="float" office:value="3420" calcext:value-type="float">
            <text:p>3420</text:p>
          </table:table-cell>
          <table:table-cell table:style-name="ce79" table:formula="of:=IF(ISBLANK([.$A92]);&quot;&quot;;([.$A92]-[.$A91])*24)" office:value-type="float" office:value="14.5760934418067" calcext:value-type="float">
            <text:p>14.6</text:p>
          </table:table-cell>
          <table:table-cell table:style-name="ce81" table:formula="of:=IF(ISBLANK([.$A92]);&quot;&quot;;([.$B92]-[.$B91])/([.$A92]-[.$A91]))" office:value-type="float" office:value="-32.9306341178686" calcext:value-type="float">
            <text:p>-33</text:p>
          </table:table-cell>
          <table:table-cell table:style-name="ce81" table:formula="of:=IF(ISBLANK([.A92]);&quot;&quot;;-([.$A92]-[.$A91])*24*60/([.$B92]-[.$B91]))" office:value-type="float" office:value="43.72828032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22:05:50.83123" calcext:value-type="date">
            <text:p>20251130T2205</text:p>
          </table:table-cell>
          <table:table-cell table:style-name="ce78" office:value-type="float" office:value="3400" calcext:value-type="float">
            <text:p>3400</text:p>
          </table:table-cell>
          <table:table-cell table:style-name="ce79" table:formula="of:=IF(ISBLANK([.$A93]);&quot;&quot;;([.$A93]-[.$A92])*24)" office:value-type="float" office:value="17.9140746941556" calcext:value-type="float">
            <text:p>17.9</text:p>
          </table:table-cell>
          <table:table-cell table:style-name="ce81" table:formula="of:=IF(ISBLANK([.$A93]);&quot;&quot;;([.$B93]-[.$B92])/([.$A93]-[.$A92]))" office:value-type="float" office:value="-26.7945739980977" calcext:value-type="float">
            <text:p>-27</text:p>
          </table:table-cell>
          <table:table-cell table:style-name="ce81" table:formula="of:=IF(ISBLANK([.A93]);&quot;&quot;;-([.$A93]-[.$A92])*24*60/([.$B93]-[.$B92]))" office:value-type="float" office:value="53.7422240824667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2T06:45:55.97315" calcext:value-type="date">
            <text:p>20251202T0645</text:p>
          </table:table-cell>
          <table:table-cell table:style-name="ce78" office:value-type="float" office:value="3360" calcext:value-type="float">
            <text:p>3360</text:p>
          </table:table-cell>
          <table:table-cell table:style-name="ce79" table:formula="of:=IF(ISBLANK([.$A94]);&quot;&quot;;([.$A94]-[.$A93])*24)" office:value-type="float" office:value="32.6680949782019" calcext:value-type="float">
            <text:p>32.7</text:p>
          </table:table-cell>
          <table:table-cell table:style-name="ce81" table:formula="of:=IF(ISBLANK([.$A94]);&quot;&quot;;([.$B94]-[.$B93])/([.$A94]-[.$A93]))" office:value-type="float" office:value="-29.3864702132331" calcext:value-type="float">
            <text:p>-29</text:p>
          </table:table-cell>
          <table:table-cell table:style-name="ce81" table:formula="of:=IF(ISBLANK([.A94]);&quot;&quot;;-([.$A94]-[.$A93])*24*60/([.$B94]-[.$B93]))" office:value-type="float" office:value="49.002142467302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05:31:52.51168" calcext:value-type="date">
            <text:p>20251203T0531</text:p>
          </table:table-cell>
          <table:table-cell table:style-name="ce78" office:value-type="float" office:value="3340" calcext:value-type="float">
            <text:p>3340</text:p>
          </table:table-cell>
          <table:table-cell table:style-name="ce79" table:formula="of:=IF(ISBLANK([.$A95]);&quot;&quot;;([.$A95]-[.$A94])*24)" office:value-type="float" office:value="22.7657051471178" calcext:value-type="float">
            <text:p>22.8</text:p>
          </table:table-cell>
          <table:table-cell table:style-name="ce81" table:formula="of:=IF(ISBLANK([.$A95]);&quot;&quot;;([.$B95]-[.$B94])/([.$A95]-[.$A94]))" office:value-type="float" office:value="-21.0843458130604" calcext:value-type="float">
            <text:p>-21</text:p>
          </table:table-cell>
          <table:table-cell table:style-name="ce81" table:formula="of:=IF(ISBLANK([.A95]);&quot;&quot;;-([.$A95]-[.$A94])*24*60/([.$B95]-[.$B94]))" office:value-type="float" office:value="68.2971154413533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20:29:10.99215" calcext:value-type="date">
            <text:p>20251203T2029</text:p>
          </table:table-cell>
          <table:table-cell table:style-name="ce78" office:value-type="float" office:value="3320" calcext:value-type="float">
            <text:p>3320</text:p>
          </table:table-cell>
          <table:table-cell table:style-name="ce79" table:formula="of:=IF(ISBLANK([.$A96]);&quot;&quot;;([.$A96]-[.$A95])*24)" office:value-type="float" office:value="14.9551334637797" calcext:value-type="float">
            <text:p>15.0</text:p>
          </table:table-cell>
          <table:table-cell table:style-name="ce81" table:formula="of:=IF(ISBLANK([.$A96]);&quot;&quot;;([.$B96]-[.$B95])/([.$A96]-[.$A95]))" office:value-type="float" office:value="-32.0960024303712" calcext:value-type="float">
            <text:p>-32</text:p>
          </table:table-cell>
          <table:table-cell table:style-name="ce81" table:formula="of:=IF(ISBLANK([.A96]);&quot;&quot;;-([.$A96]-[.$A95])*24*60/([.$B96]-[.$B95]))" office:value-type="float" office:value="44.8654003913392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4T07:32:39.89933" calcext:value-type="date">
            <text:p>20251204T0732</text:p>
          </table:table-cell>
          <table:table-cell table:style-name="ce78" office:value-type="float" office:value="3300" calcext:value-type="float">
            <text:p>3300</text:p>
          </table:table-cell>
          <table:table-cell table:style-name="ce79" table:formula="of:=IF(ISBLANK([.$A97]);&quot;&quot;;([.$A97]-[.$A96])*24)" office:value-type="float" office:value="11.0580297721317" calcext:value-type="float">
            <text:p>11.1</text:p>
          </table:table-cell>
          <table:table-cell table:style-name="ce81" table:formula="of:=IF(ISBLANK([.$A97]);&quot;&quot;;([.$B97]-[.$B96])/([.$A97]-[.$A96]))" office:value-type="float" office:value="-43.4073709233168" calcext:value-type="float">
            <text:p>-43</text:p>
          </table:table-cell>
          <table:table-cell table:style-name="ce81" table:formula="of:=IF(ISBLANK([.A97]);&quot;&quot;;-([.$A97]-[.$A96])*24*60/([.$B97]-[.$B96]))" office:value-type="float" office:value="33.174089316395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5T01:50:52.90343" calcext:value-type="date">
            <text:p>20251205T0150</text:p>
          </table:table-cell>
          <table:table-cell table:style-name="ce78" office:value-type="float" office:value="3280" calcext:value-type="float">
            <text:p>3280</text:p>
          </table:table-cell>
          <table:table-cell table:style-name="ce79" table:formula="of:=IF(ISBLANK([.$A98]);&quot;&quot;;([.$A98]-[.$A97])*24)" office:value-type="float" office:value="18.3036122500778" calcext:value-type="float">
            <text:p>18.3</text:p>
          </table:table-cell>
          <table:table-cell table:style-name="ce81" table:formula="of:=IF(ISBLANK([.$A98]);&quot;&quot;;([.$B98]-[.$B97])/([.$A98]-[.$A97]))" office:value-type="float" office:value="-26.224331757135" calcext:value-type="float">
            <text:p>-26</text:p>
          </table:table-cell>
          <table:table-cell table:style-name="ce81" table:formula="of:=IF(ISBLANK([.A98]);&quot;&quot;;-([.$A98]-[.$A97])*24*60/([.$B98]-[.$B97]))" office:value-type="float" office:value="54.9108367502333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6T08:48:03.33929" calcext:value-type="date">
            <text:p>20251206T0848</text:p>
          </table:table-cell>
          <table:table-cell table:style-name="ce78" office:value-type="float" office:value="3240" calcext:value-type="float">
            <text:p>3240</text:p>
          </table:table-cell>
          <table:table-cell table:style-name="ce79" table:formula="of:=IF(ISBLANK([.$A99]);&quot;&quot;;([.$A99]-[.$A98])*24)" office:value-type="float" office:value="30.9528988500822" calcext:value-type="float">
            <text:p>31.0</text:p>
          </table:table-cell>
          <table:table-cell table:style-name="ce81" table:formula="of:=IF(ISBLANK([.$A99]);&quot;&quot;;([.$B99]-[.$B98])/([.$A99]-[.$A98]))" office:value-type="float" office:value="-31.014865672184" calcext:value-type="float">
            <text:p>-31</text:p>
          </table:table-cell>
          <table:table-cell table:style-name="ce81" table:formula="of:=IF(ISBLANK([.A99]);&quot;&quot;;-([.$A99]-[.$A98])*24*60/([.$B99]-[.$B98]))" office:value-type="float" office:value="46.4293482751233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7T00:24:43.36902" calcext:value-type="date">
            <text:p>20251207T0024</text:p>
          </table:table-cell>
          <table:table-cell table:style-name="ce78" office:value-type="float" office:value="3215" calcext:value-type="float">
            <text:p>3215</text:p>
          </table:table-cell>
          <table:table-cell table:style-name="ce79" table:formula="of:=IF(ISBLANK([.$A100]);&quot;&quot;;([.$A100]-[.$A99])*24)" office:value-type="float" office:value="15.6111193695686" calcext:value-type="float">
            <text:p>15.6</text:p>
          </table:table-cell>
          <table:table-cell table:style-name="ce81" table:formula="of:=IF(ISBLANK([.$A100]);&quot;&quot;;([.$B100]-[.$B99])/([.$A100]-[.$A99]))" office:value-type="float" office:value="-38.4341433689633" calcext:value-type="float">
            <text:p>-38</text:p>
          </table:table-cell>
          <table:table-cell table:style-name="ce81" table:formula="of:=IF(ISBLANK([.A100]);&quot;&quot;;-([.$A100]-[.$A99])*24*60/([.$B100]-[.$B99]))" office:value-type="float" office:value="37.466686486964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04:08:17.44894" calcext:value-type="date">
            <text:p>20251208T0408</text:p>
          </table:table-cell>
          <table:table-cell table:style-name="ce78" office:value-type="float" office:value="3180" calcext:value-type="float">
            <text:p>3180</text:p>
          </table:table-cell>
          <table:table-cell table:style-name="ce79" table:formula="of:=IF(ISBLANK([.$A101]);&quot;&quot;;([.$A101]-[.$A100])*24)" office:value-type="float" office:value="27.7261333111089" calcext:value-type="float">
            <text:p>27.7</text:p>
          </table:table-cell>
          <table:table-cell table:style-name="ce81" table:formula="of:=IF(ISBLANK([.$A101]);&quot;&quot;;([.$B101]-[.$B100])/([.$A101]-[.$A100]))" office:value-type="float" office:value="-30.2963269553148" calcext:value-type="float">
            <text:p>-30</text:p>
          </table:table-cell>
          <table:table-cell table:style-name="ce81" table:formula="of:=IF(ISBLANK([.A101]);&quot;&quot;;-([.$A101]-[.$A100])*24*60/([.$B101]-[.$B100]))" office:value-type="float" office:value="47.5305142476152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12:22:57.39956" calcext:value-type="date">
            <text:p>20251208T1222</text:p>
          </table:table-cell>
          <table:table-cell table:style-name="ce78" office:value-type="float" office:value="3160" calcext:value-type="float">
            <text:p>3160</text:p>
          </table:table-cell>
          <table:table-cell table:style-name="ce79" table:formula="of:=IF(ISBLANK([.$A102]);&quot;&quot;;([.$A102]-[.$A101])*24)" office:value-type="float" office:value="8.24443072773278" calcext:value-type="float">
            <text:p>8.2</text:p>
          </table:table-cell>
          <table:table-cell table:style-name="ce81" table:formula="of:=IF(ISBLANK([.$A102]);&quot;&quot;;([.$B102]-[.$B101])/([.$A102]-[.$A101]))" office:value-type="float" office:value="-58.221121124272" calcext:value-type="float">
            <text:p>-58</text:p>
          </table:table-cell>
          <table:table-cell table:style-name="ce81" table:formula="of:=IF(ISBLANK([.A102]);&quot;&quot;;-([.$A102]-[.$A101])*24*60/([.$B102]-[.$B101]))" office:value-type="float" office:value="24.7332921831983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9T03:30:20.08765" calcext:value-type="date">
            <text:p>20251209T0330</text:p>
          </table:table-cell>
          <table:table-cell table:style-name="ce78" office:value-type="float" office:value="3140" calcext:value-type="float">
            <text:p>3140</text:p>
          </table:table-cell>
          <table:table-cell table:style-name="ce79" table:formula="of:=IF(ISBLANK([.$A103]);&quot;&quot;;([.$A103]-[.$A102])*24)" office:value-type="float" office:value="15.1229689138708" calcext:value-type="float">
            <text:p>15.1</text:p>
          </table:table-cell>
          <table:table-cell table:style-name="ce81" table:formula="of:=IF(ISBLANK([.$A103]);&quot;&quot;;([.$B103]-[.$B102])/([.$A103]-[.$A102]))" office:value-type="float" office:value="-31.7397994225686" calcext:value-type="float">
            <text:p>-32</text:p>
          </table:table-cell>
          <table:table-cell table:style-name="ce81" table:formula="of:=IF(ISBLANK([.A103]);&quot;&quot;;-([.$A103]-[.$A102])*24*60/([.$B103]-[.$B102]))" office:value-type="float" office:value="45.368906741612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1T07:09:45.67104" calcext:value-type="date">
            <text:p>20251211T0709</text:p>
          </table:table-cell>
          <table:table-cell table:style-name="ce78" office:value-type="float" office:value="3060" calcext:value-type="float">
            <text:p>3060</text:p>
          </table:table-cell>
          <table:table-cell table:style-name="ce79" table:formula="of:=IF(ISBLANK([.$A104]);&quot;&quot;;([.$A104]-[.$A103])*24)" office:value-type="float" office:value="51.6571064970919" calcext:value-type="float">
            <text:p>51.7</text:p>
          </table:table-cell>
          <table:table-cell table:style-name="ce81" table:formula="of:=IF(ISBLANK([.$A104]);&quot;&quot;;([.$B104]-[.$B103])/([.$A104]-[.$A103]))" office:value-type="float" office:value="-37.1681677545777" calcext:value-type="float">
            <text:p>-37</text:p>
          </table:table-cell>
          <table:table-cell table:style-name="ce81" table:formula="of:=IF(ISBLANK([.A104]);&quot;&quot;;-([.$A104]-[.$A103])*24*60/([.$B104]-[.$B103]))" office:value-type="float" office:value="38.74282987281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2T17:38:49.80596" calcext:value-type="date">
            <text:p>20251212T1738</text:p>
          </table:table-cell>
          <table:table-cell table:style-name="ce78" office:value-type="float" office:value="3020" calcext:value-type="float">
            <text:p>3020</text:p>
          </table:table-cell>
          <table:table-cell table:style-name="ce79" table:formula="of:=IF(ISBLANK([.$A105]);&quot;&quot;;([.$A105]-[.$A104])*24)" office:value-type="float" office:value="34.4844819224089" calcext:value-type="float">
            <text:p>34.5</text:p>
          </table:table-cell>
          <table:table-cell table:style-name="ce81" table:formula="of:=IF(ISBLANK([.$A105]);&quot;&quot;;([.$B105]-[.$B104])/([.$A105]-[.$A104]))" office:value-type="float" office:value="-27.838608744653" calcext:value-type="float">
            <text:p>-28</text:p>
          </table:table-cell>
          <table:table-cell table:style-name="ce81" table:formula="of:=IF(ISBLANK([.A105]);&quot;&quot;;-([.$A105]-[.$A104])*24*60/([.$B105]-[.$B104]))" office:value-type="float" office:value="51.7267228836133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3T11:42:39.03897" calcext:value-type="date">
            <text:p>20251213T1142</text:p>
          </table:table-cell>
          <table:table-cell table:style-name="ce78" office:value-type="float" office:value="3000" calcext:value-type="float">
            <text:p>3000</text:p>
          </table:table-cell>
          <table:table-cell table:style-name="ce79" table:formula="of:=IF(ISBLANK([.$A106]);&quot;&quot;;([.$A106]-[.$A105])*24)" office:value-type="float" office:value="18.0636758360194" calcext:value-type="float">
            <text:p>18.1</text:p>
          </table:table-cell>
          <table:table-cell table:style-name="ce81" table:formula="of:=IF(ISBLANK([.$A106]);&quot;&quot;;([.$B106]-[.$B105])/([.$A106]-[.$A105]))" office:value-type="float" office:value="-26.5726646313519" calcext:value-type="float">
            <text:p>-27</text:p>
          </table:table-cell>
          <table:table-cell table:style-name="ce81" table:formula="of:=IF(ISBLANK([.A106]);&quot;&quot;;-([.$A106]-[.$A105])*24*60/([.$B106]-[.$B105]))" office:value-type="float" office:value="54.1910275080583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00:02:34.16206" calcext:value-type="date">
            <text:p>20251214T0002</text:p>
          </table:table-cell>
          <table:table-cell table:style-name="ce78" office:value-type="float" office:value="2980" calcext:value-type="float">
            <text:p>2980</text:p>
          </table:table-cell>
          <table:table-cell table:style-name="ce79" table:formula="of:=IF(ISBLANK([.$A107]);&quot;&quot;;([.$A107]-[.$A106])*24)" office:value-type="float" office:value="12.3319786358622" calcext:value-type="float">
            <text:p>12.3</text:p>
          </table:table-cell>
          <table:table-cell table:style-name="ce81" table:formula="of:=IF(ISBLANK([.$A107]);&quot;&quot;;([.$B107]-[.$B106])/([.$A107]-[.$A106]))" office:value-type="float" office:value="-38.9231942556345" calcext:value-type="float">
            <text:p>-39</text:p>
          </table:table-cell>
          <table:table-cell table:style-name="ce81" table:formula="of:=IF(ISBLANK([.A107]);&quot;&quot;;-([.$A107]-[.$A106])*24*60/([.$B107]-[.$B106]))" office:value-type="float" office:value="36.99593590758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10:18:21.72561" calcext:value-type="date">
            <text:p>20251214T1018</text:p>
          </table:table-cell>
          <table:table-cell table:style-name="ce78" office:value-type="float" office:value="2960" calcext:value-type="float">
            <text:p>2960</text:p>
          </table:table-cell>
          <table:table-cell table:style-name="ce79" table:formula="of:=IF(ISBLANK([.$A108]);&quot;&quot;;([.$A108]-[.$A107])*24)" office:value-type="float" office:value="10.2632120973431" calcext:value-type="float">
            <text:p>10.3</text:p>
          </table:table-cell>
          <table:table-cell table:style-name="ce81" table:formula="of:=IF(ISBLANK([.$A108]);&quot;&quot;;([.$B108]-[.$B107])/([.$A108]-[.$A107]))" office:value-type="float" office:value="-46.7689837691518" calcext:value-type="float">
            <text:p>-47</text:p>
          </table:table-cell>
          <table:table-cell table:style-name="ce81" table:formula="of:=IF(ISBLANK([.A108]);&quot;&quot;;-([.$A108]-[.$A107])*24*60/([.$B108]-[.$B107]))" office:value-type="float" office:value="30.7896362920292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02:41:17.58108" calcext:value-type="date">
            <text:p>20251215T0241</text:p>
          </table:table-cell>
          <table:table-cell table:style-name="ce78" office:value-type="float" office:value="2940" calcext:value-type="float">
            <text:p>2940</text:p>
          </table:table-cell>
          <table:table-cell table:style-name="ce79" table:formula="of:=IF(ISBLANK([.$A109]);&quot;&quot;;([.$A109]-[.$A108])*24)" office:value-type="float" office:value="16.3821820752344" calcext:value-type="float">
            <text:p>16.4</text:p>
          </table:table-cell>
          <table:table-cell table:style-name="ce81" table:formula="of:=IF(ISBLANK([.$A109]);&quot;&quot;;([.$B109]-[.$B108])/([.$A109]-[.$A108]))" office:value-type="float" office:value="-29.3001260635257" calcext:value-type="float">
            <text:p>-29</text:p>
          </table:table-cell>
          <table:table-cell table:style-name="ce81" table:formula="of:=IF(ISBLANK([.A109]);&quot;&quot;;-([.$A109]-[.$A108])*24*60/([.$B109]-[.$B108]))" office:value-type="float" office:value="49.1465462257033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12:29:04.46936" calcext:value-type="date">
            <text:p>20251215T1229</text:p>
          </table:table-cell>
          <table:table-cell table:style-name="ce78" office:value-type="float" office:value="2920" calcext:value-type="float">
            <text:p>2920</text:p>
          </table:table-cell>
          <table:table-cell table:style-name="ce79" table:formula="of:=IF(ISBLANK([.$A110]);&quot;&quot;;([.$A110]-[.$A109])*24)" office:value-type="float" office:value="9.79635785543333" calcext:value-type="float">
            <text:p>9.8</text:p>
          </table:table-cell>
          <table:table-cell table:style-name="ce81" table:formula="of:=IF(ISBLANK([.$A110]);&quot;&quot;;([.$B110]-[.$B109])/([.$A110]-[.$A109]))" office:value-type="float" office:value="-48.9978017425914" calcext:value-type="float">
            <text:p>-49</text:p>
          </table:table-cell>
          <table:table-cell table:style-name="ce81" table:formula="of:=IF(ISBLANK([.A110]);&quot;&quot;;-([.$A110]-[.$A109])*24*60/([.$B110]-[.$B109]))" office:value-type="float" office:value="29.389073566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22:56:07.62422" calcext:value-type="date">
            <text:p>20251215T2256</text:p>
          </table:table-cell>
          <table:table-cell table:style-name="ce78" office:value-type="float" office:value="2900" calcext:value-type="float">
            <text:p>2900</text:p>
          </table:table-cell>
          <table:table-cell table:style-name="ce79" table:formula="of:=IF(ISBLANK([.$A111]);&quot;&quot;;([.$A111]-[.$A110])*24)" office:value-type="float" office:value="10.4508763499906" calcext:value-type="float">
            <text:p>10.5</text:p>
          </table:table-cell>
          <table:table-cell table:style-name="ce81" table:formula="of:=IF(ISBLANK([.$A111]);&quot;&quot;;([.$B111]-[.$B110])/([.$A111]-[.$A110]))" office:value-type="float" office:value="-45.9291626773896" calcext:value-type="float">
            <text:p>-46</text:p>
          </table:table-cell>
          <table:table-cell table:style-name="ce81" table:formula="of:=IF(ISBLANK([.A111]);&quot;&quot;;-([.$A111]-[.$A110])*24*60/([.$B111]-[.$B110]))" office:value-type="float" office:value="31.352629049971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6T16:49:54.88951" calcext:value-type="date">
            <text:p>20251216T1649</text:p>
          </table:table-cell>
          <table:table-cell table:style-name="ce78" office:value-type="float" office:value="2880" calcext:value-type="float">
            <text:p>2880</text:p>
          </table:table-cell>
          <table:table-cell table:style-name="ce79" table:formula="of:=IF(ISBLANK([.$A112]);&quot;&quot;;([.$A112]-[.$A111])*24)" office:value-type="float" office:value="17.8964625805383" calcext:value-type="float">
            <text:p>17.9</text:p>
          </table:table-cell>
          <table:table-cell table:style-name="ce81" table:formula="of:=IF(ISBLANK([.$A112]);&quot;&quot;;([.$B112]-[.$B111])/([.$A112]-[.$A111]))" office:value-type="float" office:value="-26.8209428449832" calcext:value-type="float">
            <text:p>-27</text:p>
          </table:table-cell>
          <table:table-cell table:style-name="ce81" table:formula="of:=IF(ISBLANK([.A112]);&quot;&quot;;-([.$A112]-[.$A111])*24*60/([.$B112]-[.$B111]))" office:value-type="float" office:value="53.689387741615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05:32:46.03427" calcext:value-type="date">
            <text:p>20251217T0532</text:p>
          </table:table-cell>
          <table:table-cell table:style-name="ce78" office:value-type="float" office:value="2860" calcext:value-type="float">
            <text:p>2860</text:p>
          </table:table-cell>
          <table:table-cell table:style-name="ce79" table:formula="of:=IF(ISBLANK([.$A113]);&quot;&quot;;([.$A113]-[.$A112])*24)" office:value-type="float" office:value="12.7142068778047" calcext:value-type="float">
            <text:p>12.7</text:p>
          </table:table-cell>
          <table:table-cell table:style-name="ce81" table:formula="of:=IF(ISBLANK([.$A113]);&quot;&quot;;([.$B113]-[.$B112])/([.$A113]-[.$A112]))" office:value-type="float" office:value="-37.7530430811173" calcext:value-type="float">
            <text:p>-38</text:p>
          </table:table-cell>
          <table:table-cell table:style-name="ce81" table:formula="of:=IF(ISBLANK([.A113]);&quot;&quot;;-([.$A113]-[.$A112])*24*60/([.$B113]-[.$B112]))" office:value-type="float" office:value="38.1426206334142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15:31:03.60452" calcext:value-type="date">
            <text:p>20251217T1531</text:p>
          </table:table-cell>
          <table:table-cell table:style-name="ce78" office:value-type="float" office:value="2840" calcext:value-type="float">
            <text:p>2840</text:p>
          </table:table-cell>
          <table:table-cell table:style-name="ce79" table:formula="of:=IF(ISBLANK([.$A114]);&quot;&quot;;([.$A114]-[.$A113])*24)" office:value-type="float" office:value="9.97154729155583" calcext:value-type="float">
            <text:p>10.0</text:p>
          </table:table-cell>
          <table:table-cell table:style-name="ce81" table:formula="of:=IF(ISBLANK([.$A114]);&quot;&quot;;([.$B114]-[.$B113])/([.$A114]-[.$A113]))" office:value-type="float" office:value="-48.1369626964991" calcext:value-type="float">
            <text:p>-48</text:p>
          </table:table-cell>
          <table:table-cell table:style-name="ce81" table:formula="of:=IF(ISBLANK([.A114]);&quot;&quot;;-([.$A114]-[.$A113])*24*60/([.$B114]-[.$B113]))" office:value-type="float" office:value="29.9146418746675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0:55:37.23291" calcext:value-type="date">
            <text:p>20251218T1055</text:p>
          </table:table-cell>
          <table:table-cell table:style-name="ce78" office:value-type="float" office:value="2820" calcext:value-type="float">
            <text:p>2820</text:p>
          </table:table-cell>
          <table:table-cell table:style-name="ce79" table:formula="of:=IF(ISBLANK([.$A115]);&quot;&quot;;([.$A115]-[.$A114])*24)" office:value-type="float" office:value="19.4093412195214" calcext:value-type="float">
            <text:p>19.4</text:p>
          </table:table-cell>
          <table:table-cell table:style-name="ce81" table:formula="of:=IF(ISBLANK([.$A115]);&quot;&quot;;([.$B115]-[.$B114])/([.$A115]-[.$A114]))" office:value-type="float" office:value="-24.7303602204298" calcext:value-type="float">
            <text:p>-25</text:p>
          </table:table-cell>
          <table:table-cell table:style-name="ce81" table:formula="of:=IF(ISBLANK([.A115]);&quot;&quot;;-([.$A115]-[.$A114])*24*60/([.$B115]-[.$B114]))" office:value-type="float" office:value="58.2280236585642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8:37:58.27354" calcext:value-type="date">
            <text:p>20251218T1837</text:p>
          </table:table-cell>
          <table:table-cell table:style-name="ce78" office:value-type="float" office:value="2800" calcext:value-type="float">
            <text:p>2800</text:p>
          </table:table-cell>
          <table:table-cell table:style-name="ce79" table:formula="of:=IF(ISBLANK([.$A116]);&quot;&quot;;([.$A116]-[.$A115])*24)" office:value-type="float" office:value="7.70584461931139" calcext:value-type="float">
            <text:p>7.7</text:p>
          </table:table-cell>
          <table:table-cell table:style-name="ce81" table:formula="of:=IF(ISBLANK([.$A116]);&quot;&quot;;([.$B116]-[.$B115])/([.$A116]-[.$A115]))" office:value-type="float" office:value="-62.2903813550933" calcext:value-type="float">
            <text:p>-62</text:p>
          </table:table-cell>
          <table:table-cell table:style-name="ce81" table:formula="of:=IF(ISBLANK([.A116]);&quot;&quot;;-([.$A116]-[.$A115])*24*60/([.$B116]-[.$B115]))" office:value-type="float" office:value="23.1175338579342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9T04:13:11.35553" calcext:value-type="date">
            <text:p>20251219T0413</text:p>
          </table:table-cell>
          <table:table-cell table:style-name="ce78" office:value-type="float" office:value="2780" calcext:value-type="float">
            <text:p>2780</text:p>
          </table:table-cell>
          <table:table-cell table:style-name="ce79" table:formula="of:=IF(ISBLANK([.$A117]);&quot;&quot;;([.$A117]-[.$A116])*24)" office:value-type="float" office:value="9.58696721959833" calcext:value-type="float">
            <text:p>9.6</text:p>
          </table:table-cell>
          <table:table-cell table:style-name="ce81" table:formula="of:=IF(ISBLANK([.$A117]);&quot;&quot;;([.$B117]-[.$B116])/([.$A117]-[.$A116]))" office:value-type="float" office:value="-50.0679713412132" calcext:value-type="float">
            <text:p>-50</text:p>
          </table:table-cell>
          <table:table-cell table:style-name="ce81" table:formula="of:=IF(ISBLANK([.A117]);&quot;&quot;;-([.$A117]-[.$A116])*24*60/([.$B117]-[.$B116]))" office:value-type="float" office:value="28.76090165879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0T02:23:28.29897" calcext:value-type="date">
            <text:p>20251220T0223</text:p>
          </table:table-cell>
          <table:table-cell table:style-name="ce78" office:value-type="float" office:value="2760" calcext:value-type="float">
            <text:p>2760</text:p>
          </table:table-cell>
          <table:table-cell table:style-name="ce79" table:formula="of:=IF(ISBLANK([.$A118]);&quot;&quot;;([.$A118]-[.$A117])*24)" office:value-type="float" office:value="22.1713731780764" calcext:value-type="float">
            <text:p>22.2</text:p>
          </table:table-cell>
          <table:table-cell table:style-name="ce81" table:formula="of:=IF(ISBLANK([.$A118]);&quot;&quot;;([.$B118]-[.$B117])/([.$A118]-[.$A117]))" office:value-type="float" office:value="-21.6495386257094" calcext:value-type="float">
            <text:p>-22</text:p>
          </table:table-cell>
          <table:table-cell table:style-name="ce81" table:formula="of:=IF(ISBLANK([.A118]);&quot;&quot;;-([.$A118]-[.$A117])*24*60/([.$B118]-[.$B117]))" office:value-type="float" office:value="66.51411953370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1T23:36:52.09545" calcext:value-type="date">
            <text:p>20251221T2336</text:p>
          </table:table-cell>
          <table:table-cell table:style-name="ce78" office:value-type="float" office:value="2740" calcext:value-type="float">
            <text:p>2740</text:p>
          </table:table-cell>
          <table:table-cell table:style-name="ce79" table:formula="of:=IF(ISBLANK([.$A119]);&quot;&quot;;([.$A119]-[.$A118])*24)" office:value-type="float" office:value="45.2232767998355" calcext:value-type="float">
            <text:p>45.2</text:p>
          </table:table-cell>
          <table:table-cell table:style-name="ce81" table:formula="of:=IF(ISBLANK([.$A119]);&quot;&quot;;([.$B119]-[.$B118])/([.$A119]-[.$A118]))" office:value-type="float" office:value="-10.6140030967391" calcext:value-type="float">
            <text:p>-11</text:p>
          </table:table-cell>
          <table:table-cell table:style-name="ce81" table:formula="of:=IF(ISBLANK([.A119]);&quot;&quot;;-([.$A119]-[.$A118])*24*60/([.$B119]-[.$B118]))" office:value-type="float" office:value="135.669830400031" calcext:value-type="float">
            <text:p>1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2T17:12:14.36773" calcext:value-type="date">
            <text:p>20251222T1712</text:p>
          </table:table-cell>
          <table:table-cell table:style-name="ce78" office:value-type="float" office:value="2720" calcext:value-type="float">
            <text:p>2720</text:p>
          </table:table-cell>
          <table:table-cell table:style-name="ce79" table:formula="of:=IF(ISBLANK([.$A120]);&quot;&quot;;([.$A120]-[.$A119])*24)" office:value-type="float" office:value="17.5895200773956" calcext:value-type="float">
            <text:p>17.6</text:p>
          </table:table-cell>
          <table:table-cell table:style-name="ce81" table:formula="of:=IF(ISBLANK([.$A120]);&quot;&quot;;([.$B120]-[.$B119])/([.$A120]-[.$A119]))" office:value-type="float" office:value="-27.2889764972794" calcext:value-type="float">
            <text:p>-27</text:p>
          </table:table-cell>
          <table:table-cell table:style-name="ce81" table:formula="of:=IF(ISBLANK([.A120]);&quot;&quot;;-([.$A120]-[.$A119])*24*60/([.$B120]-[.$B119]))" office:value-type="float" office:value="52.7685602332342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3T20:24:58.70055" calcext:value-type="date">
            <text:p>20251223T2024</text:p>
          </table:table-cell>
          <table:table-cell table:style-name="ce78" office:value-type="float" office:value="2696" calcext:value-type="float">
            <text:p>2696</text:p>
          </table:table-cell>
          <table:table-cell table:style-name="ce79" table:formula="of:=IF(ISBLANK([.$A121]);&quot;&quot;;([.$A121]-[.$A120])*24)" office:value-type="float" office:value="27.2123146707889" calcext:value-type="float">
            <text:p>27.2</text:p>
          </table:table-cell>
          <table:table-cell table:style-name="ce81" table:formula="of:=IF(ISBLANK([.$A121]);&quot;&quot;;([.$B121]-[.$B120])/([.$A121]-[.$A120]))" office:value-type="float" office:value="-21.1668873794385" calcext:value-type="float">
            <text:p>-21</text:p>
          </table:table-cell>
          <table:table-cell table:style-name="ce81" table:formula="of:=IF(ISBLANK([.A121]);&quot;&quot;;-([.$A121]-[.$A120])*24*60/([.$B121]-[.$B120]))" office:value-type="float" office:value="68.0307866804646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06:30:30.70682" calcext:value-type="date">
            <text:p>20251224T0630</text:p>
          </table:table-cell>
          <table:table-cell table:style-name="ce78" office:value-type="float" office:value="2660" calcext:value-type="float">
            <text:p>2660</text:p>
          </table:table-cell>
          <table:table-cell table:style-name="ce79" table:formula="of:=IF(ISBLANK([.$A122]);&quot;&quot;;([.$A122]-[.$A121])*24)" office:value-type="float" office:value="10.0922239646314" calcext:value-type="float">
            <text:p>10.1</text:p>
          </table:table-cell>
          <table:table-cell table:style-name="ce81" table:formula="of:=IF(ISBLANK([.$A122]);&quot;&quot;;([.$B122]-[.$B121])/([.$A122]-[.$A121]))" office:value-type="float" office:value="-85.6104663439603" calcext:value-type="float">
            <text:p>-86</text:p>
          </table:table-cell>
          <table:table-cell table:style-name="ce81" table:formula="of:=IF(ISBLANK([.A122]);&quot;&quot;;-([.$A122]-[.$A121])*24*60/([.$B122]-[.$B121]))" office:value-type="float" office:value="16.8203732732218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19:37:39.95108" calcext:value-type="date">
            <text:p>20251224T1937</text:p>
          </table:table-cell>
          <table:table-cell table:style-name="ce78" office:value-type="float" office:value="2640" calcext:value-type="float">
            <text:p>2640</text:p>
          </table:table-cell>
          <table:table-cell table:style-name="ce79" table:formula="of:=IF(ISBLANK([.$A123]);&quot;&quot;;([.$A123]-[.$A122])*24)" office:value-type="float" office:value="13.1192345178569" calcext:value-type="float">
            <text:p>13.1</text:p>
          </table:table-cell>
          <table:table-cell table:style-name="ce81" table:formula="of:=IF(ISBLANK([.$A123]);&quot;&quot;;([.$B123]-[.$B122])/([.$A123]-[.$A122]))" office:value-type="float" office:value="-36.5875005395063" calcext:value-type="float">
            <text:p>-37</text:p>
          </table:table-cell>
          <table:table-cell table:style-name="ce81" table:formula="of:=IF(ISBLANK([.A123]);&quot;&quot;;-([.$A123]-[.$A122])*24*60/([.$B123]-[.$B122]))" office:value-type="float" office:value="39.3577035535708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6T05:53:30.00588" calcext:value-type="date">
            <text:p>20251226T0553</text:p>
          </table:table-cell>
          <table:table-cell table:style-name="ce78" office:value-type="float" office:value="2602" calcext:value-type="float">
            <text:p>2602</text:p>
          </table:table-cell>
          <table:table-cell table:style-name="ce79" table:formula="of:=IF(ISBLANK([.$A124]);&quot;&quot;;([.$A124]-[.$A123])*24)" office:value-type="float" office:value="34.2639041100628" calcext:value-type="float">
            <text:p>34.3</text:p>
          </table:table-cell>
          <table:table-cell table:style-name="ce81" table:formula="of:=IF(ISBLANK([.$A124]);&quot;&quot;;([.$B124]-[.$B123])/([.$A124]-[.$A123]))" office:value-type="float" office:value="-26.6169318321248" calcext:value-type="float">
            <text:p>-27</text:p>
          </table:table-cell>
          <table:table-cell table:style-name="ce81" table:formula="of:=IF(ISBLANK([.A124]);&quot;&quot;;-([.$A124]-[.$A123])*24*60/([.$B124]-[.$B123]))" office:value-type="float" office:value="54.1009012264149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00:01:27.547" calcext:value-type="date">
            <text:p>20251227T0001</text:p>
          </table:table-cell>
          <table:table-cell table:style-name="ce78" office:value-type="float" office:value="2580" calcext:value-type="float">
            <text:p>2580</text:p>
          </table:table-cell>
          <table:table-cell table:style-name="ce79" table:formula="of:=IF(ISBLANK([.$A125]);&quot;&quot;;([.$A125]-[.$A124])*24)" office:value-type="float" office:value="18.1326503120361" calcext:value-type="float">
            <text:p>18.1</text:p>
          </table:table-cell>
          <table:table-cell table:style-name="ce81" table:formula="of:=IF(ISBLANK([.$A125]);&quot;&quot;;([.$B125]-[.$B124])/([.$A125]-[.$A124]))" office:value-type="float" office:value="-29.118743863357" calcext:value-type="float">
            <text:p>-29</text:p>
          </table:table-cell>
          <table:table-cell table:style-name="ce81" table:formula="of:=IF(ISBLANK([.A125]);&quot;&quot;;-([.$A125]-[.$A124])*24*60/([.$B125]-[.$B124]))" office:value-type="float" office:value="49.4526826691894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18:49:14.98442" calcext:value-type="date">
            <text:p>20251227T1849</text:p>
          </table:table-cell>
          <table:table-cell table:style-name="ce78" office:value-type="float" office:value="2560" calcext:value-type="float">
            <text:p>2560</text:p>
          </table:table-cell>
          <table:table-cell table:style-name="ce79" table:formula="of:=IF(ISBLANK([.$A126]);&quot;&quot;;([.$A126]-[.$A125])*24)" office:value-type="float" office:value="18.7965103936731" calcext:value-type="float">
            <text:p>18.8</text:p>
          </table:table-cell>
          <table:table-cell table:style-name="ce81" table:formula="of:=IF(ISBLANK([.$A126]);&quot;&quot;;([.$B126]-[.$B125])/([.$A126]-[.$A125]))" office:value-type="float" office:value="-25.5366549400345" calcext:value-type="float">
            <text:p>-26</text:p>
          </table:table-cell>
          <table:table-cell table:style-name="ce81" table:formula="of:=IF(ISBLANK([.A126]);&quot;&quot;;-([.$A126]-[.$A125])*24*60/([.$B126]-[.$B125]))" office:value-type="float" office:value="56.3895311810192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8T14:15:15.68011" calcext:value-type="date">
            <text:p>20251228T1415</text:p>
          </table:table-cell>
          <table:table-cell table:style-name="ce78" office:value-type="float" office:value="2540" calcext:value-type="float">
            <text:p>2540</text:p>
          </table:table-cell>
          <table:table-cell table:style-name="ce79" table:formula="of:=IF(ISBLANK([.$A127]);&quot;&quot;;([.$A127]-[.$A126])*24)" office:value-type="float" office:value="19.4335265798144" calcext:value-type="float">
            <text:p>19.4</text:p>
          </table:table-cell>
          <table:table-cell table:style-name="ce81" table:formula="of:=IF(ISBLANK([.$A127]);&quot;&quot;;([.$B127]-[.$B126])/([.$A127]-[.$A126]))" office:value-type="float" office:value="-24.6995828589637" calcext:value-type="float">
            <text:p>-25</text:p>
          </table:table-cell>
          <table:table-cell table:style-name="ce81" table:formula="of:=IF(ISBLANK([.A127]);&quot;&quot;;-([.$A127]-[.$A126])*24*60/([.$B127]-[.$B126]))" office:value-type="float" office:value="58.3005797394433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9T23:10:34.12905" calcext:value-type="date">
            <text:p>20251229T2310</text:p>
          </table:table-cell>
          <table:table-cell table:style-name="ce78" office:value-type="float" office:value="2500" calcext:value-type="float">
            <text:p>2500</text:p>
          </table:table-cell>
          <table:table-cell table:style-name="ce79" table:formula="of:=IF(ISBLANK([.$A128]);&quot;&quot;;([.$A128]-[.$A127])*24)" office:value-type="float" office:value="32.9217913728206" calcext:value-type="float">
            <text:p>32.9</text:p>
          </table:table-cell>
          <table:table-cell table:style-name="ce81" table:formula="of:=IF(ISBLANK([.$A128]);&quot;&quot;;([.$B128]-[.$B127])/([.$A128]-[.$A127]))" office:value-type="float" office:value="-29.1600171184048" calcext:value-type="float">
            <text:p>-29</text:p>
          </table:table-cell>
          <table:table-cell table:style-name="ce81" table:formula="of:=IF(ISBLANK([.A128]);&quot;&quot;;-([.$A128]-[.$A127])*24*60/([.$B128]-[.$B127]))" office:value-type="float" office:value="49.38268705923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0T17:47:19.55789" calcext:value-type="date">
            <text:p>20251230T1747</text:p>
          </table:table-cell>
          <table:table-cell table:style-name="ce78" office:value-type="float" office:value="2480" calcext:value-type="float">
            <text:p>2480</text:p>
          </table:table-cell>
          <table:table-cell table:style-name="ce79" table:formula="of:=IF(ISBLANK([.$A129]);&quot;&quot;;([.$A129]-[.$A128])*24)" office:value-type="float" office:value="18.6126191232469" calcext:value-type="float">
            <text:p>18.6</text:p>
          </table:table-cell>
          <table:table-cell table:style-name="ce81" table:formula="of:=IF(ISBLANK([.$A129]);&quot;&quot;;([.$B129]-[.$B128])/([.$A129]-[.$A128]))" office:value-type="float" office:value="-25.7889551610974" calcext:value-type="float">
            <text:p>-26</text:p>
          </table:table-cell>
          <table:table-cell table:style-name="ce81" table:formula="of:=IF(ISBLANK([.A129]);&quot;&quot;;-([.$A129]-[.$A128])*24*60/([.$B129]-[.$B128]))" office:value-type="float" office:value="55.8378573697408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06:06:41.09269" calcext:value-type="date">
            <text:p>20251231T0606</text:p>
          </table:table-cell>
          <table:table-cell table:style-name="ce78" office:value-type="float" office:value="2460" calcext:value-type="float">
            <text:p>2460</text:p>
          </table:table-cell>
          <table:table-cell table:style-name="ce79" table:formula="of:=IF(ISBLANK([.$A130]);&quot;&quot;;([.$A130]-[.$A129])*24)" office:value-type="float" office:value="12.3226485545164" calcext:value-type="float">
            <text:p>12.3</text:p>
          </table:table-cell>
          <table:table-cell table:style-name="ce81" table:formula="of:=IF(ISBLANK([.$A130]);&quot;&quot;;([.$B130]-[.$B129])/([.$A130]-[.$A129]))" office:value-type="float" office:value="-38.9526649142383" calcext:value-type="float">
            <text:p>-39</text:p>
          </table:table-cell>
          <table:table-cell table:style-name="ce81" table:formula="of:=IF(ISBLANK([.A130]);&quot;&quot;;-([.$A130]-[.$A129])*24*60/([.$B130]-[.$B129]))" office:value-type="float" office:value="36.967945663549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19:36:08.38114" calcext:value-type="date">
            <text:p>20251231T1936</text:p>
          </table:table-cell>
          <table:table-cell table:style-name="ce78" office:value-type="float" office:value="2440" calcext:value-type="float">
            <text:p>2440</text:p>
          </table:table-cell>
          <table:table-cell table:style-name="ce79" table:formula="of:=IF(ISBLANK([.$A131]);&quot;&quot;;([.$A131]-[.$A130])*24)" office:value-type="float" office:value="13.4909134585175" calcext:value-type="float">
            <text:p>13.5</text:p>
          </table:table-cell>
          <table:table-cell table:style-name="ce81" table:formula="of:=IF(ISBLANK([.$A131]);&quot;&quot;;([.$B131]-[.$B130])/([.$A131]-[.$A130]))" office:value-type="float" office:value="-35.5795033061273" calcext:value-type="float">
            <text:p>-36</text:p>
          </table:table-cell>
          <table:table-cell table:style-name="ce81" table:formula="of:=IF(ISBLANK([.A131]);&quot;&quot;;-([.$A131]-[.$A130])*24*60/([.$B131]-[.$B130]))" office:value-type="float" office:value="40.472740375552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1T15:53:57.29776" calcext:value-type="date">
            <text:p>20260101T1553</text:p>
          </table:table-cell>
          <table:table-cell table:style-name="ce78" office:value-type="float" office:value="2420" calcext:value-type="float">
            <text:p>2420</text:p>
          </table:table-cell>
          <table:table-cell table:style-name="ce79" table:formula="of:=IF(ISBLANK([.$A132]);&quot;&quot;;([.$A132]-[.$A131])*24)" office:value-type="float" office:value="20.2969212846944" calcext:value-type="float">
            <text:p>20.3</text:p>
          </table:table-cell>
          <table:table-cell table:style-name="ce81" table:formula="of:=IF(ISBLANK([.$A132]);&quot;&quot;;([.$B132]-[.$B131])/([.$A132]-[.$A131]))" office:value-type="float" office:value="-23.6489068104117" calcext:value-type="float">
            <text:p>-24</text:p>
          </table:table-cell>
          <table:table-cell table:style-name="ce81" table:formula="of:=IF(ISBLANK([.A132]);&quot;&quot;;-([.$A132]-[.$A131])*24*60/([.$B132]-[.$B131]))" office:value-type="float" office:value="60.8907638540833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03:48:28.68973" calcext:value-type="date">
            <text:p>20260102T0348</text:p>
          </table:table-cell>
          <table:table-cell table:style-name="ce78" office:value-type="float" office:value="2400" calcext:value-type="float">
            <text:p>2400</text:p>
          </table:table-cell>
          <table:table-cell table:style-name="ce79" table:formula="of:=IF(ISBLANK([.$A133]);&quot;&quot;;([.$A133]-[.$A132])*24)" office:value-type="float" office:value="11.9087199904022" calcext:value-type="float">
            <text:p>11.9</text:p>
          </table:table-cell>
          <table:table-cell table:style-name="ce81" table:formula="of:=IF(ISBLANK([.$A133]);&quot;&quot;;([.$B133]-[.$B132])/([.$A133]-[.$A132]))" office:value-type="float" office:value="-40.3065988944953" calcext:value-type="float">
            <text:p>-40</text:p>
          </table:table-cell>
          <table:table-cell table:style-name="ce81" table:formula="of:=IF(ISBLANK([.A133]);&quot;&quot;;-([.$A133]-[.$A132])*24*60/([.$B133]-[.$B132]))" office:value-type="float" office:value="35.7261599712067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18:28:32.15159" calcext:value-type="date">
            <text:p>20260102T1828</text:p>
          </table:table-cell>
          <table:table-cell table:style-name="ce78" office:value-type="float" office:value="2380" calcext:value-type="float">
            <text:p>2380</text:p>
          </table:table-cell>
          <table:table-cell table:style-name="ce79" table:formula="of:=IF(ISBLANK([.$A134]);&quot;&quot;;([.$A134]-[.$A133])*24)" office:value-type="float" office:value="14.6676282953119" calcext:value-type="float">
            <text:p>14.7</text:p>
          </table:table-cell>
          <table:table-cell table:style-name="ce81" table:formula="of:=IF(ISBLANK([.$A134]);&quot;&quot;;([.$B134]-[.$B133])/([.$A134]-[.$A133]))" office:value-type="float" office:value="-32.7251270850256" calcext:value-type="float">
            <text:p>-33</text:p>
          </table:table-cell>
          <table:table-cell table:style-name="ce81" table:formula="of:=IF(ISBLANK([.A134]);&quot;&quot;;-([.$A134]-[.$A133])*24*60/([.$B134]-[.$B133]))" office:value-type="float" office:value="44.00288488593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3T10:42:24.05565" calcext:value-type="date">
            <text:p>20260103T1042</text:p>
          </table:table-cell>
          <table:table-cell table:style-name="ce78" office:value-type="float" office:value="2360" calcext:value-type="float">
            <text:p>2360</text:p>
          </table:table-cell>
          <table:table-cell table:style-name="ce79" table:formula="of:=IF(ISBLANK([.$A135]);&quot;&quot;;([.$A135]-[.$A134])*24)" office:value-type="float" office:value="16.2310844613819" calcext:value-type="float">
            <text:p>16.2</text:p>
          </table:table-cell>
          <table:table-cell table:style-name="ce81" table:formula="of:=IF(ISBLANK([.$A135]);&quot;&quot;;([.$B135]-[.$B134])/([.$A135]-[.$A134]))" office:value-type="float" office:value="-29.5728853572321" calcext:value-type="float">
            <text:p>-30</text:p>
          </table:table-cell>
          <table:table-cell table:style-name="ce81" table:formula="of:=IF(ISBLANK([.A135]);&quot;&quot;;-([.$A135]-[.$A134])*24*60/([.$B135]-[.$B134]))" office:value-type="float" office:value="48.69325338414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5T03:48:40.5126" calcext:value-type="date">
            <text:p>20260105T0348</text:p>
          </table:table-cell>
          <table:table-cell table:style-name="ce78" office:value-type="float" office:value="2320" calcext:value-type="float">
            <text:p>2320</text:p>
          </table:table-cell>
          <table:table-cell table:style-name="ce79" table:formula="of:=IF(ISBLANK([.$A136]);&quot;&quot;;([.$A136]-[.$A135])*24)" office:value-type="float" office:value="41.1045713747733" calcext:value-type="float">
            <text:p>41.1</text:p>
          </table:table-cell>
          <table:table-cell table:style-name="ce81" table:formula="of:=IF(ISBLANK([.$A136]);&quot;&quot;;([.$B136]-[.$B135])/([.$A136]-[.$A135]))" office:value-type="float" office:value="-23.3550665508015" calcext:value-type="float">
            <text:p>-23</text:p>
          </table:table-cell>
          <table:table-cell table:style-name="ce81" table:formula="of:=IF(ISBLANK([.A136]);&quot;&quot;;-([.$A136]-[.$A135])*24*60/([.$B136]-[.$B135]))" office:value-type="float" office:value="61.65685706216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6T14:56:40.32942" calcext:value-type="date">
            <text:p>20260106T1456</text:p>
          </table:table-cell>
          <table:table-cell table:style-name="ce78" office:value-type="float" office:value="2269" calcext:value-type="float">
            <text:p>2269</text:p>
          </table:table-cell>
          <table:table-cell table:style-name="ce79" table:formula="of:=IF(ISBLANK([.$A137]);&quot;&quot;;([.$A137]-[.$A136])*24)" office:value-type="float" office:value="35.1332824506097" calcext:value-type="float">
            <text:p>35.1</text:p>
          </table:table-cell>
          <table:table-cell table:style-name="ce81" table:formula="of:=IF(ISBLANK([.$A137]);&quot;&quot;;([.$B137]-[.$B136])/([.$A137]-[.$A136]))" office:value-type="float" office:value="-34.83876013352" calcext:value-type="float">
            <text:p>-35</text:p>
          </table:table-cell>
          <table:table-cell table:style-name="ce81" table:formula="of:=IF(ISBLANK([.A137]);&quot;&quot;;-([.$A137]-[.$A136])*24*60/([.$B137]-[.$B136]))" office:value-type="float" office:value="41.3332734713056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8T03:21:44.03853" calcext:value-type="date">
            <text:p>20260108T0321</text:p>
          </table:table-cell>
          <table:table-cell table:style-name="ce78" office:value-type="float" office:value="2229" calcext:value-type="float">
            <text:p>2229</text:p>
          </table:table-cell>
          <table:table-cell table:style-name="ce79" table:formula="of:=IF(ISBLANK([.$A138]);&quot;&quot;;([.$A138]-[.$A137])*24)" office:value-type="float" office:value="36.4176969757536" calcext:value-type="float">
            <text:p>36.4</text:p>
          </table:table-cell>
          <table:table-cell table:style-name="ce81" table:formula="of:=IF(ISBLANK([.$A138]);&quot;&quot;;([.$B138]-[.$B137])/([.$A138]-[.$A137]))" office:value-type="float" office:value="-26.360810257693" calcext:value-type="float">
            <text:p>-26</text:p>
          </table:table-cell>
          <table:table-cell table:style-name="ce81" table:formula="of:=IF(ISBLANK([.A138]);&quot;&quot;;-([.$A138]-[.$A137])*24*60/([.$B138]-[.$B137]))" office:value-type="float" office:value="54.6265454636304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8T07:57:00.90816" calcext:value-type="date">
            <text:p>20260108T0757</text:p>
          </table:table-cell>
          <table:table-cell table:style-name="ce78" office:value-type="float" office:value="2220" calcext:value-type="float">
            <text:p>2220</text:p>
          </table:table-cell>
          <table:table-cell table:style-name="ce79" table:formula="of:=IF(ISBLANK([.$A139]);&quot;&quot;;([.$A139]-[.$A138])*24)" office:value-type="float" office:value="4.58801934117194" calcext:value-type="float">
            <text:p>4.6</text:p>
          </table:table-cell>
          <table:table-cell table:style-name="ce81" table:formula="of:=IF(ISBLANK([.$A139]);&quot;&quot;;([.$B139]-[.$B138])/([.$A139]-[.$A138]))" office:value-type="float" office:value="-47.0791389351087" calcext:value-type="float">
            <text:p>-47</text:p>
          </table:table-cell>
          <table:table-cell table:style-name="ce81" table:formula="of:=IF(ISBLANK([.A139]);&quot;&quot;;-([.$A139]-[.$A138])*24*60/([.$B139]-[.$B138]))" office:value-type="float" office:value="30.586795607813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9T07:14:25.91285" calcext:value-type="date">
            <text:p>20260109T0714</text:p>
          </table:table-cell>
          <table:table-cell table:style-name="ce78" office:value-type="float" office:value="2194" calcext:value-type="float">
            <text:p>2194</text:p>
          </table:table-cell>
          <table:table-cell table:style-name="ce79" table:formula="of:=IF(ISBLANK([.$A140]);&quot;&quot;;([.$A140]-[.$A139])*24)" office:value-type="float" office:value="23.2902790813239" calcext:value-type="float">
            <text:p>23.3</text:p>
          </table:table-cell>
          <table:table-cell table:style-name="ce81" table:formula="of:=IF(ISBLANK([.$A140]);&quot;&quot;;([.$B140]-[.$B139])/([.$A140]-[.$A139]))" office:value-type="float" office:value="-26.7922938072638" calcext:value-type="float">
            <text:p>-27</text:p>
          </table:table-cell>
          <table:table-cell table:style-name="ce81" table:formula="of:=IF(ISBLANK([.A140]);&quot;&quot;;-([.$A140]-[.$A139])*24*60/([.$B140]-[.$B139]))" office:value-type="float" office:value="53.7467978799782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9T14:24:43.77597" calcext:value-type="date">
            <text:p>20260109T1424</text:p>
          </table:table-cell>
          <table:table-cell table:style-name="ce78" office:value-type="float" office:value="2180" calcext:value-type="float">
            <text:p>2180</text:p>
          </table:table-cell>
          <table:table-cell table:style-name="ce79" table:formula="of:=IF(ISBLANK([.$A141]);&quot;&quot;;([.$A141]-[.$A140])*24)" office:value-type="float" office:value="7.17162864521361" calcext:value-type="float">
            <text:p>7.2</text:p>
          </table:table-cell>
          <table:table-cell table:style-name="ce81" table:formula="of:=IF(ISBLANK([.$A141]);&quot;&quot;;([.$B141]-[.$B140])/([.$A141]-[.$A140]))" office:value-type="float" office:value="-46.8512825499196" calcext:value-type="float">
            <text:p>-47</text:p>
          </table:table-cell>
          <table:table-cell table:style-name="ce81" table:formula="of:=IF(ISBLANK([.A141]);&quot;&quot;;-([.$A141]-[.$A140])*24*60/([.$B141]-[.$B140]))" office:value-type="float" office:value="30.7355513366298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10T03:23:28.93586" calcext:value-type="date">
            <text:p>20260110T0323</text:p>
          </table:table-cell>
          <table:table-cell table:style-name="ce78" office:value-type="float" office:value="2160" calcext:value-type="float">
            <text:p>2160</text:p>
          </table:table-cell>
          <table:table-cell table:style-name="ce79" table:formula="of:=IF(ISBLANK([.$A142]);&quot;&quot;;([.$A142]-[.$A141])*24)" office:value-type="float" office:value="12.9792110795386" calcext:value-type="float">
            <text:p>13.0</text:p>
          </table:table-cell>
          <table:table-cell table:style-name="ce81" table:formula="of:=IF(ISBLANK([.$A142]);&quot;&quot;;([.$B142]-[.$B141])/([.$A142]-[.$A141]))" office:value-type="float" office:value="-36.9822169512836" calcext:value-type="float">
            <text:p>-37</text:p>
          </table:table-cell>
          <table:table-cell table:style-name="ce81" table:formula="of:=IF(ISBLANK([.A142]);&quot;&quot;;-([.$A142]-[.$A141])*24*60/([.$B142]-[.$B141]))" office:value-type="float" office:value="38.9376332386158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3]);&quot;&quot;;([.$A143]-[.$A142])*24)">
            <text:p/>
          </table:table-cell>
          <table:table-cell table:style-name="ce81" table:formula="of:=IF(ISBLANK([.$A143]);&quot;&quot;;([.$B143]-[.$B142])/([.$A143]-[.$A142]))">
            <text:p/>
          </table:table-cell>
          <table:table-cell table:style-name="ce81" table:formula="of:=IF(ISBLANK([.A143]);&quot;&quot;;-([.$A143]-[.$A142])*24*60/([.$B143]-[.$B14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4]);&quot;&quot;;([.$A144]-[.$A143])*24)">
            <text:p/>
          </table:table-cell>
          <table:table-cell table:style-name="ce81" table:formula="of:=IF(ISBLANK([.$A144]);&quot;&quot;;([.$B144]-[.$B143])/([.$A144]-[.$A143]))">
            <text:p/>
          </table:table-cell>
          <table:table-cell table:style-name="ce81" table:formula="of:=IF(ISBLANK([.A144]);&quot;&quot;;-([.$A144]-[.$A143])*24*60/([.$B144]-[.$B14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5]);&quot;&quot;;([.$A145]-[.$A144])*24)">
            <text:p/>
          </table:table-cell>
          <table:table-cell table:style-name="ce81" table:formula="of:=IF(ISBLANK([.$A145]);&quot;&quot;;([.$B145]-[.$B144])/([.$A145]-[.$A144]))">
            <text:p/>
          </table:table-cell>
          <table:table-cell table:style-name="ce81" table:formula="of:=IF(ISBLANK([.A145]);&quot;&quot;;-([.$A145]-[.$A144])*24*60/([.$B145]-[.$B14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6]);&quot;&quot;;([.$A146]-[.$A145])*24)">
            <text:p/>
          </table:table-cell>
          <table:table-cell table:style-name="ce81" table:formula="of:=IF(ISBLANK([.$A146]);&quot;&quot;;([.$B146]-[.$B145])/([.$A146]-[.$A145]))">
            <text:p/>
          </table:table-cell>
          <table:table-cell table:style-name="ce81" table:formula="of:=IF(ISBLANK([.A146]);&quot;&quot;;-([.$A146]-[.$A145])*24*60/([.$B146]-[.$B14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7]);&quot;&quot;;([.$A147]-[.$A146])*24)">
            <text:p/>
          </table:table-cell>
          <table:table-cell table:style-name="ce81" table:formula="of:=IF(ISBLANK([.$A147]);&quot;&quot;;([.$B147]-[.$B146])/([.$A147]-[.$A146]))">
            <text:p/>
          </table:table-cell>
          <table:table-cell table:style-name="ce81" table:formula="of:=IF(ISBLANK([.A147]);&quot;&quot;;-([.$A147]-[.$A146])*24*60/([.$B147]-[.$B14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8]);&quot;&quot;;([.$A148]-[.$A147])*24)">
            <text:p/>
          </table:table-cell>
          <table:table-cell table:style-name="ce81" table:formula="of:=IF(ISBLANK([.$A148]);&quot;&quot;;([.$B148]-[.$B147])/([.$A148]-[.$A147]))">
            <text:p/>
          </table:table-cell>
          <table:table-cell table:style-name="ce81" table:formula="of:=IF(ISBLANK([.A148]);&quot;&quot;;-([.$A148]-[.$A147])*24*60/([.$B148]-[.$B14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9]);&quot;&quot;;([.$A149]-[.$A148])*24)">
            <text:p/>
          </table:table-cell>
          <table:table-cell table:style-name="ce81" table:formula="of:=IF(ISBLANK([.$A149]);&quot;&quot;;([.$B149]-[.$B148])/([.$A149]-[.$A148]))">
            <text:p/>
          </table:table-cell>
          <table:table-cell table:style-name="ce81" table:formula="of:=IF(ISBLANK([.A149]);&quot;&quot;;-([.$A149]-[.$A148])*24*60/([.$B149]-[.$B14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0]);&quot;&quot;;([.$A150]-[.$A149])*24)">
            <text:p/>
          </table:table-cell>
          <table:table-cell table:style-name="ce81" table:formula="of:=IF(ISBLANK([.$A150]);&quot;&quot;;([.$B150]-[.$B149])/([.$A150]-[.$A149]))">
            <text:p/>
          </table:table-cell>
          <table:table-cell table:style-name="ce81" table:formula="of:=IF(ISBLANK([.A150]);&quot;&quot;;-([.$A150]-[.$A149])*24*60/([.$B150]-[.$B14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1]);&quot;&quot;;([.$A151]-[.$A150])*24)">
            <text:p/>
          </table:table-cell>
          <table:table-cell table:style-name="ce81" table:formula="of:=IF(ISBLANK([.$A151]);&quot;&quot;;([.$B151]-[.$B150])/([.$A151]-[.$A150]))">
            <text:p/>
          </table:table-cell>
          <table:table-cell table:style-name="ce81" table:formula="of:=IF(ISBLANK([.A151]);&quot;&quot;;-([.$A151]-[.$A150])*24*60/([.$B151]-[.$B15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2]);&quot;&quot;;([.$A152]-[.$A151])*24)">
            <text:p/>
          </table:table-cell>
          <table:table-cell table:style-name="ce81" table:formula="of:=IF(ISBLANK([.$A152]);&quot;&quot;;([.$B152]-[.$B151])/([.$A152]-[.$A151]))">
            <text:p/>
          </table:table-cell>
          <table:table-cell table:style-name="ce81" table:formula="of:=IF(ISBLANK([.A152]);&quot;&quot;;-([.$A152]-[.$A151])*24*60/([.$B152]-[.$B15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3]);&quot;&quot;;([.$A153]-[.$A152])*24)">
            <text:p/>
          </table:table-cell>
          <table:table-cell table:style-name="ce81" table:formula="of:=IF(ISBLANK([.$A153]);&quot;&quot;;([.$B153]-[.$B152])/([.$A153]-[.$A152]))">
            <text:p/>
          </table:table-cell>
          <table:table-cell table:style-name="ce81" table:formula="of:=IF(ISBLANK([.A153]);&quot;&quot;;-([.$A153]-[.$A152])*24*60/([.$B153]-[.$B15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4]);&quot;&quot;;([.$A154]-[.$A153])*24)">
            <text:p/>
          </table:table-cell>
          <table:table-cell table:style-name="ce81" table:formula="of:=IF(ISBLANK([.$A154]);&quot;&quot;;([.$B154]-[.$B153])/([.$A154]-[.$A153]))">
            <text:p/>
          </table:table-cell>
          <table:table-cell table:style-name="ce81" table:formula="of:=IF(ISBLANK([.A154]);&quot;&quot;;-([.$A154]-[.$A153])*24*60/([.$B154]-[.$B15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5]);&quot;&quot;;([.$A155]-[.$A154])*24)">
            <text:p/>
          </table:table-cell>
          <table:table-cell table:style-name="ce81" table:formula="of:=IF(ISBLANK([.$A155]);&quot;&quot;;([.$B155]-[.$B154])/([.$A155]-[.$A154]))">
            <text:p/>
          </table:table-cell>
          <table:table-cell table:style-name="ce81" table:formula="of:=IF(ISBLANK([.A155]);&quot;&quot;;-([.$A155]-[.$A154])*24*60/([.$B155]-[.$B15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6]);&quot;&quot;;([.$A156]-[.$A155])*24)">
            <text:p/>
          </table:table-cell>
          <table:table-cell table:style-name="ce81" table:formula="of:=IF(ISBLANK([.$A156]);&quot;&quot;;([.$B156]-[.$B155])/([.$A156]-[.$A155]))">
            <text:p/>
          </table:table-cell>
          <table:table-cell table:style-name="ce81" table:formula="of:=IF(ISBLANK([.A156]);&quot;&quot;;-([.$A156]-[.$A155])*24*60/([.$B156]-[.$B15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7]);&quot;&quot;;([.$A157]-[.$A156])*24)">
            <text:p/>
          </table:table-cell>
          <table:table-cell table:style-name="ce81" table:formula="of:=IF(ISBLANK([.$A157]);&quot;&quot;;([.$B157]-[.$B156])/([.$A157]-[.$A156]))">
            <text:p/>
          </table:table-cell>
          <table:table-cell table:style-name="ce81" table:formula="of:=IF(ISBLANK([.A157]);&quot;&quot;;-([.$A157]-[.$A156])*24*60/([.$B157]-[.$B15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8]);&quot;&quot;;([.$A158]-[.$A157])*24)">
            <text:p/>
          </table:table-cell>
          <table:table-cell table:style-name="ce81" table:formula="of:=IF(ISBLANK([.$A158]);&quot;&quot;;([.$B158]-[.$B157])/([.$A158]-[.$A157]))">
            <text:p/>
          </table:table-cell>
          <table:table-cell table:style-name="ce81" table:formula="of:=IF(ISBLANK([.A158]);&quot;&quot;;-([.$A158]-[.$A157])*24*60/([.$B158]-[.$B15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9]);&quot;&quot;;([.$A159]-[.$A158])*24)">
            <text:p/>
          </table:table-cell>
          <table:table-cell table:style-name="ce81" table:formula="of:=IF(ISBLANK([.$A159]);&quot;&quot;;([.$B159]-[.$B158])/([.$A159]-[.$A158]))">
            <text:p/>
          </table:table-cell>
          <table:table-cell table:style-name="ce81" table:formula="of:=IF(ISBLANK([.A159]);&quot;&quot;;-([.$A159]-[.$A158])*24*60/([.$B159]-[.$B15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0]);&quot;&quot;;([.$A160]-[.$A159])*24)">
            <text:p/>
          </table:table-cell>
          <table:table-cell table:style-name="ce81" table:formula="of:=IF(ISBLANK([.$A160]);&quot;&quot;;([.$B160]-[.$B159])/([.$A160]-[.$A159]))">
            <text:p/>
          </table:table-cell>
          <table:table-cell table:style-name="ce81" table:formula="of:=IF(ISBLANK([.A160]);&quot;&quot;;-([.$A160]-[.$A159])*24*60/([.$B160]-[.$B15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1]);&quot;&quot;;([.$A161]-[.$A160])*24)">
            <text:p/>
          </table:table-cell>
          <table:table-cell table:style-name="ce81" table:formula="of:=IF(ISBLANK([.$A161]);&quot;&quot;;([.$B161]-[.$B160])/([.$A161]-[.$A160]))">
            <text:p/>
          </table:table-cell>
          <table:table-cell table:style-name="ce81" table:formula="of:=IF(ISBLANK([.A161]);&quot;&quot;;-([.$A161]-[.$A160])*24*60/([.$B161]-[.$B16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2]);&quot;&quot;;([.$A162]-[.$A161])*24)">
            <text:p/>
          </table:table-cell>
          <table:table-cell table:style-name="ce81" table:formula="of:=IF(ISBLANK([.$A162]);&quot;&quot;;([.$B162]-[.$B161])/([.$A162]-[.$A161]))">
            <text:p/>
          </table:table-cell>
          <table:table-cell table:style-name="ce81" table:formula="of:=IF(ISBLANK([.A162]);&quot;&quot;;-([.$A162]-[.$A161])*24*60/([.$B162]-[.$B16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3]);&quot;&quot;;([.$A163]-[.$A162])*24)">
            <text:p/>
          </table:table-cell>
          <table:table-cell table:style-name="ce81" table:formula="of:=IF(ISBLANK([.$A163]);&quot;&quot;;([.$B163]-[.$B162])/([.$A163]-[.$A162]))">
            <text:p/>
          </table:table-cell>
          <table:table-cell table:style-name="ce81" table:formula="of:=IF(ISBLANK([.A163]);&quot;&quot;;-([.$A163]-[.$A162])*24*60/([.$B163]-[.$B16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4]);&quot;&quot;;([.$A164]-[.$A163])*24)">
            <text:p/>
          </table:table-cell>
          <table:table-cell table:style-name="ce81" table:formula="of:=IF(ISBLANK([.$A164]);&quot;&quot;;([.$B164]-[.$B163])/([.$A164]-[.$A163]))">
            <text:p/>
          </table:table-cell>
          <table:table-cell table:style-name="ce81" table:formula="of:=IF(ISBLANK([.A164]);&quot;&quot;;-([.$A164]-[.$A163])*24*60/([.$B164]-[.$B16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5]);&quot;&quot;;([.$A165]-[.$A164])*24)">
            <text:p/>
          </table:table-cell>
          <table:table-cell table:style-name="ce81" table:formula="of:=IF(ISBLANK([.$A165]);&quot;&quot;;([.$B165]-[.$B164])/([.$A165]-[.$A164]))">
            <text:p/>
          </table:table-cell>
          <table:table-cell table:style-name="ce81" table:formula="of:=IF(ISBLANK([.A165]);&quot;&quot;;-([.$A165]-[.$A164])*24*60/([.$B165]-[.$B16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6]);&quot;&quot;;([.$A166]-[.$A165])*24)">
            <text:p/>
          </table:table-cell>
          <table:table-cell table:style-name="ce81" table:formula="of:=IF(ISBLANK([.$A166]);&quot;&quot;;([.$B166]-[.$B165])/([.$A166]-[.$A165]))">
            <text:p/>
          </table:table-cell>
          <table:table-cell table:style-name="ce81" table:formula="of:=IF(ISBLANK([.A166]);&quot;&quot;;-([.$A166]-[.$A165])*24*60/([.$B166]-[.$B16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7]);&quot;&quot;;([.$A167]-[.$A166])*24)">
            <text:p/>
          </table:table-cell>
          <table:table-cell table:style-name="ce81" table:formula="of:=IF(ISBLANK([.$A167]);&quot;&quot;;([.$B167]-[.$B166])/([.$A167]-[.$A166]))">
            <text:p/>
          </table:table-cell>
          <table:table-cell table:style-name="ce81" table:formula="of:=IF(ISBLANK([.A167]);&quot;&quot;;-([.$A167]-[.$A166])*24*60/([.$B167]-[.$B16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8]);&quot;&quot;;([.$A168]-[.$A167])*24)">
            <text:p/>
          </table:table-cell>
          <table:table-cell table:style-name="ce81" table:formula="of:=IF(ISBLANK([.$A168]);&quot;&quot;;([.$B168]-[.$B167])/([.$A168]-[.$A167]))">
            <text:p/>
          </table:table-cell>
          <table:table-cell table:style-name="ce81" table:formula="of:=IF(ISBLANK([.A168]);&quot;&quot;;-([.$A168]-[.$A167])*24*60/([.$B168]-[.$B16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9]);&quot;&quot;;([.$A169]-[.$A168])*24)">
            <text:p/>
          </table:table-cell>
          <table:table-cell table:style-name="ce81" table:formula="of:=IF(ISBLANK([.$A169]);&quot;&quot;;([.$B169]-[.$B168])/([.$A169]-[.$A168]))">
            <text:p/>
          </table:table-cell>
          <table:table-cell table:style-name="ce81" table:formula="of:=IF(ISBLANK([.A169]);&quot;&quot;;-([.$A169]-[.$A168])*24*60/([.$B169]-[.$B16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0]);&quot;&quot;;([.$A170]-[.$A169])*24)">
            <text:p/>
          </table:table-cell>
          <table:table-cell table:style-name="ce81" table:formula="of:=IF(ISBLANK([.$A170]);&quot;&quot;;([.$B170]-[.$B169])/([.$A170]-[.$A169]))">
            <text:p/>
          </table:table-cell>
          <table:table-cell table:style-name="ce81" table:formula="of:=IF(ISBLANK([.A170]);&quot;&quot;;-([.$A170]-[.$A169])*24*60/([.$B170]-[.$B16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1]);&quot;&quot;;([.$A171]-[.$A170])*24)">
            <text:p/>
          </table:table-cell>
          <table:table-cell table:style-name="ce81" table:formula="of:=IF(ISBLANK([.$A171]);&quot;&quot;;([.$B171]-[.$B170])/([.$A171]-[.$A170]))">
            <text:p/>
          </table:table-cell>
          <table:table-cell table:style-name="ce81" table:formula="of:=IF(ISBLANK([.A171]);&quot;&quot;;-([.$A171]-[.$A170])*24*60/([.$B171]-[.$B17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2]);&quot;&quot;;([.$A172]-[.$A171])*24)">
            <text:p/>
          </table:table-cell>
          <table:table-cell table:style-name="ce81" table:formula="of:=IF(ISBLANK([.$A172]);&quot;&quot;;([.$B172]-[.$B171])/([.$A172]-[.$A171]))">
            <text:p/>
          </table:table-cell>
          <table:table-cell table:style-name="ce81" table:formula="of:=IF(ISBLANK([.A172]);&quot;&quot;;-([.$A172]-[.$A171])*24*60/([.$B172]-[.$B17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3]);&quot;&quot;;([.$A173]-[.$A172])*24)">
            <text:p/>
          </table:table-cell>
          <table:table-cell table:style-name="ce81" table:formula="of:=IF(ISBLANK([.$A173]);&quot;&quot;;([.$B173]-[.$B172])/([.$A173]-[.$A172]))">
            <text:p/>
          </table:table-cell>
          <table:table-cell table:style-name="ce81" table:formula="of:=IF(ISBLANK([.A173]);&quot;&quot;;-([.$A173]-[.$A172])*24*60/([.$B173]-[.$B17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4]);&quot;&quot;;([.$A174]-[.$A173])*24)">
            <text:p/>
          </table:table-cell>
          <table:table-cell table:style-name="ce81" table:formula="of:=IF(ISBLANK([.$A174]);&quot;&quot;;([.$B174]-[.$B173])/([.$A174]-[.$A173]))">
            <text:p/>
          </table:table-cell>
          <table:table-cell table:style-name="ce81" table:formula="of:=IF(ISBLANK([.A174]);&quot;&quot;;-([.$A174]-[.$A173])*24*60/([.$B174]-[.$B17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5]);&quot;&quot;;([.$A175]-[.$A174])*24)">
            <text:p/>
          </table:table-cell>
          <table:table-cell table:style-name="ce81" table:formula="of:=IF(ISBLANK([.$A175]);&quot;&quot;;([.$B175]-[.$B174])/([.$A175]-[.$A174]))">
            <text:p/>
          </table:table-cell>
          <table:table-cell table:style-name="ce81" table:formula="of:=IF(ISBLANK([.A175]);&quot;&quot;;-([.$A175]-[.$A174])*24*60/([.$B175]-[.$B17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6]);&quot;&quot;;([.$A176]-[.$A175])*24)">
            <text:p/>
          </table:table-cell>
          <table:table-cell table:style-name="ce81" table:formula="of:=IF(ISBLANK([.$A176]);&quot;&quot;;([.$B176]-[.$B175])/([.$A176]-[.$A175]))">
            <text:p/>
          </table:table-cell>
          <table:table-cell table:style-name="ce81" table:formula="of:=IF(ISBLANK([.A176]);&quot;&quot;;-([.$A176]-[.$A175])*24*60/([.$B176]-[.$B17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7]);&quot;&quot;;([.$A177]-[.$A176])*24)">
            <text:p/>
          </table:table-cell>
          <table:table-cell table:style-name="ce81" table:formula="of:=IF(ISBLANK([.$A177]);&quot;&quot;;([.$B177]-[.$B176])/([.$A177]-[.$A176]))">
            <text:p/>
          </table:table-cell>
          <table:table-cell table:style-name="ce81" table:formula="of:=IF(ISBLANK([.A177]);&quot;&quot;;-([.$A177]-[.$A176])*24*60/([.$B177]-[.$B17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8]);&quot;&quot;;([.$A178]-[.$A177])*24)">
            <text:p/>
          </table:table-cell>
          <table:table-cell table:style-name="ce81" table:formula="of:=IF(ISBLANK([.$A178]);&quot;&quot;;([.$B178]-[.$B177])/([.$A178]-[.$A177]))">
            <text:p/>
          </table:table-cell>
          <table:table-cell table:style-name="ce81" table:formula="of:=IF(ISBLANK([.A178]);&quot;&quot;;-([.$A178]-[.$A177])*24*60/([.$B178]-[.$B17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9]);&quot;&quot;;([.$A179]-[.$A178])*24)">
            <text:p/>
          </table:table-cell>
          <table:table-cell table:style-name="ce81" table:formula="of:=IF(ISBLANK([.$A179]);&quot;&quot;;([.$B179]-[.$B178])/([.$A179]-[.$A178]))">
            <text:p/>
          </table:table-cell>
          <table:table-cell table:style-name="ce81" table:formula="of:=IF(ISBLANK([.A179]);&quot;&quot;;-([.$A179]-[.$A178])*24*60/([.$B179]-[.$B17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0]);&quot;&quot;;([.$A180]-[.$A179])*24)">
            <text:p/>
          </table:table-cell>
          <table:table-cell table:style-name="ce81" table:formula="of:=IF(ISBLANK([.$A180]);&quot;&quot;;([.$B180]-[.$B179])/([.$A180]-[.$A179]))">
            <text:p/>
          </table:table-cell>
          <table:table-cell table:style-name="ce81" table:formula="of:=IF(ISBLANK([.A180]);&quot;&quot;;-([.$A180]-[.$A179])*24*60/([.$B180]-[.$B17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1]);&quot;&quot;;([.$A181]-[.$A180])*24)">
            <text:p/>
          </table:table-cell>
          <table:table-cell table:style-name="ce81" table:formula="of:=IF(ISBLANK([.$A181]);&quot;&quot;;([.$B181]-[.$B180])/([.$A181]-[.$A180]))">
            <text:p/>
          </table:table-cell>
          <table:table-cell table:style-name="ce81" table:formula="of:=IF(ISBLANK([.A181]);&quot;&quot;;-([.$A181]-[.$A180])*24*60/([.$B181]-[.$B18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2]);&quot;&quot;;([.$A182]-[.$A181])*24)">
            <text:p/>
          </table:table-cell>
          <table:table-cell table:style-name="ce81" table:formula="of:=IF(ISBLANK([.$A182]);&quot;&quot;;([.$B182]-[.$B181])/([.$A182]-[.$A181]))">
            <text:p/>
          </table:table-cell>
          <table:table-cell table:style-name="ce81" table:formula="of:=IF(ISBLANK([.A182]);&quot;&quot;;-([.$A182]-[.$A181])*24*60/([.$B182]-[.$B18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3]);&quot;&quot;;([.$A183]-[.$A182])*24)">
            <text:p/>
          </table:table-cell>
          <table:table-cell table:style-name="ce81" table:formula="of:=IF(ISBLANK([.$A183]);&quot;&quot;;([.$B183]-[.$B182])/([.$A183]-[.$A182]))">
            <text:p/>
          </table:table-cell>
          <table:table-cell table:style-name="ce81" table:formula="of:=IF(ISBLANK([.A183]);&quot;&quot;;-([.$A183]-[.$A182])*24*60/([.$B183]-[.$B18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4]);&quot;&quot;;([.$A184]-[.$A183])*24)">
            <text:p/>
          </table:table-cell>
          <table:table-cell table:style-name="ce81" table:formula="of:=IF(ISBLANK([.$A184]);&quot;&quot;;([.$B184]-[.$B183])/([.$A184]-[.$A183]))">
            <text:p/>
          </table:table-cell>
          <table:table-cell table:style-name="ce81" table:formula="of:=IF(ISBLANK([.A184]);&quot;&quot;;-([.$A184]-[.$A183])*24*60/([.$B184]-[.$B18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5]);&quot;&quot;;([.$A185]-[.$A184])*24)">
            <text:p/>
          </table:table-cell>
          <table:table-cell table:style-name="ce81" table:formula="of:=IF(ISBLANK([.$A185]);&quot;&quot;;([.$B185]-[.$B184])/([.$A185]-[.$A184]))">
            <text:p/>
          </table:table-cell>
          <table:table-cell table:style-name="ce81" table:formula="of:=IF(ISBLANK([.A185]);&quot;&quot;;-([.$A185]-[.$A184])*24*60/([.$B185]-[.$B18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6]);&quot;&quot;;([.$A186]-[.$A185])*24)">
            <text:p/>
          </table:table-cell>
          <table:table-cell table:style-name="ce81" table:formula="of:=IF(ISBLANK([.$A186]);&quot;&quot;;([.$B186]-[.$B185])/([.$A186]-[.$A185]))">
            <text:p/>
          </table:table-cell>
          <table:table-cell table:style-name="ce81" table:formula="of:=IF(ISBLANK([.A186]);&quot;&quot;;-([.$A186]-[.$A185])*24*60/([.$B186]-[.$B18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7]);&quot;&quot;;([.$A187]-[.$A186])*24)">
            <text:p/>
          </table:table-cell>
          <table:table-cell table:style-name="ce81" table:formula="of:=IF(ISBLANK([.$A187]);&quot;&quot;;([.$B187]-[.$B186])/([.$A187]-[.$A186]))">
            <text:p/>
          </table:table-cell>
          <table:table-cell table:style-name="ce81" table:formula="of:=IF(ISBLANK([.A187]);&quot;&quot;;-([.$A187]-[.$A186])*24*60/([.$B187]-[.$B18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8]);&quot;&quot;;([.$A188]-[.$A187])*24)">
            <text:p/>
          </table:table-cell>
          <table:table-cell table:style-name="ce81" table:formula="of:=IF(ISBLANK([.$A188]);&quot;&quot;;([.$B188]-[.$B187])/([.$A188]-[.$A187]))">
            <text:p/>
          </table:table-cell>
          <table:table-cell table:style-name="ce81" table:formula="of:=IF(ISBLANK([.A188]);&quot;&quot;;-([.$A188]-[.$A187])*24*60/([.$B188]-[.$B18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9]);&quot;&quot;;([.$A189]-[.$A188])*24)">
            <text:p/>
          </table:table-cell>
          <table:table-cell table:style-name="ce81" table:formula="of:=IF(ISBLANK([.$A189]);&quot;&quot;;([.$B189]-[.$B188])/([.$A189]-[.$A188]))">
            <text:p/>
          </table:table-cell>
          <table:table-cell table:style-name="ce81" table:formula="of:=IF(ISBLANK([.A189]);&quot;&quot;;-([.$A189]-[.$A188])*24*60/([.$B189]-[.$B18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0]);&quot;&quot;;([.$A190]-[.$A189])*24)">
            <text:p/>
          </table:table-cell>
          <table:table-cell table:style-name="ce81" table:formula="of:=IF(ISBLANK([.$A190]);&quot;&quot;;([.$B190]-[.$B189])/([.$A190]-[.$A189]))">
            <text:p/>
          </table:table-cell>
          <table:table-cell table:style-name="ce81" table:formula="of:=IF(ISBLANK([.A190]);&quot;&quot;;-([.$A190]-[.$A189])*24*60/([.$B190]-[.$B18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1]);&quot;&quot;;([.$A191]-[.$A190])*24)">
            <text:p/>
          </table:table-cell>
          <table:table-cell table:style-name="ce81" table:formula="of:=IF(ISBLANK([.$A191]);&quot;&quot;;([.$B191]-[.$B190])/([.$A191]-[.$A190]))">
            <text:p/>
          </table:table-cell>
          <table:table-cell table:style-name="ce81" table:formula="of:=IF(ISBLANK([.A191]);&quot;&quot;;-([.$A191]-[.$A190])*24*60/([.$B191]-[.$B19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2]);&quot;&quot;;([.$A192]-[.$A191])*24)">
            <text:p/>
          </table:table-cell>
          <table:table-cell table:style-name="ce81" table:formula="of:=IF(ISBLANK([.$A192]);&quot;&quot;;([.$B192]-[.$B191])/([.$A192]-[.$A191]))">
            <text:p/>
          </table:table-cell>
          <table:table-cell table:style-name="ce81" table:formula="of:=IF(ISBLANK([.A192]);&quot;&quot;;-([.$A192]-[.$A191])*24*60/([.$B192]-[.$B19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3]);&quot;&quot;;([.$A193]-[.$A192])*24)">
            <text:p/>
          </table:table-cell>
          <table:table-cell table:style-name="ce81" table:formula="of:=IF(ISBLANK([.$A193]);&quot;&quot;;([.$B193]-[.$B192])/([.$A193]-[.$A192]))">
            <text:p/>
          </table:table-cell>
          <table:table-cell table:style-name="ce81" table:formula="of:=IF(ISBLANK([.A193]);&quot;&quot;;-([.$A193]-[.$A192])*24*60/([.$B193]-[.$B19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4]);&quot;&quot;;([.$A194]-[.$A193])*24)">
            <text:p/>
          </table:table-cell>
          <table:table-cell table:style-name="ce81" table:formula="of:=IF(ISBLANK([.$A194]);&quot;&quot;;([.$B194]-[.$B193])/([.$A194]-[.$A193]))">
            <text:p/>
          </table:table-cell>
          <table:table-cell table:style-name="ce81" table:formula="of:=IF(ISBLANK([.A194]);&quot;&quot;;-([.$A194]-[.$A193])*24*60/([.$B194]-[.$B19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5]);&quot;&quot;;([.$A195]-[.$A194])*24)">
            <text:p/>
          </table:table-cell>
          <table:table-cell table:style-name="ce81" table:formula="of:=IF(ISBLANK([.$A195]);&quot;&quot;;([.$B195]-[.$B194])/([.$A195]-[.$A194]))">
            <text:p/>
          </table:table-cell>
          <table:table-cell table:style-name="ce81" table:formula="of:=IF(ISBLANK([.A195]);&quot;&quot;;-([.$A195]-[.$A194])*24*60/([.$B195]-[.$B19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6]);&quot;&quot;;([.$A196]-[.$A195])*24)">
            <text:p/>
          </table:table-cell>
          <table:table-cell table:style-name="ce81" table:formula="of:=IF(ISBLANK([.$A196]);&quot;&quot;;([.$B196]-[.$B195])/([.$A196]-[.$A195]))">
            <text:p/>
          </table:table-cell>
          <table:table-cell table:style-name="ce81" table:formula="of:=IF(ISBLANK([.A196]);&quot;&quot;;-([.$A196]-[.$A195])*24*60/([.$B196]-[.$B19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7]);&quot;&quot;;([.$A197]-[.$A196])*24)">
            <text:p/>
          </table:table-cell>
          <table:table-cell table:style-name="ce81" table:formula="of:=IF(ISBLANK([.$A197]);&quot;&quot;;([.$B197]-[.$B196])/([.$A197]-[.$A196]))">
            <text:p/>
          </table:table-cell>
          <table:table-cell table:style-name="ce81" table:formula="of:=IF(ISBLANK([.A197]);&quot;&quot;;-([.$A197]-[.$A196])*24*60/([.$B197]-[.$B19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8]);&quot;&quot;;([.$A198]-[.$A197])*24)">
            <text:p/>
          </table:table-cell>
          <table:table-cell table:style-name="ce81" table:formula="of:=IF(ISBLANK([.$A198]);&quot;&quot;;([.$B198]-[.$B197])/([.$A198]-[.$A197]))">
            <text:p/>
          </table:table-cell>
          <table:table-cell table:style-name="ce81" table:formula="of:=IF(ISBLANK([.A198]);&quot;&quot;;-([.$A198]-[.$A197])*24*60/([.$B198]-[.$B19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9]);&quot;&quot;;([.$A199]-[.$A198])*24)">
            <text:p/>
          </table:table-cell>
          <table:table-cell table:style-name="ce81" table:formula="of:=IF(ISBLANK([.$A199]);&quot;&quot;;([.$B199]-[.$B198])/([.$A199]-[.$A198]))">
            <text:p/>
          </table:table-cell>
          <table:table-cell table:style-name="ce81" table:formula="of:=IF(ISBLANK([.A199]);&quot;&quot;;-([.$A199]-[.$A198])*24*60/([.$B199]-[.$B19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200]);&quot;&quot;;([.$A200]-[.$A199])*24)">
            <text:p/>
          </table:table-cell>
          <table:table-cell table:style-name="ce81" table:formula="of:=IF(ISBLANK([.$A200]);&quot;&quot;;([.$B200]-[.$B199])/([.$A200]-[.$A199]))">
            <text:p/>
          </table:table-cell>
          <table:table-cell table:style-name="ce81" table:formula="of:=IF(ISBLANK([.A200]);&quot;&quot;;-([.$A200]-[.$A199])*24*60/([.$B200]-[.$B199]))">
            <text:p/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84" office:value-type="string" calcext:value-type="string">
            <text:p>AVERAGE:</text:p>
          </table:table-cell>
          <table:table-cell table:style-name="ce66" table:formula="of:=AVERAGE([.$D$3:.$D$200])" office:value-type="float" office:value="-37.7754214757027" calcext:value-type="float">
            <text:p>-38</text:p>
          </table:table-cell>
          <table:table-cell table:style-name="ce68" table:formula="of:=AVERAGE([.$E$3:.$E$200])" office:value-type="float" office:value="41.974815098869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4" office:value-type="string" calcext:value-type="string">
            <text:p>SLOPE:</text:p>
          </table:table-cell>
          <table:table-cell table:style-name="ce68" table:formula="of:=SLOPE([.$B$2:.$B$200];[.$A$2:.$A$200])" office:value-type="float" office:value="-34.096496797636" calcext:value-type="float">
            <text:p>-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1"/>
          <table:table-cell table:number-columns-repeated="3"/>
        </table:table-row>
        <table:table-row table:style-name="ro1" table:number-rows-repeated="1048371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solver_adj" table:base-cell-address="$Predict.$A$1" table:cell-range-address=".$F$5"/>
          <table:named-expression table:name="solver_asr" table:base-cell-address="$Predict.$A$1" table:expression="0"/>
          <table:named-expression table:name="solver_bbd" table:base-cell-address="$Predict.$A$1" table:expression="1"/>
          <table:named-expression table:name="solver_ccoeff" table:base-cell-address="$Predict.$A$1" table:expression="0"/>
          <table:named-expression table:name="solver_cog" table:base-cell-address="$Predict.$A$1" table:expression="0"/>
          <table:named-expression table:name="solver_crpb" table:base-cell-address="$Predict.$A$1" table:expression="0"/>
          <table:named-expression table:name="solver_eng" table:base-cell-address="$Predict.$A$1" table:expression="2"/>
          <table:named-expression table:name="solver_eps" table:base-cell-address="$Predict.$A$1" table:expression="0"/>
          <table:named-expression table:name="solver_int" table:base-cell-address="$Predict.$A$1" table:expression="0"/>
          <table:named-expression table:name="solver_lo_eng" table:base-cell-address="$Predict.$A$1" table:expression="&quot;com.sun.star.comp.Calc.LpsolveSolver&quot;"/>
          <table:named-expression table:name="solver_mtpb" table:base-cell-address="$Predict.$A$1" table:expression="0"/>
          <table:named-expression table:name="solver_neg" table:base-cell-address="$Predict.$A$1" table:expression="2"/>
          <table:named-expression table:name="solver_num" table:base-cell-address="$Predict.$A$1" table:expression="0"/>
          <table:named-range table:name="solver_opt" table:base-cell-address="$Predict.$A$1" table:cell-range-address=".$F$3"/>
          <table:named-expression table:name="solver_smax" table:base-cell-address="$Predict.$A$1" table:expression="0"/>
          <table:named-expression table:name="solver_smin" table:base-cell-address="$Predict.$A$1" table:expression="0"/>
          <table:named-expression table:name="solver_soc" table:base-cell-address="$Predict.$A$1" table:expression="0"/>
          <table:named-expression table:name="solver_stol" table:base-cell-address="$Predict.$A$1" table:expression="0"/>
          <table:named-expression table:name="solver_tim" table:base-cell-address="$Predict.$A$1" table:expression="100"/>
          <table:named-expression table:name="solver_typ" table:base-cell-address="$Predict.$A$1" table:expression="2"/>
          <table:named-expression table:name="solver_val" table:base-cell-address="$Predict.$A$1" table:expression="0"/>
          <table:named-expression table:name="solver_vrt" table:base-cell-address="$Predict.$A$1" table:expression="0"/>
        </table:named-expressions>
        <calcext:conditional-formats>
          <calcext:conditional-format calcext:target-range-address="Inventory.F1:Inventory.G1">
            <calcext:condition calcext:apply-style-name="Danger" calcext:value="&lt;0" calcext:base-cell-address="Inventory.F1"/>
          </calcext:conditional-format>
          <calcext:conditional-format calcext:target-range-address="Inventory.F1:Inventory.G1">
            <calcext:condition calcext:apply-style-name="Good" calcext:value="&gt;=0" calcext:base-cell-address="Inventory.F1"/>
          </calcext:conditional-format>
          <calcext:conditional-format calcext:target-range-address="Inventory.F1:Inventory.F1">
            <calcext:condition calcext:apply-style-name="Danger" calcext:value="&lt;0" calcext:base-cell-address="Inventory.F1"/>
            <calcext:condition calcext:apply-style-name="Good" calcext:value="&gt;0" calcext:base-cell-address="Inventory.F1"/>
            <calcext:condition calcext:apply-style-name="Bad" calcext:value="=0" calcext:base-cell-address="Inventory.F1"/>
          </calcext:conditional-format>
          <calcext:conditional-format calcext:target-range-address="Inventory.F7:Inventory.F7">
            <calcext:condition calcext:apply-style-name="Danger" calcext:value="=&quot;Shortage&quot;" calcext:base-cell-address="Inventory.F7"/>
            <calcext:condition calcext:apply-style-name="Good" calcext:value="=&quot;Remaining&quot;" calcext:base-cell-address="Inventory.F7"/>
          </calcext:conditional-format>
        </calcext:conditional-formats>
      </table:table>
      <table:table table:name="Chart" table:style-name="ta2" table:protected="true">
        <loext:table-protection/>
        <office:forms form:automatic-focus="false" form:apply-design-mode="false"/>
        <table:shapes>
          <draw:frame draw:z-index="0" draw:style-name="gr3" draw:text-style-name="P3" svg:width="10.3567in" svg:height="4.5504in" svg:x="0.0272in" svg:y="0.0213in">
            <draw:object draw:notify-on-update-of-ranges="Inventory.A2:Inventory.A200 Inventory.B1:Inventory.B1 Inventory.B2:Inventory.B200 Inventory.F2:Inventory.F2 Chart.A1:Chart.A1 Inventory.G5:Inventory.G5 Inventory.F5:Inventory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9">
          <table:table-cell table:style-name="ce105" table:number-columns-repeated="2"/>
        </table:table-row>
        <table:table-row table:style-name="ro1" table:number-rows-repeated="3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6" number:min-decimal-places="16" number:min-integer-digits="1"/>
    </number:number-style>
    <number:number-style style:name="N131">
      <number:number number:decimal-places="19" number:min-decimal-places="19"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33">
      <number:number number:decimal-places="5" number:min-decimal-places="5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4" number:min-decimal-places="4" number:min-integer-digits="1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38">
      <number:number number:decimal-places="20" number:min-decimal-places="20" number:min-integer-digits="1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number number:decimal-places="6" number:min-decimal-places="6" number:min-integer-digits="1"/>
    </number:number-style>
    <number:date-style style:name="N141">
      <number:day-of-week/>
      <number:text> </number:text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4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3">
      <number:text-content/>
      <style:map style:condition="value()&lt;=1.7976931348623157E+308" style:apply-style-name="N143P0"/>
    </number:text-style>
    <number:number-style style:name="N144">
      <number:number number:decimal-places="15" number:min-decimal-places="15" number:min-integer-digits="1"/>
    </number:number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1" number:min-decimal-places="11" number:min-integer-digits="1"/>
    </number:number-style>
    <number:time-style style:name="N150P0" style:volatile="true">
      <number:hours/>
      <number:text>:</number:text>
      <number:minutes number:style="long"/>
    </number:time-style>
    <number:text-style style:name="N150">
      <number:text-content/>
      <style:map style:condition="value()&lt;=1.7976931348623157E+308" style:apply-style-name="N150P0"/>
    </number:text-style>
    <number:date-style style:name="N151P0" style:volatile="true">
      <number:month/>
      <number:text>/</number:text>
      <number:day/>
      <number:text>/</number:text>
      <number:year/>
    </number:date-style>
    <number:text-style style:name="N151">
      <number:text-content/>
      <style:map style:condition="value()&lt;=1.7976931348623157E+308" style:apply-style-name="N151P0"/>
    </number:text-style>
    <number:number-style style:name="N152">
      <number:number number:decimal-places="10" number:min-decimal-places="10" number:min-integer-digits="1"/>
    </number:number-style>
    <number:date-style style:name="N153">
      <number:day-of-week/>
      <number:text> </number:text>
      <number:month number:style="long"/>
      <number:text>/</number:text>
      <number:day number:style="long"/>
      <number:text>/ </number:text>
      <number:year number:style="long"/>
      <number:text> </number:text>
      <number:hours number:style="long"/>
      <number:text>:</number:text>
      <number:minutes number:style="long"/>
    </number:date-style>
    <number:number-style style:name="N154">
      <number:number number:decimal-places="13" number:min-decimal-places="13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7">
      <number:number number:decimal-places="1" number:min-decimal-places="1" number:min-integer-digits="1" number:grouping="true"/>
    </number:number-style>
    <number:number-style style:name="N158">
      <number:number number:decimal-places="18" number:min-decimal-places="18" number:min-integer-digits="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">
      <number:number number:decimal-places="1" number:min-decimal-places="1" number:min-integer-digits="1"/>
    </number:number-style>
    <number:time-style style:name="N161">
      <number:minutes number:style="long"/>
      <number:text>:</number:text>
      <number:seconds number:style="long"/>
    </number:time-style>
    <number:number-style style:name="N162">
      <number:number number:decimal-places="12" number:min-decimal-places="12" number:min-integer-digits="1"/>
    </number:number-style>
    <number:number-style style:name="N163">
      <number:number number:decimal-places="3" number:min-decimal-places="3" number:min-integer-digits="1" number:grouping="true"/>
    </number:number-style>
    <number:number-style style:name="N164">
      <number:number number:decimal-places="0" number:min-decimal-places="0" number:min-integer-digits="0" number:grouping="true"/>
    </number:number-style>
    <number:number-style style:name="N165P0" style:volatile="true">
      <number:number number:decimal-places="0" number:min-decimal-places="0" number:min-integer-digits="1"/>
    </number:number-style>
    <number:number-style style:name="N165">
      <style:text-properties fo:color="#ff0000"/>
      <number:text>-</number:text>
      <number:number number:decimal-places="0" number:min-decimal-places="0" number:min-integer-digits="1"/>
      <style:map style:condition="value()&gt;=0" style:apply-style-name="N165P0"/>
    </number:number-style>
    <number:number-style style:name="N166">
      <number:text>+</number:text>
      <number:number number:decimal-places="2" number:min-decimal-places="2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>
      <style:table-cell-properties fo:background-color="#00b27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nger" style:family="table-cell" style:parent-style-name="Default">
      <style:table-cell-properties fo:background-color="#ed1c24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 style:data-style-name="N2" text:time-value="03:23:16.2717966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Drotor/Canon, USA</meta:initial-creator>
    <meta:creation-date>2013-05-18T04:14:42</meta:creation-date>
    <dc:date>2026-01-10T03:23:52.031115281</dc:date>
    <meta:editing-cycles>2667</meta:editing-cycles>
    <meta:editing-duration>P8DT17H20M25S</meta:editing-duration>
    <meta:generator>LibreOffice/24.2.7.2$Linux_X86_64 LibreOffice_project/420$Build-2</meta:generator>
    <meta:document-statistic meta:table-count="3" meta:cell-count="959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Updat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rem ----------------------------------------------------------------------
dim args2(0) as new com.sun.star.beans.PropertyValue
args2(0).Name = "ToPoint"
args2(0).Value = "$B$1"

dispatcher.executeDispatch(document, ".uno:GoToCell", "", 0, args2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Nr"
args3(0).Value = 2

dispatcher.executeDispatch(document, ".uno:JumpToTable", "", 0, args3())

rem ----------------------------------------------------------------------
dim args4(0) as new com.sun.star.beans.PropertyValue
args4(0).Name = "ToPoint"
args4(0).Value = "$G$10"

dispatcher.executeDispatch(document, ".uno:GoToCell", "", 0, args4())

rem ----------------------------------------------------------------------
dim args5(5) as new com.sun.star.beans.PropertyValue
args5(0).Name = "Flags"
args5(0).Value = "D"
args5(1).Name = "FormulaCommand"
args5(1).Value = 0
args5(2).Name = "SkipEmptyCells"
args5(2).Value = false
args5(3).Name = "Transpose"
args5(3).Value = false
args5(4).Name = "AsLink"
args5(4).Value = false
args5(5).Name = "MoveMode"
args5(5).Value = 4

dispatcher.executeDispatch(document, ".uno:InsertContents", "", 0, args5())

rem ----------------------------------------------------------------------
dim args6(0) as new com.sun.star.beans.PropertyValue
args6(0).Name = "ToPoint"
args6(0).Value = "$A$2"

dispatcher.executeDispatch(document, ".uno:GoToCell", "", 0, args6())

rem ----------------------------------------------------------------------
dim args7(1) as new com.sun.star.beans.PropertyValue
args7(0).Name = "By"
args7(0).Value = 1
args7(1).Name = "Sel"
args7(1).Value = false

dispatcher.executeDispatch(document, ".uno:GoDownToEndOfData", "", 0, args7())

rem ----------------------------------------------------------------------
dim args8(1) as new com.sun.star.beans.PropertyValue
args8(0).Name = "By"
args8(0).Value = 1
args8(1).Name = "Sel"
args8(1).Value = false

dispatcher.executeDispatch(document, ".uno:GoDown", "", 0, args8())

rem ----------------------------------------------------------------------
dim args9(5) as new com.sun.star.beans.PropertyValue
args9(0).Name = "Flags"
args9(0).Value = "D"
args9(1).Name = "FormulaCommand"
args9(1).Value = 0
args9(2).Name = "SkipEmptyCells"
args9(2).Value = false
args9(3).Name = "Transpose"
args9(3).Value = false
args9(4).Name = "AsLink"
args9(4).Value = false
args9(5).Name = "MoveMode"
args9(5).Value = 4

dispatcher.executeDispatch(document, ".uno:InsertContents", "", 0, args9())

rem ----------------------------------------------------------------------
dim args10(0) as new com.sun.star.beans.PropertyValue
args10(0).Name = "Nr"
args10(0).Value = 1

dispatcher.executeDispatch(document, ".uno:JumpToTable", "", 0, args10())

rem ----------------------------------------------------------------------
dim args11(0) as new com.sun.star.beans.PropertyValue
args11(0).Name = "ToPoint"
args11(0).Value = "$B$6"

dispatcher.executeDispatch(document, ".uno:GoToCell", "", 0, args11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4(0) as new com.sun.star.beans.PropertyValue
args14(0).Name = "ToPoint"
args14(0).Value = "$G$11"

dispatcher.executeDispatch(document, ".uno:GoToCell", "", 0, args14())

dispatcher.executeDispatch(document, ".uno:PasteOnlyValue", "", 0, Array())

rem ----------------------------------------------------------------------
dim args15(0) as new com.sun.star.beans.PropertyValue
args15(0).Name = "ToPoint"
args15(0).Value = "$B$2"

dispatcher.executeDispatch(document, ".uno:GoToCell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", "", 0, args17())

dispatcher.executeDispatch(document, ".uno:PasteOnlyValue", "", 0, Array())

rem ----------------------------------------------------------------------
dim args18(1) as new com.sun.star.beans.PropertyValue
args18(0).Name = "By"
args18(0).Value = 1
args18(1).Name = "Sel"
args18(1).Value = false

dispatcher.executeDispatch(document, ".uno:GoDown", "", 0, args18())

rem ----------------------------------------------------------------------
dim args19(1) as new com.sun.star.beans.PropertyValue
args19(0).Name = "By"
args19(0).Value = 1
args19(1).Name = "Sel"
args19(1).Value = false

dispatcher.executeDispatch(document, ".uno:GoLeft", "", 0, args19())


end sub
</script:module>
</file>

<file path=Basic/Standard/Sheet1 (Predict).xml><?xml version="1.0" encoding="utf-8"?>
<!DOCTYPE module  PUBLIC '-//OpenOffice.org//DTD OfficeDocument 1.0//EN'  'module.dtd'>
<script:module xmlns:script="http://openoffice.org/2000/script" script:name="Sheet1 (Predict)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 (Inventory).xml><?xml version="1.0" encoding="utf-8"?>
<!DOCTYPE module  PUBLIC '-//OpenOffice.org//DTD OfficeDocument 1.0//EN'  'module.dtd'>
<script:module xmlns:script="http://openoffice.org/2000/script" script:name="Sheet2 (Inventory)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 (Predict)"/>
  <library:element library:name="ThisWorkbook"/>
  <library:element library:name="Module1"/>
  <library:element library:name="Sheet2 (Inventory)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90" dlg:top="21" dlg:width="203" dlg:height="169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64">
      <number:number number:decimal-places="0" number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32">
      <style:chart-properties chart:display-label="true" chart:logarithmic="false" chart:minimum="45935" chart:origin="0" chart:interval-major="7" chart:interval-minor-divisor="7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0" chart:origin="0" chart:interval-major="1000" chart:interval-minor-divisor="5" chart:reverse-direction="false" text:line-break="false" loext:try-staggering-first="false" chart:link-data-style-to-source="true" chart:axis-position="0"/>
      <style:graphic-properties svg:stroke-color="#cf3834"/>
      <style:text-properties fo:font-size="10pt" style:font-size-asian="10pt" style:font-size-complex="10pt"/>
    </style:style>
    <style:style style:name="ch7" style:family="chart">
      <style:graphic-properties svg:stroke-width="0.051cm" svg:stroke-color="#83caff"/>
    </style:style>
    <style:style style:name="ch8" style:family="chart">
      <style:graphic-properties svg:stroke-width="0.051cm" svg:stroke-color="#dddddd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51cm" svg:stroke-color="#ed1c24" draw:fill-color="#ed1c24"/>
      <style:text-properties fo:font-size="10pt" style:font-size-asian="10pt" style:font-size-complex="10pt"/>
    </style:style>
    <style:style style:name="ch10" style:family="chart">
      <style:chart-properties chart:regression-name="CigsInventory" chart:regression-max-degree="2" chart:regression-force-intercept="false" chart:regression-intercept-value="0" chart:regression-period="5" loext:regression-extrapolate-forward="100" loext:regression-extrapolate-backward="0" chart:regression-type="linear"/>
      <style:graphic-properties svg:stroke-width="0.051cm" svg:stroke-color="#666666"/>
    </style:style>
    <style:style style:name="ch11" style:family="chart" style:data-style-name="N164">
      <style:chart-properties loext:regression-x-name="Cigs/Day" loext:regression-y-name="CigsInventory"/>
    </style:style>
    <style:style style:name="ch12" style:family="chart">
      <style:chart-properties chart:solid-type="cuboid" chart:symbol-type="named-symbol" chart:symbol-name="circle" chart:symbol-width="0.1cm" chart:symbol-height="0.1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07cm" svg:height="11.559cm" xlink:href=".." xlink:type="simple" chart:class="chart:scatter" chart:style-name="ch1">
        <chart:plot-area chart:style-name="ch2" table:cell-range-address="Inventory.A2:Inventory.B200 Inventory.B1:Inventory.B1 Chart.A1:Chart.A1 Inventory.F5:Inventory.F5" chart:data-source-has-labels="row" svg:x="0.393cm" svg:y="1.163cm" svg:width="25.325cm" svg:height="9.482cm">
          <chart:coordinate-region svg:x="1.386cm" svg:y="1.363cm" svg:width="24.134cm" svg:height="6.33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Inventory.B2:Inventory.B200" chart:label-cell-address="Inventory.B1:Inventory.B1" chart:class="chart:scatter">
            <chart:domain table:cell-range-address="Inventory.A2:Inventory.A200"/>
            <chart:regression-curve chart:style-name="ch10">
              <chart:equation chart:display-equation="true" chart:display-r-square="false" svg:x="14.308cm" svg:y="2.31cm" chart:style-name="ch11"/>
            </chart:regression-curve>
            <chart:data-point chart:repeated="6"/>
            <chart:data-point chart:style-name="ch12"/>
            <chart:data-point chart:repeated="192"/>
          </chart:series>
          <chart:series chart:style-name="ch13" chart:values-cell-range-address="Chart.A1:Chart.A1" loext:label-string="end" chart:class="chart:scatter">
            <chart:domain table:cell-range-address="Inventory.F2:Inventory.F2"/>
            <chart:data-point/>
          </chart:series>
          <chart:series chart:style-name="ch14" chart:values-cell-range-address="Inventory.F5:Inventory.F5" loext:label-string="target" chart:class="chart:scatter">
            <chart:domain table:cell-range-address="Inventory.G5:Inventory.G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IGS_INV</text:p>
                <draw:g>
                  <svg:desc>Inventory.B1:Inventory.B1</svg:desc>
                </draw:g>
              </table:table-cell>
              <table:table-cell office:value-type="string">
                <text:p/>
              </table:table-cell>
              <table:table-cell office:value-type="string">
                <text:p>end</text:p>
              </table:table-cell>
              <table:table-cell office:value-type="string">
                <text:p/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35.2324623056">
                <text:p>45935.2324623056</text:p>
                <draw:g>
                  <svg:desc>Inventory.A2:Inventory.A200</svg:desc>
                </draw:g>
              </table:table-cell>
              <table:table-cell office:value-type="float" office:value="5460">
                <text:p>5460</text:p>
                <draw:g>
                  <svg:desc>Inventory.B2:Inventory.B200</svg:desc>
                </draw:g>
              </table:table-cell>
              <table:table-cell office:value-type="float" office:value="46095.3304091038">
                <text:p>46095.3304091038</text:p>
                <draw:g>
                  <svg:desc>Inventory.F2:Inventory.F2</svg:desc>
                </draw:g>
              </table:table-cell>
              <table:table-cell office:value-type="float" office:value="0">
                <text:p>0</text:p>
                <draw:g>
                  <svg:desc>Chart.A1:Chart.A1</svg:desc>
                </draw:g>
              </table:table-cell>
              <table:table-cell office:value-type="float" office:value="46090.5">
                <text:p>46090.5</text:p>
                <draw:g>
                  <svg:desc>Inventory.G5:Inventory.G5</svg:desc>
                </draw:g>
              </table:table-cell>
              <table:table-cell office:value-type="float" office:value="170">
                <text:p>170</text:p>
                <draw:g>
                  <svg:desc>Inventory.F5:Inventory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36.0070009744">
                <text:p>45936.0070009744</text:p>
              </table:table-cell>
              <table:table-cell office:value-type="float" office:value="5440">
                <text:p>5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936.3724948385">
                <text:p>45936.3724948385</text:p>
              </table:table-cell>
              <table:table-cell office:value-type="float" office:value="5420">
                <text:p>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936.7733141725">
                <text:p>45936.7733141725</text:p>
              </table:table-cell>
              <table:table-cell office:value-type="float" office:value="5400">
                <text:p>5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37.147256848">
                <text:p>45937.147256848</text:p>
              </table:table-cell>
              <table:table-cell office:value-type="float" office:value="5380">
                <text:p>5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37.9978814527">
                <text:p>45937.9978814527</text:p>
              </table:table-cell>
              <table:table-cell office:value-type="float" office:value="5357">
                <text:p>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938.3210756807">
                <text:p>45938.3210756807</text:p>
              </table:table-cell>
              <table:table-cell office:value-type="float" office:value="5340">
                <text:p>5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938.7533817102">
                <text:p>45938.7533817102</text:p>
              </table:table-cell>
              <table:table-cell office:value-type="float" office:value="5320">
                <text:p>5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39.2368033682">
                <text:p>45939.2368033682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939.681241208">
                <text:p>45939.681241208</text:p>
              </table:table-cell>
              <table:table-cell office:value-type="float" office:value="5280">
                <text:p>5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940.0446666152">
                <text:p>45940.0446666152</text:p>
              </table:table-cell>
              <table:table-cell office:value-type="float" office:value="5260">
                <text:p>5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940.3879991821">
                <text:p>45940.3879991821</text:p>
              </table:table-cell>
              <table:table-cell office:value-type="float" office:value="5240">
                <text:p>5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940.7872400054">
                <text:p>45940.7872400054</text:p>
              </table:table-cell>
              <table:table-cell office:value-type="float" office:value="5220">
                <text:p>5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941.4417459623">
                <text:p>45941.4417459623</text:p>
              </table:table-cell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941.7980130845">
                <text:p>45941.7980130845</text:p>
              </table:table-cell>
              <table:table-cell office:value-type="float" office:value="5180">
                <text:p>5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942.3707037168">
                <text:p>45942.3707037168</text:p>
              </table:table-cell>
              <table:table-cell office:value-type="float" office:value="5160">
                <text:p>5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43.0213174863">
                <text:p>45943.0213174863</text:p>
              </table:table-cell>
              <table:table-cell office:value-type="float" office:value="5127">
                <text:p>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943.1494201936">
                <text:p>45943.1494201936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43.4133875791">
                <text:p>45943.4133875791</text:p>
              </table:table-cell>
              <table:table-cell office:value-type="float" office:value="5110">
                <text:p>5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44.4280589311">
                <text:p>45944.4280589311</text:p>
              </table:table-cell>
              <table:table-cell office:value-type="float" office:value="5080">
                <text:p>5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944.9617422167">
                <text:p>45944.9617422167</text:p>
              </table:table-cell>
              <table:table-cell office:value-type="float" office:value="5060">
                <text:p>5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945.7479905208">
                <text:p>45945.7479905208</text:p>
              </table:table-cell>
              <table:table-cell office:value-type="float" office:value="5037">
                <text:p>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46.9410915731">
                <text:p>45946.9410915731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47.6559931323">
                <text:p>45947.6559931323</text:p>
              </table:table-cell>
              <table:table-cell office:value-type="float" office:value="4980">
                <text:p>4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949.180652911">
                <text:p>45949.180652911</text:p>
              </table:table-cell>
              <table:table-cell office:value-type="float" office:value="4920">
                <text:p>4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49.7109941655">
                <text:p>45949.7109941655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950.2609199811">
                <text:p>45950.2609199811</text:p>
              </table:table-cell>
              <table:table-cell office:value-type="float" office:value="4880">
                <text:p>4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51.392546255">
                <text:p>45951.392546255</text:p>
              </table:table-cell>
              <table:table-cell office:value-type="float" office:value="4840">
                <text:p>4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52.6899953229">
                <text:p>45952.6899953229</text:p>
              </table:table-cell>
              <table:table-cell office:value-type="float" office:value="4789">
                <text:p>4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952.8442813221">
                <text:p>45952.8442813221</text:p>
              </table:table-cell>
              <table:table-cell office:value-type="float" office:value="4780">
                <text:p>4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53.9538895357">
                <text:p>45953.9538895357</text:p>
              </table:table-cell>
              <table:table-cell office:value-type="float" office:value="4740">
                <text:p>4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954.9562482729">
                <text:p>45954.9562482729</text:p>
              </table:table-cell>
              <table:table-cell office:value-type="float" office:value="4710">
                <text:p>4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955.2718406506">
                <text:p>45955.2718406506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955.9214654466">
                <text:p>45955.9214654466</text:p>
              </table:table-cell>
              <table:table-cell office:value-type="float" office:value="4676">
                <text:p>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56.649342226">
                <text:p>45956.649342226</text:p>
              </table:table-cell>
              <table:table-cell office:value-type="float" office:value="4660">
                <text:p>4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957.0385763854">
                <text:p>45957.0385763854</text:p>
              </table:table-cell>
              <table:table-cell office:value-type="float" office:value="4640">
                <text:p>4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57.6185404038">
                <text:p>45957.6185404038</text:p>
              </table:table-cell>
              <table:table-cell office:value-type="float" office:value="4620">
                <text:p>4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958.1414290867">
                <text:p>45958.1414290867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58.7317734458">
                <text:p>45958.7317734458</text:p>
              </table:table-cell>
              <table:table-cell office:value-type="float" office:value="4573">
                <text:p>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59.4120274616">
                <text:p>45959.4120274616</text:p>
              </table:table-cell>
              <table:table-cell office:value-type="float" office:value="4560">
                <text:p>4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59.7736419647">
                <text:p>45959.7736419647</text:p>
              </table:table-cell>
              <table:table-cell office:value-type="float" office:value="4540">
                <text:p>4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960.1668028064">
                <text:p>45960.1668028064</text:p>
              </table:table-cell>
              <table:table-cell office:value-type="float" office:value="4520">
                <text:p>4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960.5573318505">
                <text:p>45960.5573318505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961.0340099034">
                <text:p>45961.0340099034</text:p>
              </table:table-cell>
              <table:table-cell office:value-type="float" office:value="4480">
                <text:p>4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961.7570941406">
                <text:p>45961.7570941406</text:p>
              </table:table-cell>
              <table:table-cell office:value-type="float" office:value="4460">
                <text:p>4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62.2541552382">
                <text:p>45962.2541552382</text:p>
              </table:table-cell>
              <table:table-cell office:value-type="float" office:value="4440">
                <text:p>4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962.6765047808">
                <text:p>45962.6765047808</text:p>
              </table:table-cell>
              <table:table-cell office:value-type="float" office:value="4420">
                <text:p>4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963.8471697712">
                <text:p>45963.8471697712</text:p>
              </table:table-cell>
              <table:table-cell office:value-type="float" office:value="4380">
                <text:p>4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964.8152372953">
                <text:p>45964.8152372953</text:p>
              </table:table-cell>
              <table:table-cell office:value-type="float" office:value="4354">
                <text:p>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965.0930897235">
                <text:p>45965.0930897235</text:p>
              </table:table-cell>
              <table:table-cell office:value-type="float" office:value="4340">
                <text:p>4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965.5679608319">
                <text:p>45965.5679608319</text:p>
              </table:table-cell>
              <table:table-cell office:value-type="float" office:value="4320">
                <text:p>4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66.0744267881">
                <text:p>45966.0744267881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966.8535298095">
                <text:p>45966.8535298095</text:p>
              </table:table-cell>
              <table:table-cell office:value-type="float" office:value="4266">
                <text:p>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967.0268720176">
                <text:p>45967.0268720176</text:p>
              </table:table-cell>
              <table:table-cell office:value-type="float" office:value="4260">
                <text:p>4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967.4502035497">
                <text:p>45967.4502035497</text:p>
              </table:table-cell>
              <table:table-cell office:value-type="float" office:value="4240">
                <text:p>4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967.9816801455">
                <text:p>45967.9816801455</text:p>
              </table:table-cell>
              <table:table-cell office:value-type="float" office:value="4220">
                <text:p>4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968.8417714799">
                <text:p>45968.8417714799</text:p>
              </table:table-cell>
              <table:table-cell office:value-type="float" office:value="4180">
                <text:p>4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69.5448713419">
                <text:p>45969.5448713419</text:p>
              </table:table-cell>
              <table:table-cell office:value-type="float" office:value="4160">
                <text:p>4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969.8602427001">
                <text:p>45969.8602427001</text:p>
              </table:table-cell>
              <table:table-cell office:value-type="float" office:value="4140">
                <text:p>4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70.4708600807">
                <text:p>45970.4708600807</text:p>
              </table:table-cell>
              <table:table-cell office:value-type="float" office:value="4120">
                <text:p>4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970.8578213561">
                <text:p>45970.8578213561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971.5649422382">
                <text:p>45971.5649422382</text:p>
              </table:table-cell>
              <table:table-cell office:value-type="float" office:value="4080">
                <text:p>4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972.5274611028">
                <text:p>45972.5274611028</text:p>
              </table:table-cell>
              <table:table-cell office:value-type="float" office:value="4040">
                <text:p>4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972.9009800293">
                <text:p>45972.9009800293</text:p>
              </table:table-cell>
              <table:table-cell office:value-type="float" office:value="4020">
                <text:p>4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973.6438371032">
                <text:p>45973.6438371032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73.9771031662">
                <text:p>45973.9771031662</text:p>
              </table:table-cell>
              <table:table-cell office:value-type="float" office:value="3980">
                <text:p>3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74.6270016879">
                <text:p>45974.6270016879</text:p>
              </table:table-cell>
              <table:table-cell office:value-type="float" office:value="3960">
                <text:p>3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75.3054524369">
                <text:p>45975.3054524369</text:p>
              </table:table-cell>
              <table:table-cell office:value-type="float" office:value="3940">
                <text:p>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975.7620535572">
                <text:p>45975.7620535572</text:p>
              </table:table-cell>
              <table:table-cell office:value-type="float" office:value="3920">
                <text:p>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76.2748157441">
                <text:p>45976.2748157441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976.8820153198">
                <text:p>45976.8820153198</text:p>
              </table:table-cell>
              <table:table-cell office:value-type="float" office:value="3880">
                <text:p>3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977.2557656597">
                <text:p>45977.2557656597</text:p>
              </table:table-cell>
              <table:table-cell office:value-type="float" office:value="3860">
                <text:p>3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978.2839726944">
                <text:p>45978.2839726944</text:p>
              </table:table-cell>
              <table:table-cell office:value-type="float" office:value="3840">
                <text:p>3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978.6511489775">
                <text:p>45978.6511489775</text:p>
              </table:table-cell>
              <table:table-cell office:value-type="float" office:value="3820">
                <text:p>3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979.1469141301">
                <text:p>45979.1469141301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980.021548052">
                <text:p>45980.021548052</text:p>
              </table:table-cell>
              <table:table-cell office:value-type="float" office:value="3780">
                <text:p>3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980.542453636">
                <text:p>45980.542453636</text:p>
              </table:table-cell>
              <table:table-cell office:value-type="float" office:value="3760">
                <text:p>3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981.1505967201">
                <text:p>45981.1505967201</text:p>
              </table:table-cell>
              <table:table-cell office:value-type="float" office:value="3740">
                <text:p>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981.7760554703">
                <text:p>45981.7760554703</text:p>
              </table:table-cell>
              <table:table-cell office:value-type="float" office:value="3720">
                <text:p>3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982.2159621538">
                <text:p>45982.2159621538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983.5832637346">
                <text:p>45983.5832637346</text:p>
              </table:table-cell>
              <table:table-cell office:value-type="float" office:value="3660">
                <text:p>3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983.9313587703">
                <text:p>45983.9313587703</text:p>
              </table:table-cell>
              <table:table-cell office:value-type="float" office:value="3640">
                <text:p>3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984.9474925375">
                <text:p>45984.9474925375</text:p>
              </table:table-cell>
              <table:table-cell office:value-type="float" office:value="3610">
                <text:p>3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985.8869575828">
                <text:p>45985.8869575828</text:p>
              </table:table-cell>
              <table:table-cell office:value-type="float" office:value="3580">
                <text:p>3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986.3621849014">
                <text:p>45986.3621849014</text:p>
              </table:table-cell>
              <table:table-cell office:value-type="float" office:value="3560">
                <text:p>3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987.0684043053">
                <text:p>45987.0684043053</text:p>
              </table:table-cell>
              <table:table-cell office:value-type="float" office:value="3540">
                <text:p>3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987.9768000252">
                <text:p>45987.9768000252</text:p>
              </table:table-cell>
              <table:table-cell office:value-type="float" office:value="3510">
                <text:p>3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988.2567969169">
                <text:p>45988.2567969169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989.1822180087">
                <text:p>45989.1822180087</text:p>
              </table:table-cell>
              <table:table-cell office:value-type="float" office:value="3480">
                <text:p>3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990.5669702076">
                <text:p>45990.5669702076</text:p>
              </table:table-cell>
              <table:table-cell office:value-type="float" office:value="3440">
                <text:p>3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91.1743074344">
                <text:p>45991.1743074344</text:p>
              </table:table-cell>
              <table:table-cell office:value-type="float" office:value="3420">
                <text:p>3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991.9207272133">
                <text:p>45991.9207272133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993.2818978374">
                <text:p>45993.2818978374</text:p>
              </table:table-cell>
              <table:table-cell office:value-type="float" office:value="3360">
                <text:p>3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994.2304688852">
                <text:p>45994.2304688852</text:p>
              </table:table-cell>
              <table:table-cell office:value-type="float" office:value="3340">
                <text:p>3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994.8535994462">
                <text:p>45994.8535994462</text:p>
              </table:table-cell>
              <table:table-cell office:value-type="float" office:value="3320">
                <text:p>3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995.3143506867">
                <text:p>45995.3143506867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996.0770011971">
                <text:p>45996.0770011971</text:p>
              </table:table-cell>
              <table:table-cell office:value-type="float" office:value="3280">
                <text:p>3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997.3667053159">
                <text:p>45997.3667053159</text:p>
              </table:table-cell>
              <table:table-cell office:value-type="float" office:value="3240">
                <text:p>3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998.0171686229">
                <text:p>45998.0171686229</text:p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999.1724241776">
                <text:p>45999.1724241776</text:p>
              </table:table-cell>
              <table:table-cell office:value-type="float" office:value="3180">
                <text:p>3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999.5159421245">
                <text:p>45999.5159421245</text:p>
              </table:table-cell>
              <table:table-cell office:value-type="float" office:value="3160">
                <text:p>3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000.1460658293">
                <text:p>46000.1460658293</text:p>
              </table:table-cell>
              <table:table-cell office:value-type="float" office:value="3140">
                <text:p>3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002.2984452667">
                <text:p>46002.2984452667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003.7352986801">
                <text:p>46003.7352986801</text:p>
              </table:table-cell>
              <table:table-cell office:value-type="float" office:value="3020">
                <text:p>3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004.4879518399">
                <text:p>46004.4879518399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005.0017842831">
                <text:p>46005.0017842831</text:p>
              </table:table-cell>
              <table:table-cell office:value-type="float" office:value="2980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005.4294181205">
                <text:p>46005.4294181205</text:p>
              </table:table-cell>
              <table:table-cell office:value-type="float" office:value="2960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006.1120090403">
                <text:p>46006.1120090403</text:p>
              </table:table-cell>
              <table:table-cell office:value-type="float" office:value="2940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006.5201906176">
                <text:p>46006.5201906176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006.9556437988">
                <text:p>46006.9556437988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007.7013297397">
                <text:p>46007.7013297397</text:p>
              </table:table-cell>
              <table:table-cell office:value-type="float" office:value="2880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8.2310883596">
                <text:p>46008.2310883596</text:p>
              </table:table-cell>
              <table:table-cell office:value-type="float" office:value="2860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008.6465694968">
                <text:p>46008.6465694968</text:p>
              </table:table-cell>
              <table:table-cell office:value-type="float" office:value="2840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09.4552920476">
                <text:p>46009.4552920476</text:p>
              </table:table-cell>
              <table:table-cell office:value-type="float" office:value="2820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009.7763689067">
                <text:p>46009.7763689067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010.1758258742">
                <text:p>46010.1758258742</text:p>
              </table:table-cell>
              <table:table-cell office:value-type="float" office:value="2780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011.0996330899">
                <text:p>46011.0996330899</text:p>
              </table:table-cell>
              <table:table-cell office:value-type="float" office:value="2760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012.9839362899">
                <text:p>46012.9839362899</text:p>
              </table:table-cell>
              <table:table-cell office:value-type="float" office:value="2740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013.7168329598">
                <text:p>46013.7168329598</text:p>
              </table:table-cell>
              <table:table-cell office:value-type="float" office:value="2720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014.8506794045">
                <text:p>46014.8506794045</text:p>
              </table:table-cell>
              <table:table-cell office:value-type="float" office:value="2696">
                <text:p>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015.2711887364">
                <text:p>46015.2711887364</text:p>
              </table:table-cell>
              <table:table-cell office:value-type="float" office:value="2660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015.8178235079">
                <text:p>46015.8178235079</text:p>
              </table:table-cell>
              <table:table-cell office:value-type="float" office:value="2640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017.2454861792">
                <text:p>46017.2454861792</text:p>
              </table:table-cell>
              <table:table-cell office:value-type="float" office:value="2602">
                <text:p>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018.0010132755">
                <text:p>46018.0010132755</text:p>
              </table:table-cell>
              <table:table-cell office:value-type="float" office:value="2580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018.7842012086">
                <text:p>46018.7842012086</text:p>
              </table:table-cell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019.5939314828">
                <text:p>46019.5939314828</text:p>
              </table:table-cell>
              <table:table-cell office:value-type="float" office:value="2540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020.9656727899">
                <text:p>46020.9656727899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021.7411985867">
                <text:p>46021.7411985867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022.2546422765">
                <text:p>46022.2546422765</text:p>
              </table:table-cell>
              <table:table-cell office:value-type="float" office:value="2460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022.8167636706">
                <text:p>46022.8167636706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023.6624687241">
                <text:p>46023.6624687241</text:p>
              </table:table-cell>
              <table:table-cell office:value-type="float" office:value="2420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024.1586653904">
                <text:p>46024.1586653904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24.7698165693">
                <text:p>46024.7698165693</text:p>
              </table:table-cell>
              <table:table-cell office:value-type="float" office:value="2380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025.4461117552">
                <text:p>46025.4461117552</text:p>
              </table:table-cell>
              <table:table-cell office:value-type="float" office:value="2360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027.1588022292">
                <text:p>46027.1588022292</text:p>
              </table:table-cell>
              <table:table-cell office:value-type="float" office:value="2320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028.6226889979">
                <text:p>46028.6226889979</text:p>
              </table:table-cell>
              <table:table-cell office:value-type="float" office:value="2269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030.1400930385">
                <text:p>46030.1400930385</text:p>
              </table:table-cell>
              <table:table-cell office:value-type="float" office:value="2229">
                <text:p>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030.3312605111">
                <text:p>46030.3312605111</text:p>
              </table:table-cell>
              <table:table-cell office:value-type="float" office:value="2220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031.3016888061">
                <text:p>46031.3016888061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031.6005066663">
                <text:p>46031.6005066663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032.141307128">
                <text:p>46032.141307128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